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846in"/>
    </style:style>
    <style:style style:name="co2" style:family="table-column">
      <style:table-column-properties fo:break-before="auto" style:column-width="1.2134in"/>
    </style:style>
    <style:style style:name="co3" style:family="table-column">
      <style:table-column-properties fo:break-before="auto" style:column-width="0.8409in"/>
    </style:style>
    <style:style style:name="co4" style:family="table-column">
      <style:table-column-properties fo:break-before="auto" style:column-width="1.5661in"/>
    </style:style>
    <style:style style:name="co5" style:family="table-column">
      <style:table-column-properties fo:break-before="auto" style:column-width="1.442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8835in"/>
    </style:style>
    <style:style style:name="co8" style:family="table-column">
      <style:table-column-properties fo:break-before="auto" style:column-width="0.925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RXE" table:style-name="ta1">
        <table:shapes>
          <draw:frame draw:z-index="0" draw:style-name="gr1" svg:width="13.839in" svg:height="7.0752in" svg:x="7.0327in" svg:y="6.0157in">
            <draw:object draw:notify-on-update-of-ranges="TCP.A2:TCP.A40 RXE.B1:RXE.B1 RXE.B2:RXE.B40 TCP.B1:TCP.B1 TCP.B2:TCP.B4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839in" svg:height="7.0752in" svg:x="3.565in" svg:y="14.2008in">
            <draw:object draw:notify-on-update-of-ranges="TCP.A41:TCP.A83 RXE.B1:RXE.B1 RXE.B41:RXE.B83 TCP.B1:TCP.B1 TCP.B41:TCP.B8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839in" svg:height="7.0752in" svg:x="6.7957in" svg:y="24.8795in">
            <draw:object draw:notify-on-update-of-ranges="TCP.A41:TCP.A83 RXE.B1:RXE.B1 RXE.D41:RXE.D83 TCP.B1:TCP.B1 TCP.D41:TCP.D8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3.839in" svg:height="7.0752in" svg:x="6.7957in" svg:y="35.174in">
            <draw:object draw:notify-on-update-of-ranges="TCP.A2:TCP.A40 RXE.B1:RXE.B1 RXE.D2:RXE.D40 TCP.B1:TCP.B1 TCP.D2:TCP.D4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Message Size (B)</text:p>
          </table:table-cell>
          <table:table-cell office:value-type="string">
            <text:p>RoCE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  <table:table-cell office:value-type="string">
            <text:p>Percent Speedup (lat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20257">
            <text:p>0.020257</text:p>
          </table:table-cell>
          <table:table-cell office:value-type="float" office:value="0.00037664">
            <text:p>0.00037664</text:p>
          </table:table-cell>
          <table:table-cell table:formula="of:=[.C2]*10^6" office:value-type="float" office:value="376.64">
            <text:p>376.64</text:p>
          </table:table-cell>
          <table:table-cell table:style-name="ce1" table:formula="of:=1-[.D2]/[TCP.D2]" office:value-type="percentage" office:value="0.213432461782641">
            <text:p>21.34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40315">
            <text:p>0.040315</text:p>
          </table:table-cell>
          <table:table-cell office:value-type="float" office:value="0.00037849">
            <text:p>0.00037849</text:p>
          </table:table-cell>
          <table:table-cell table:formula="of:=[.C3]*10^6" office:value-type="float" office:value="378.49">
            <text:p>378.49</text:p>
          </table:table-cell>
          <table:table-cell table:style-name="ce1" table:formula="of:=1-[.D3]/[TCP.D3]" office:value-type="percentage" office:value="0.204936456254595">
            <text:p>20.49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60021">
            <text:p>0.060021</text:p>
          </table:table-cell>
          <table:table-cell office:value-type="float" office:value="0.00038134">
            <text:p>0.00038134</text:p>
          </table:table-cell>
          <table:table-cell table:formula="of:=[.C4]*10^6" office:value-type="float" office:value="381.34">
            <text:p>381.34</text:p>
          </table:table-cell>
          <table:table-cell table:style-name="ce1" table:formula="of:=1-[.D4]/[TCP.D4]" office:value-type="percentage" office:value="0.216156217882837">
            <text:p>21.62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79522">
            <text:p>0.079522</text:p>
          </table:table-cell>
          <table:table-cell office:value-type="float" office:value="0.00038376">
            <text:p>0.00038376</text:p>
          </table:table-cell>
          <table:table-cell table:formula="of:=[.C5]*10^6" office:value-type="float" office:value="383.76">
            <text:p>383.76</text:p>
          </table:table-cell>
          <table:table-cell table:style-name="ce1" table:formula="of:=1-[.D5]/[TCP.D5]" office:value-type="percentage" office:value="0.197255574614065">
            <text:p>19.73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119828">
            <text:p>0.119828</text:p>
          </table:table-cell>
          <table:table-cell office:value-type="float" office:value="0.00038202">
            <text:p>0.00038202</text:p>
          </table:table-cell>
          <table:table-cell table:formula="of:=[.C6]*10^6" office:value-type="float" office:value="382.02">
            <text:p>382.02</text:p>
          </table:table-cell>
          <table:table-cell table:style-name="ce1" table:formula="of:=1-[.D6]/[TCP.D6]" office:value-type="percentage" office:value="0.215661314827742">
            <text:p>21.57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57922">
            <text:p>0.157922</text:p>
          </table:table-cell>
          <table:table-cell office:value-type="float" office:value="0.00038649">
            <text:p>0.00038649</text:p>
          </table:table-cell>
          <table:table-cell table:formula="of:=[.C7]*10^6" office:value-type="float" office:value="386.49">
            <text:p>386.49</text:p>
          </table:table-cell>
          <table:table-cell table:style-name="ce1" table:formula="of:=1-[.D7]/[TCP.D7]" office:value-type="percentage" office:value="0.170070218385621">
            <text:p>17.01%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238001">
            <text:p>0.238001</text:p>
          </table:table-cell>
          <table:table-cell office:value-type="float" office:value="0.00038467">
            <text:p>0.00038467</text:p>
          </table:table-cell>
          <table:table-cell table:formula="of:=[.C8]*10^6" office:value-type="float" office:value="384.67">
            <text:p>384.67</text:p>
          </table:table-cell>
          <table:table-cell table:style-name="ce1" table:formula="of:=1-[.D8]/[TCP.D8]" office:value-type="percentage" office:value="0.194796223808427">
            <text:p>19.48%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54027">
            <text:p>0.254027</text:p>
          </table:table-cell>
          <table:table-cell office:value-type="float" office:value="0.00039044">
            <text:p>0.00039044</text:p>
          </table:table-cell>
          <table:table-cell table:formula="of:=[.C9]*10^6" office:value-type="float" office:value="390.44">
            <text:p>390.44</text:p>
          </table:table-cell>
          <table:table-cell table:style-name="ce1" table:formula="of:=1-[.D9]/[TCP.D9]" office:value-type="percentage" office:value="0.174493096813751">
            <text:p>17.45%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315777">
            <text:p>0.315777</text:p>
          </table:table-cell>
          <table:table-cell office:value-type="float" office:value="0.00038657">
            <text:p>0.00038657</text:p>
          </table:table-cell>
          <table:table-cell table:formula="of:=[.C10]*10^6" office:value-type="float" office:value="386.57">
            <text:p>386.57</text:p>
          </table:table-cell>
          <table:table-cell table:style-name="ce1" table:formula="of:=1-[.D10]/[TCP.D10]" office:value-type="percentage" office:value="0.194930961950976">
            <text:p>19.49%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380941">
            <text:p>0.380941</text:p>
          </table:table-cell>
          <table:table-cell office:value-type="float" office:value="0.00038053">
            <text:p>0.00038053</text:p>
          </table:table-cell>
          <table:table-cell table:formula="of:=[.C11]*10^6" office:value-type="float" office:value="380.53">
            <text:p>380.53</text:p>
          </table:table-cell>
          <table:table-cell table:style-name="ce1" table:formula="of:=1-[.D11]/[TCP.D11]" office:value-type="percentage" office:value="0.226392079529976">
            <text:p>22.64%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418408">
            <text:p>0.418408</text:p>
          </table:table-cell>
          <table:table-cell office:value-type="float" office:value="0.00038292">
            <text:p>0.00038292</text:p>
          </table:table-cell>
          <table:table-cell table:formula="of:=[.C12]*10^6" office:value-type="float" office:value="382.92">
            <text:p>382.92</text:p>
          </table:table-cell>
          <table:table-cell table:style-name="ce1" table:formula="of:=1-[.D12]/[TCP.D12]" office:value-type="percentage" office:value="0.213474376091198">
            <text:p>21.35%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472983">
            <text:p>0.472983</text:p>
          </table:table-cell>
          <table:table-cell office:value-type="float" office:value="0.00038713">
            <text:p>0.00038713</text:p>
          </table:table-cell>
          <table:table-cell table:formula="of:=[.C13]*10^6" office:value-type="float" office:value="387.13">
            <text:p>387.13</text:p>
          </table:table-cell>
          <table:table-cell table:style-name="ce1" table:formula="of:=1-[.D13]/[TCP.D13]" office:value-type="percentage" office:value="0.202057053343227">
            <text:p>20.21%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54531">
            <text:p>0.54531</text:p>
          </table:table-cell>
          <table:table-cell office:value-type="float" office:value="0.00037776">
            <text:p>0.00037776</text:p>
          </table:table-cell>
          <table:table-cell table:formula="of:=[.C14]*10^6" office:value-type="float" office:value="377.76">
            <text:p>377.76</text:p>
          </table:table-cell>
          <table:table-cell table:style-name="ce1" table:formula="of:=1-[.D14]/[TCP.D14]" office:value-type="percentage" office:value="0.235396510545278">
            <text:p>23.54%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556717">
            <text:p>0.556717</text:p>
          </table:table-cell>
          <table:table-cell office:value-type="float" office:value="0.00039742">
            <text:p>0.00039742</text:p>
          </table:table-cell>
          <table:table-cell table:formula="of:=[.C15]*10^6" office:value-type="float" office:value="397.42">
            <text:p>397.42</text:p>
          </table:table-cell>
          <table:table-cell table:style-name="ce1" table:formula="of:=1-[.D15]/[TCP.D15]" office:value-type="percentage" office:value="0.189054624849511">
            <text:p>18.91%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619497">
            <text:p>0.619497</text:p>
          </table:table-cell>
          <table:table-cell office:value-type="float" office:value="0.0003941">
            <text:p>0.0003941</text:p>
          </table:table-cell>
          <table:table-cell table:formula="of:=[.C16]*10^6" office:value-type="float" office:value="394.1">
            <text:p>394.1</text:p>
          </table:table-cell>
          <table:table-cell table:style-name="ce1" table:formula="of:=1-[.D16]/[TCP.D16]" office:value-type="percentage" office:value="0.20149934150542">
            <text:p>20.15%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69909">
            <text:p>0.69909</text:p>
          </table:table-cell>
          <table:table-cell office:value-type="float" office:value="0.00038197">
            <text:p>0.00038197</text:p>
          </table:table-cell>
          <table:table-cell table:formula="of:=[.C17]*10^6" office:value-type="float" office:value="381.97">
            <text:p>381.97</text:p>
          </table:table-cell>
          <table:table-cell table:style-name="ce1" table:formula="of:=1-[.D17]/[TCP.D17]" office:value-type="percentage" office:value="0.221041683660984">
            <text:p>22.10%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881148">
            <text:p>0.881148</text:p>
          </table:table-cell>
          <table:table-cell office:value-type="float" office:value="0.00038963">
            <text:p>0.00038963</text:p>
          </table:table-cell>
          <table:table-cell table:formula="of:=[.C18]*10^6" office:value-type="float" office:value="389.63">
            <text:p>389.63</text:p>
          </table:table-cell>
          <table:table-cell table:style-name="ce1" table:formula="of:=1-[.D18]/[TCP.D18]" office:value-type="percentage" office:value="0.236259212795986">
            <text:p>23.63%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942698">
            <text:p>0.942698</text:p>
          </table:table-cell>
          <table:table-cell office:value-type="float" office:value="0.00038847">
            <text:p>0.00038847</text:p>
          </table:table-cell>
          <table:table-cell table:formula="of:=[.C19]*10^6" office:value-type="float" office:value="388.47">
            <text:p>388.47</text:p>
          </table:table-cell>
          <table:table-cell table:style-name="ce1" table:formula="of:=1-[.D19]/[TCP.D19]" office:value-type="percentage" office:value="0.234436276924896">
            <text:p>23.44%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.002635">
            <text:p>1.002635</text:p>
          </table:table-cell>
          <table:table-cell office:value-type="float" office:value="0.00038808">
            <text:p>0.00038808</text:p>
          </table:table-cell>
          <table:table-cell table:formula="of:=[.C20]*10^6" office:value-type="float" office:value="388.08">
            <text:p>388.08</text:p>
          </table:table-cell>
          <table:table-cell table:style-name="ce1" table:formula="of:=1-[.D20]/[TCP.D20]" office:value-type="percentage" office:value="0.236378662363983">
            <text:p>23.64%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1.188189">
            <text:p>1.188189</text:p>
          </table:table-cell>
          <table:table-cell office:value-type="float" office:value="0.00039168">
            <text:p>0.00039168</text:p>
          </table:table-cell>
          <table:table-cell table:formula="of:=[.C21]*10^6" office:value-type="float" office:value="391.68">
            <text:p>391.68</text:p>
          </table:table-cell>
          <table:table-cell table:style-name="ce1" table:formula="of:=1-[.D21]/[TCP.D21]" office:value-type="percentage" office:value="0.238035950509688">
            <text:p>23.80%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1.244395">
            <text:p>1.244395</text:p>
          </table:table-cell>
          <table:table-cell office:value-type="float" office:value="0.00039238">
            <text:p>0.00039238</text:p>
          </table:table-cell>
          <table:table-cell table:formula="of:=[.C22]*10^6" office:value-type="float" office:value="392.38">
            <text:p>392.38</text:p>
          </table:table-cell>
          <table:table-cell table:style-name="ce1" table:formula="of:=1-[.D22]/[TCP.D22]" office:value-type="percentage" office:value="0.230823515574461">
            <text:p>23.08%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1.28816">
            <text:p>1.28816</text:p>
          </table:table-cell>
          <table:table-cell office:value-type="float" office:value="0.00039682">
            <text:p>0.00039682</text:p>
          </table:table-cell>
          <table:table-cell table:formula="of:=[.C23]*10^6" office:value-type="float" office:value="396.82">
            <text:p>396.82</text:p>
          </table:table-cell>
          <table:table-cell table:style-name="ce1" table:formula="of:=1-[.D23]/[TCP.D23]" office:value-type="percentage" office:value="0.234352087674616">
            <text:p>23.44%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799613">
            <text:p>1.799613</text:p>
          </table:table-cell>
          <table:table-cell office:value-type="float" office:value="0.00039427">
            <text:p>0.00039427</text:p>
          </table:table-cell>
          <table:table-cell table:formula="of:=[.C24]*10^6" office:value-type="float" office:value="394.27">
            <text:p>394.27</text:p>
          </table:table-cell>
          <table:table-cell table:style-name="ce1" table:formula="of:=1-[.D24]/[TCP.D24]" office:value-type="percentage" office:value="0.24288046087374">
            <text:p>24.29%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852944">
            <text:p>1.852944</text:p>
          </table:table-cell>
          <table:table-cell office:value-type="float" office:value="0.00039527">
            <text:p>0.00039527</text:p>
          </table:table-cell>
          <table:table-cell table:formula="of:=[.C25]*10^6" office:value-type="float" office:value="395.27">
            <text:p>395.27</text:p>
          </table:table-cell>
          <table:table-cell table:style-name="ce1" table:formula="of:=1-[.D25]/[TCP.D25]" office:value-type="percentage" office:value="0.241193296346778">
            <text:p>24.12%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89976">
            <text:p>1.89976</text:p>
          </table:table-cell>
          <table:table-cell office:value-type="float" office:value="0.00039758">
            <text:p>0.00039758</text:p>
          </table:table-cell>
          <table:table-cell table:formula="of:=[.C26]*10^6" office:value-type="float" office:value="397.58">
            <text:p>397.58</text:p>
          </table:table-cell>
          <table:table-cell table:style-name="ce1" table:formula="of:=1-[.D26]/[TCP.D26]" office:value-type="percentage" office:value="0.24534963176676">
            <text:p>24.53%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2.467186">
            <text:p>2.467186</text:p>
          </table:table-cell>
          <table:table-cell office:value-type="float" office:value="0.00038654">
            <text:p>0.00038654</text:p>
          </table:table-cell>
          <table:table-cell table:formula="of:=[.C27]*10^6" office:value-type="float" office:value="386.54">
            <text:p>386.54</text:p>
          </table:table-cell>
          <table:table-cell table:style-name="ce1" table:formula="of:=1-[.D27]/[TCP.D27]" office:value-type="percentage" office:value="0.282750686558302">
            <text:p>28.28%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2.52278">
            <text:p>2.52278</text:p>
          </table:table-cell>
          <table:table-cell office:value-type="float" office:value="0.0003871">
            <text:p>0.0003871</text:p>
          </table:table-cell>
          <table:table-cell table:formula="of:=[.C28]*10^6" office:value-type="float" office:value="387.1">
            <text:p>387.1</text:p>
          </table:table-cell>
          <table:table-cell table:style-name="ce1" table:formula="of:=1-[.D28]/[TCP.D28]" office:value-type="percentage" office:value="0.261823035850496">
            <text:p>26.18%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2.590425">
            <text:p>2.590425</text:p>
          </table:table-cell>
          <table:table-cell office:value-type="float" office:value="0.00038582">
            <text:p>0.00038582</text:p>
          </table:table-cell>
          <table:table-cell table:formula="of:=[.C29]*10^6" office:value-type="float" office:value="385.82">
            <text:p>385.82</text:p>
          </table:table-cell>
          <table:table-cell table:style-name="ce1" table:formula="of:=1-[.D29]/[TCP.D29]" office:value-type="percentage" office:value="0.271102546663644">
            <text:p>27.11%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3.717203">
            <text:p>3.717203</text:p>
          </table:table-cell>
          <table:table-cell office:value-type="float" office:value="0.00038791">
            <text:p>0.00038791</text:p>
          </table:table-cell>
          <table:table-cell table:formula="of:=[.C30]*10^6" office:value-type="float" office:value="387.91">
            <text:p>387.91</text:p>
          </table:table-cell>
          <table:table-cell table:style-name="ce1" table:formula="of:=1-[.D30]/[TCP.D30]" office:value-type="percentage" office:value="0.285853676497662">
            <text:p>28.59%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3.80346">
            <text:p>3.80346</text:p>
          </table:table-cell>
          <table:table-cell office:value-type="float" office:value="0.00038513">
            <text:p>0.00038513</text:p>
          </table:table-cell>
          <table:table-cell table:formula="of:=[.C31]*10^6" office:value-type="float" office:value="385.13">
            <text:p>385.13</text:p>
          </table:table-cell>
          <table:table-cell table:style-name="ce1" table:formula="of:=1-[.D31]/[TCP.D31]" office:value-type="percentage" office:value="0.286624557763906">
            <text:p>28.66%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3.62118">
            <text:p>3.62118</text:p>
          </table:table-cell>
          <table:table-cell office:value-type="float" office:value="0.00041084">
            <text:p>0.00041084</text:p>
          </table:table-cell>
          <table:table-cell table:formula="of:=[.C32]*10^6" office:value-type="float" office:value="410.84">
            <text:p>410.84</text:p>
          </table:table-cell>
          <table:table-cell table:style-name="ce1" table:formula="of:=1-[.D32]/[TCP.D32]" office:value-type="percentage" office:value="0.236172309294067">
            <text:p>23.62%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4.915267">
            <text:p>4.915267</text:p>
          </table:table-cell>
          <table:table-cell office:value-type="float" office:value="0.0003927">
            <text:p>0.0003927</text:p>
          </table:table-cell>
          <table:table-cell table:formula="of:=[.C33]*10^6" office:value-type="float" office:value="392.7">
            <text:p>392.7</text:p>
          </table:table-cell>
          <table:table-cell table:style-name="ce1" table:formula="of:=1-[.D33]/[TCP.D33]" office:value-type="percentage" office:value="0.285454346955857">
            <text:p>28.55%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4.91161">
            <text:p>4.91161</text:p>
          </table:table-cell>
          <table:table-cell office:value-type="float" office:value="0.00039765">
            <text:p>0.00039765</text:p>
          </table:table-cell>
          <table:table-cell table:formula="of:=[.C34]*10^6" office:value-type="float" office:value="397.65">
            <text:p>397.65</text:p>
          </table:table-cell>
          <table:table-cell table:style-name="ce1" table:formula="of:=1-[.D34]/[TCP.D34]" office:value-type="percentage" office:value="0.278482390724512">
            <text:p>27.85%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5.135561">
            <text:p>5.135561</text:p>
          </table:table-cell>
          <table:table-cell office:value-type="float" office:value="0.00038477">
            <text:p>0.00038477</text:p>
          </table:table-cell>
          <table:table-cell table:formula="of:=[.C35]*10^6" office:value-type="float" office:value="384.77">
            <text:p>384.77</text:p>
          </table:table-cell>
          <table:table-cell table:style-name="ce1" table:formula="of:=1-[.D35]/[TCP.D35]" office:value-type="percentage" office:value="0.309358845491097">
            <text:p>30.94%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848119">
            <text:p>5.848119</text:p>
          </table:table-cell>
          <table:table-cell office:value-type="float" office:value="0.00049705">
            <text:p>0.00049705</text:p>
          </table:table-cell>
          <table:table-cell table:formula="of:=[.C36]*10^6" office:value-type="float" office:value="497.05">
            <text:p>497.05</text:p>
          </table:table-cell>
          <table:table-cell table:style-name="ce1" table:formula="of:=1-[.D36]/[TCP.D36]" office:value-type="percentage" office:value="0.114813363727027">
            <text:p>11.48%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904589">
            <text:p>5.904589</text:p>
          </table:table-cell>
          <table:table-cell office:value-type="float" office:value="0.00049617">
            <text:p>0.00049617</text:p>
          </table:table-cell>
          <table:table-cell table:formula="of:=[.C37]*10^6" office:value-type="float" office:value="496.17">
            <text:p>496.17</text:p>
          </table:table-cell>
          <table:table-cell table:style-name="ce1" table:formula="of:=1-[.D37]/[TCP.D37]" office:value-type="percentage" office:value="0.11792">
            <text:p>11.79%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6.041668">
            <text:p>6.041668</text:p>
          </table:table-cell>
          <table:table-cell office:value-type="float" office:value="0.0004887">
            <text:p>0.0004887</text:p>
          </table:table-cell>
          <table:table-cell table:formula="of:=[.C38]*10^6" office:value-type="float" office:value="488.7">
            <text:p>488.7</text:p>
          </table:table-cell>
          <table:table-cell table:style-name="ce1" table:formula="of:=1-[.D38]/[TCP.D38]" office:value-type="percentage" office:value="0.126151095216808">
            <text:p>12.62%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7.419521">
            <text:p>7.419521</text:p>
          </table:table-cell>
          <table:table-cell office:value-type="float" office:value="0.0005234">
            <text:p>0.0005234</text:p>
          </table:table-cell>
          <table:table-cell table:formula="of:=[.C39]*10^6" office:value-type="float" office:value="523.4">
            <text:p>523.4</text:p>
          </table:table-cell>
          <table:table-cell table:style-name="ce1" table:formula="of:=1-[.D39]/[TCP.D39]" office:value-type="percentage" office:value="0.126997364646229">
            <text:p>12.70%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7.498362">
            <text:p>7.498362</text:p>
          </table:table-cell>
          <table:table-cell office:value-type="float" office:value="0.00052095">
            <text:p>0.00052095</text:p>
          </table:table-cell>
          <table:table-cell table:formula="of:=[.C40]*10^6" office:value-type="float" office:value="520.95">
            <text:p>520.95</text:p>
          </table:table-cell>
          <table:table-cell table:style-name="ce1" table:formula="of:=1-[.D40]/[TCP.D40]" office:value-type="percentage" office:value="0.131981471607571">
            <text:p>13.20%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7.517105">
            <text:p>7.517105</text:p>
          </table:table-cell>
          <table:table-cell office:value-type="float" office:value="0.00052269">
            <text:p>0.00052269</text:p>
          </table:table-cell>
          <table:table-cell table:formula="of:=[.C41]*10^6" office:value-type="float" office:value="522.69">
            <text:p>522.69</text:p>
          </table:table-cell>
          <table:table-cell table:style-name="ce1" table:formula="of:=1-[.D41]/[TCP.D41]" office:value-type="percentage" office:value="0.125468478115379">
            <text:p>12.55%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10.379043">
            <text:p>10.379043</text:p>
          </table:table-cell>
          <table:table-cell office:value-type="float" office:value="0.00056233">
            <text:p>0.00056233</text:p>
          </table:table-cell>
          <table:table-cell table:formula="of:=[.C42]*10^6" office:value-type="float" office:value="562.33">
            <text:p>562.33</text:p>
          </table:table-cell>
          <table:table-cell table:style-name="ce1" table:formula="of:=1-[.D42]/[TCP.D42]" office:value-type="percentage" office:value="0.170421184627867">
            <text:p>17.04%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10.420276">
            <text:p>10.420276</text:p>
          </table:table-cell>
          <table:table-cell office:value-type="float" office:value="0.00056231">
            <text:p>0.00056231</text:p>
          </table:table-cell>
          <table:table-cell table:formula="of:=[.C43]*10^6" office:value-type="float" office:value="562.31">
            <text:p>562.31</text:p>
          </table:table-cell>
          <table:table-cell table:style-name="ce1" table:formula="of:=1-[.D43]/[TCP.D43]" office:value-type="percentage" office:value="0.162431482364156">
            <text:p>16.24%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10.46098">
            <text:p>10.46098</text:p>
          </table:table-cell>
          <table:table-cell office:value-type="float" office:value="0.00056231">
            <text:p>0.00056231</text:p>
          </table:table-cell>
          <table:table-cell table:formula="of:=[.C44]*10^6" office:value-type="float" office:value="562.31">
            <text:p>562.31</text:p>
          </table:table-cell>
          <table:table-cell table:style-name="ce1" table:formula="of:=1-[.D44]/[TCP.D44]" office:value-type="percentage" office:value="0.166318255274356">
            <text:p>16.63%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2.409858">
            <text:p>12.409858</text:p>
          </table:table-cell>
          <table:table-cell office:value-type="float" office:value="0.0006277">
            <text:p>0.0006277</text:p>
          </table:table-cell>
          <table:table-cell table:formula="of:=[.C45]*10^6" office:value-type="float" office:value="627.7">
            <text:p>627.7</text:p>
          </table:table-cell>
          <table:table-cell table:style-name="ce1" table:formula="of:=1-[.D45]/[TCP.D45]" office:value-type="percentage" office:value="0.10174585002862">
            <text:p>10.17%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2.763302">
            <text:p>12.763302</text:p>
          </table:table-cell>
          <table:table-cell office:value-type="float" office:value="0.00061211">
            <text:p>0.00061211</text:p>
          </table:table-cell>
          <table:table-cell table:formula="of:=[.C46]*10^6" office:value-type="float" office:value="612.11">
            <text:p>612.11</text:p>
          </table:table-cell>
          <table:table-cell table:style-name="ce1" table:formula="of:=1-[.D46]/[TCP.D46]" office:value-type="percentage" office:value="0.119532227672214">
            <text:p>11.95%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2.283056">
            <text:p>12.283056</text:p>
          </table:table-cell>
          <table:table-cell office:value-type="float" office:value="0.0006379">
            <text:p>0.0006379</text:p>
          </table:table-cell>
          <table:table-cell table:formula="of:=[.C47]*10^6" office:value-type="float" office:value="637.9">
            <text:p>637.9</text:p>
          </table:table-cell>
          <table:table-cell table:style-name="ce1" table:formula="of:=1-[.D47]/[TCP.D47]" office:value-type="percentage" office:value="0.0899883020913577">
            <text:p>9.00%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7.056872">
            <text:p>17.056872</text:p>
          </table:table-cell>
          <table:table-cell office:value-type="float" office:value="0.0006857">
            <text:p>0.0006857</text:p>
          </table:table-cell>
          <table:table-cell table:formula="of:=[.C48]*10^6" office:value-type="float" office:value="685.7">
            <text:p>685.7</text:p>
          </table:table-cell>
          <table:table-cell table:style-name="ce1" table:formula="of:=1-[.D48]/[TCP.D48]" office:value-type="percentage" office:value="0.154156438501486">
            <text:p>15.42%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7.063643">
            <text:p>17.063643</text:p>
          </table:table-cell>
          <table:table-cell office:value-type="float" office:value="0.00068677">
            <text:p>0.00068677</text:p>
          </table:table-cell>
          <table:table-cell table:formula="of:=[.C49]*10^6" office:value-type="float" office:value="686.77">
            <text:p>686.77</text:p>
          </table:table-cell>
          <table:table-cell table:style-name="ce1" table:formula="of:=1-[.D49]/[TCP.D49]" office:value-type="percentage" office:value="0.154609352881076">
            <text:p>15.46%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7.113784">
            <text:p>17.113784</text:p>
          </table:table-cell>
          <table:table-cell office:value-type="float" office:value="0.00068609">
            <text:p>0.00068609</text:p>
          </table:table-cell>
          <table:table-cell table:formula="of:=[.C50]*10^6" office:value-type="float" office:value="686.09">
            <text:p>686.09</text:p>
          </table:table-cell>
          <table:table-cell table:style-name="ce1" table:formula="of:=1-[.D50]/[TCP.D50]" office:value-type="percentage" office:value="0.152745190051619">
            <text:p>15.27%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22.491837">
            <text:p>22.491837</text:p>
          </table:table-cell>
          <table:table-cell office:value-type="float" office:value="0.00069368">
            <text:p>0.00069368</text:p>
          </table:table-cell>
          <table:table-cell table:formula="of:=[.C51]*10^6" office:value-type="float" office:value="693.68">
            <text:p>693.68</text:p>
          </table:table-cell>
          <table:table-cell table:style-name="ce1" table:formula="of:=1-[.D51]/[TCP.D51]" office:value-type="percentage" office:value="0.188450559221302">
            <text:p>18.85%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22.617631">
            <text:p>22.617631</text:p>
          </table:table-cell>
          <table:table-cell office:value-type="float" office:value="0.00069083">
            <text:p>0.00069083</text:p>
          </table:table-cell>
          <table:table-cell table:formula="of:=[.C52]*10^6" office:value-type="float" office:value="690.83">
            <text:p>690.83</text:p>
          </table:table-cell>
          <table:table-cell table:style-name="ce1" table:formula="of:=1-[.D52]/[TCP.D52]" office:value-type="percentage" office:value="0.190278608014815">
            <text:p>19.03%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22.624356">
            <text:p>22.624356</text:p>
          </table:table-cell>
          <table:table-cell office:value-type="float" office:value="0.00069164">
            <text:p>0.00069164</text:p>
          </table:table-cell>
          <table:table-cell table:formula="of:=[.C53]*10^6" office:value-type="float" office:value="691.64">
            <text:p>691.64</text:p>
          </table:table-cell>
          <table:table-cell table:style-name="ce1" table:formula="of:=1-[.D53]/[TCP.D53]" office:value-type="percentage" office:value="0.195898342130351">
            <text:p>19.59%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8.828826">
            <text:p>28.828826</text:p>
          </table:table-cell>
          <table:table-cell office:value-type="float" office:value="0.00081219">
            <text:p>0.00081219</text:p>
          </table:table-cell>
          <table:table-cell table:formula="of:=[.C54]*10^6" office:value-type="float" office:value="812.19">
            <text:p>812.19</text:p>
          </table:table-cell>
          <table:table-cell table:style-name="ce1" table:formula="of:=1-[.D54]/[TCP.D54]" office:value-type="percentage" office:value="0.135894544216529">
            <text:p>13.59%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8.853124">
            <text:p>28.853124</text:p>
          </table:table-cell>
          <table:table-cell office:value-type="float" office:value="0.0008123">
            <text:p>0.0008123</text:p>
          </table:table-cell>
          <table:table-cell table:formula="of:=[.C55]*10^6" office:value-type="float" office:value="812.3">
            <text:p>812.3</text:p>
          </table:table-cell>
          <table:table-cell table:style-name="ce1" table:formula="of:=1-[.D55]/[TCP.D55]" office:value-type="percentage" office:value="0.137081182144602">
            <text:p>13.71%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8.885385">
            <text:p>28.885385</text:p>
          </table:table-cell>
          <table:table-cell office:value-type="float" office:value="0.00081219">
            <text:p>0.00081219</text:p>
          </table:table-cell>
          <table:table-cell table:formula="of:=[.C56]*10^6" office:value-type="float" office:value="812.19">
            <text:p>812.19</text:p>
          </table:table-cell>
          <table:table-cell table:style-name="ce1" table:formula="of:=1-[.D56]/[TCP.D56]" office:value-type="percentage" office:value="0.135673846415801">
            <text:p>13.57%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33.324538">
            <text:p>33.324538</text:p>
          </table:table-cell>
          <table:table-cell office:value-type="float" office:value="0.00093706">
            <text:p>0.00093706</text:p>
          </table:table-cell>
          <table:table-cell table:formula="of:=[.C57]*10^6" office:value-type="float" office:value="937.06">
            <text:p>937.06</text:p>
          </table:table-cell>
          <table:table-cell table:style-name="ce1" table:formula="of:=1-[.D57]/[TCP.D57]" office:value-type="percentage" office:value="0.114761841782077">
            <text:p>11.48%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33.348132">
            <text:p>33.348132</text:p>
          </table:table-cell>
          <table:table-cell office:value-type="float" office:value="0.00093708">
            <text:p>0.00093708</text:p>
          </table:table-cell>
          <table:table-cell table:formula="of:=[.C58]*10^6" office:value-type="float" office:value="937.08">
            <text:p>937.08</text:p>
          </table:table-cell>
          <table:table-cell table:style-name="ce1" table:formula="of:=1-[.D58]/[TCP.D58]" office:value-type="percentage" office:value="0.115795433100585">
            <text:p>11.58%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33.369513">
            <text:p>33.369513</text:p>
          </table:table-cell>
          <table:table-cell office:value-type="float" office:value="0.00093717">
            <text:p>0.00093717</text:p>
          </table:table-cell>
          <table:table-cell table:formula="of:=[.C59]*10^6" office:value-type="float" office:value="937.17">
            <text:p>937.17</text:p>
          </table:table-cell>
          <table:table-cell table:style-name="ce1" table:formula="of:=1-[.D59]/[TCP.D59]" office:value-type="percentage" office:value="0.114892049640165">
            <text:p>11.49%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42.506075">
            <text:p>42.506075</text:p>
          </table:table-cell>
          <table:table-cell office:value-type="float" office:value="0.00110225">
            <text:p>0.00110225</text:p>
          </table:table-cell>
          <table:table-cell table:formula="of:=[.C60]*10^6" office:value-type="float" office:value="1102.25">
            <text:p>1102.25</text:p>
          </table:table-cell>
          <table:table-cell table:style-name="ce1" table:formula="of:=1-[.D60]/[TCP.D60]" office:value-type="percentage" office:value="0.09171439166083">
            <text:p>9.17%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42.673458">
            <text:p>42.673458</text:p>
          </table:table-cell>
          <table:table-cell office:value-type="float" office:value="0.00109846">
            <text:p>0.00109846</text:p>
          </table:table-cell>
          <table:table-cell table:formula="of:=[.C61]*10^6" office:value-type="float" office:value="1098.46">
            <text:p>1098.46</text:p>
          </table:table-cell>
          <table:table-cell table:style-name="ce1" table:formula="of:=1-[.D61]/[TCP.D61]" office:value-type="percentage" office:value="0.090588469053217">
            <text:p>9.06%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42.92871">
            <text:p>42.92871</text:p>
          </table:table-cell>
          <table:table-cell office:value-type="float" office:value="0.00109246">
            <text:p>0.00109246</text:p>
          </table:table-cell>
          <table:table-cell table:formula="of:=[.C62]*10^6" office:value-type="float" office:value="1092.46">
            <text:p>1092.46</text:p>
          </table:table-cell>
          <table:table-cell table:style-name="ce1" table:formula="of:=1-[.D62]/[TCP.D62]" office:value-type="percentage" office:value="0.0933565708120669">
            <text:p>9.34%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7.62705">
            <text:p>47.62705</text:p>
          </table:table-cell>
          <table:table-cell office:value-type="float" office:value="0.0013118">
            <text:p>0.0013118</text:p>
          </table:table-cell>
          <table:table-cell table:formula="of:=[.C63]*10^6" office:value-type="float" office:value="1311.8">
            <text:p>1311.8</text:p>
          </table:table-cell>
          <table:table-cell table:style-name="ce1" table:formula="of:=1-[.D63]/[TCP.D63]" office:value-type="percentage" office:value="0.0820218193014743">
            <text:p>8.20%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7.641916">
            <text:p>47.641916</text:p>
          </table:table-cell>
          <table:table-cell office:value-type="float" office:value="0.00131187">
            <text:p>0.00131187</text:p>
          </table:table-cell>
          <table:table-cell table:formula="of:=[.C64]*10^6" office:value-type="float" office:value="1311.87">
            <text:p>1311.87</text:p>
          </table:table-cell>
          <table:table-cell table:style-name="ce1" table:formula="of:=1-[.D64]/[TCP.D64]" office:value-type="percentage" office:value="0.0813428289321654">
            <text:p>8.13%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7.6613">
            <text:p>47.6613</text:p>
          </table:table-cell>
          <table:table-cell office:value-type="float" office:value="0.00131182">
            <text:p>0.00131182</text:p>
          </table:table-cell>
          <table:table-cell table:formula="of:=[.C65]*10^6" office:value-type="float" office:value="1311.82">
            <text:p>1311.82</text:p>
          </table:table-cell>
          <table:table-cell table:style-name="ce1" table:formula="of:=1-[.D65]/[TCP.D65]" office:value-type="percentage" office:value="0.0849214542816485">
            <text:p>8.49%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38.804932">
            <text:p>38.804932</text:p>
          </table:table-cell>
          <table:table-cell office:value-type="float" office:value="0.00241534">
            <text:p>0.00241534</text:p>
          </table:table-cell>
          <table:table-cell table:formula="of:=[.C66]*10^6" office:value-type="float" office:value="2415.34">
            <text:p>2415.34</text:p>
          </table:table-cell>
          <table:table-cell table:style-name="ce1" table:formula="of:=1-[.D66]/[TCP.D66]" office:value-type="percentage" office:value="-0.349615846673931">
            <text:p>-34.96%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38.699118">
            <text:p>38.699118</text:p>
          </table:table-cell>
          <table:table-cell office:value-type="float" office:value="0.00242254">
            <text:p>0.00242254</text:p>
          </table:table-cell>
          <table:table-cell table:formula="of:=[.C67]*10^6" office:value-type="float" office:value="2422.54">
            <text:p>2422.54</text:p>
          </table:table-cell>
          <table:table-cell table:style-name="ce1" table:formula="of:=1-[.D67]/[TCP.D67]" office:value-type="percentage" office:value="-0.349228627123364">
            <text:p>-34.92%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38.270263">
            <text:p>38.270263</text:p>
          </table:table-cell>
          <table:table-cell office:value-type="float" office:value="0.00245028">
            <text:p>0.00245028</text:p>
          </table:table-cell>
          <table:table-cell table:formula="of:=[.C68]*10^6" office:value-type="float" office:value="2450.28">
            <text:p>2450.28</text:p>
          </table:table-cell>
          <table:table-cell table:style-name="ce1" table:formula="of:=1-[.D68]/[TCP.D68]" office:value-type="percentage" office:value="-0.36892504176141">
            <text:p>-36.89%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44.774328">
            <text:p>44.774328</text:p>
          </table:table-cell>
          <table:table-cell office:value-type="float" office:value="0.00279127">
            <text:p>0.00279127</text:p>
          </table:table-cell>
          <table:table-cell table:formula="of:=[.C69]*10^6" office:value-type="float" office:value="2791.27">
            <text:p>2791.27</text:p>
          </table:table-cell>
          <table:table-cell table:style-name="ce1" table:formula="of:=1-[.D69]/[TCP.D69]" office:value-type="percentage" office:value="-0.295084629375302">
            <text:p>-29.51%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44.753339">
            <text:p>44.753339</text:p>
          </table:table-cell>
          <table:table-cell office:value-type="float" office:value="0.00279309">
            <text:p>0.00279309</text:p>
          </table:table-cell>
          <table:table-cell table:formula="of:=[.C70]*10^6" office:value-type="float" office:value="2793.09">
            <text:p>2793.09</text:p>
          </table:table-cell>
          <table:table-cell table:style-name="ce1" table:formula="of:=1-[.D70]/[TCP.D70]" office:value-type="percentage" office:value="-0.303026768803008">
            <text:p>-30.30%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43.014546">
            <text:p>43.014546</text:p>
          </table:table-cell>
          <table:table-cell office:value-type="float" office:value="0.00290653">
            <text:p>0.00290653</text:p>
          </table:table-cell>
          <table:table-cell table:formula="of:=[.C71]*10^6" office:value-type="float" office:value="2906.53">
            <text:p>2906.53</text:p>
          </table:table-cell>
          <table:table-cell table:style-name="ce1" table:formula="of:=1-[.D71]/[TCP.D71]" office:value-type="percentage" office:value="-0.367148326889246">
            <text:p>-36.71%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52.989176">
            <text:p>52.989176</text:p>
          </table:table-cell>
          <table:table-cell office:value-type="float" office:value="0.00353803">
            <text:p>0.00353803</text:p>
          </table:table-cell>
          <table:table-cell table:formula="of:=[.C72]*10^6" office:value-type="float" office:value="3538.03">
            <text:p>3538.03</text:p>
          </table:table-cell>
          <table:table-cell table:style-name="ce1" table:formula="of:=1-[.D72]/[TCP.D72]" office:value-type="percentage" office:value="-0.257023175502112">
            <text:p>-25.70%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53.025633">
            <text:p>53.025633</text:p>
          </table:table-cell>
          <table:table-cell office:value-type="float" office:value="0.00353603">
            <text:p>0.00353603</text:p>
          </table:table-cell>
          <table:table-cell table:formula="of:=[.C73]*10^6" office:value-type="float" office:value="3536.03">
            <text:p>3536.03</text:p>
          </table:table-cell>
          <table:table-cell table:style-name="ce1" table:formula="of:=1-[.D73]/[TCP.D73]" office:value-type="percentage" office:value="-0.252481209399197">
            <text:p>-25.25%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53.136803">
            <text:p>53.136803</text:p>
          </table:table-cell>
          <table:table-cell office:value-type="float" office:value="0.00352906">
            <text:p>0.00352906</text:p>
          </table:table-cell>
          <table:table-cell table:formula="of:=[.C74]*10^6" office:value-type="float" office:value="3529.06">
            <text:p>3529.06</text:p>
          </table:table-cell>
          <table:table-cell table:style-name="ce1" table:formula="of:=1-[.D74]/[TCP.D74]" office:value-type="percentage" office:value="-0.253043790100093">
            <text:p>-25.30%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58.378619">
            <text:p>58.378619</text:p>
          </table:table-cell>
          <table:table-cell office:value-type="float" office:value="0.004282">
            <text:p>0.004282</text:p>
          </table:table-cell>
          <table:table-cell table:formula="of:=[.C75]*10^6" office:value-type="float" office:value="4282">
            <text:p>4282</text:p>
          </table:table-cell>
          <table:table-cell table:style-name="ce1" table:formula="of:=1-[.D75]/[TCP.D75]" office:value-type="percentage" office:value="-0.203948681757731">
            <text:p>-20.39%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58.225698">
            <text:p>58.225698</text:p>
          </table:table-cell>
          <table:table-cell office:value-type="float" office:value="0.00429364">
            <text:p>0.00429364</text:p>
          </table:table-cell>
          <table:table-cell table:formula="of:=[.C76]*10^6" office:value-type="float" office:value="4293.64">
            <text:p>4293.64</text:p>
          </table:table-cell>
          <table:table-cell table:style-name="ce1" table:formula="of:=1-[.D76]/[TCP.D76]" office:value-type="percentage" office:value="-0.208781432641524">
            <text:p>-20.88%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56.655462">
            <text:p>56.655462</text:p>
          </table:table-cell>
          <table:table-cell office:value-type="float" office:value="0.00441304">
            <text:p>0.00441304</text:p>
          </table:table-cell>
          <table:table-cell table:formula="of:=[.C77]*10^6" office:value-type="float" office:value="4413.04">
            <text:p>4413.04</text:p>
          </table:table-cell>
          <table:table-cell table:style-name="ce1" table:formula="of:=1-[.D77]/[TCP.D77]" office:value-type="percentage" office:value="-0.240851858308543">
            <text:p>-24.09%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66.015614">
            <text:p>66.015614</text:p>
          </table:table-cell>
          <table:table-cell office:value-type="float" office:value="0.00568013">
            <text:p>0.00568013</text:p>
          </table:table-cell>
          <table:table-cell table:formula="of:=[.C78]*10^6" office:value-type="float" office:value="5680.13">
            <text:p>5680.13</text:p>
          </table:table-cell>
          <table:table-cell table:style-name="ce1" table:formula="of:=1-[.D78]/[TCP.D78]" office:value-type="percentage" office:value="-0.152541925796666">
            <text:p>-15.25%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66.15242">
            <text:p>66.15242</text:p>
          </table:table-cell>
          <table:table-cell office:value-type="float" office:value="0.00566873">
            <text:p>0.00566873</text:p>
          </table:table-cell>
          <table:table-cell table:formula="of:=[.C79]*10^6" office:value-type="float" office:value="5668.73">
            <text:p>5668.73</text:p>
          </table:table-cell>
          <table:table-cell table:style-name="ce1" table:formula="of:=1-[.D79]/[TCP.D79]" office:value-type="percentage" office:value="-0.150266122044808">
            <text:p>-15.03%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64.869072">
            <text:p>64.869072</text:p>
          </table:table-cell>
          <table:table-cell office:value-type="float" office:value="0.00578123">
            <text:p>0.00578123</text:p>
          </table:table-cell>
          <table:table-cell table:formula="of:=[.C80]*10^6" office:value-type="float" office:value="5781.23">
            <text:p>5781.23</text:p>
          </table:table-cell>
          <table:table-cell table:style-name="ce1" table:formula="of:=1-[.D80]/[TCP.D80]" office:value-type="percentage" office:value="-0.174562121726199">
            <text:p>-17.46%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9.721057">
            <text:p>69.721057</text:p>
          </table:table-cell>
          <table:table-cell office:value-type="float" office:value="0.00717111">
            <text:p>0.00717111</text:p>
          </table:table-cell>
          <table:table-cell table:formula="of:=[.C81]*10^6" office:value-type="float" office:value="7171.11">
            <text:p>7171.11</text:p>
          </table:table-cell>
          <table:table-cell table:style-name="ce1" table:formula="of:=1-[.D81]/[TCP.D81]" office:value-type="percentage" office:value="0.0162641107210614">
            <text:p>1.63%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9.901572">
            <text:p>69.901572</text:p>
          </table:table-cell>
          <table:table-cell office:value-type="float" office:value="0.00715292">
            <text:p>0.00715292</text:p>
          </table:table-cell>
          <table:table-cell table:formula="of:=[.C82]*10^6" office:value-type="float" office:value="7152.92">
            <text:p>7152.92</text:p>
          </table:table-cell>
          <table:table-cell table:style-name="ce1" table:formula="of:=1-[.D82]/[TCP.D82]" office:value-type="percentage" office:value="0.0170604377860869">
            <text:p>1.71%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8.617682">
            <text:p>68.617682</text:p>
          </table:table-cell>
          <table:table-cell office:value-type="float" office:value="0.00728709">
            <text:p>0.00728709</text:p>
          </table:table-cell>
          <table:table-cell table:formula="of:=[.C83]*10^6" office:value-type="float" office:value="7287.09">
            <text:p>7287.09</text:p>
          </table:table-cell>
          <table:table-cell table:style-name="ce1" table:formula="of:=1-[.D83]/[TCP.D83]" office:value-type="percentage" office:value="-0.00687407251835626">
            <text:p>-0.69%</text:p>
          </table:table-cell>
        </table:table-row>
        <table:table-row table:style-name="ro2" table:number-rows-repeated="1048492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TCP" table:style-name="ta1">
        <table:table-column table:style-name="co1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row table:style-name="ro2">
          <table:table-cell office:value-type="string">
            <text:p>Message Size (B)</text:p>
          </table:table-cell>
          <table:table-cell office:value-type="string">
            <text:p>TCP</text:p>
          </table:table-cell>
          <table:table-cell office:value-type="string">
            <text:p>Latency (s)</text:p>
          </table:table-cell>
          <table:table-cell office:value-type="string">
            <text:p>Latency (microseconds)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5933">
            <text:p>0.015933</text:p>
          </table:table-cell>
          <table:table-cell office:value-type="float" office:value="0.00047884">
            <text:p>0.00047884</text:p>
          </table:table-cell>
          <table:table-cell table:formula="of:=[.C2]*10^6" office:value-type="float" office:value="478.84">
            <text:p>478.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32053">
            <text:p>0.032053</text:p>
          </table:table-cell>
          <table:table-cell office:value-type="float" office:value="0.00047605">
            <text:p>0.00047605</text:p>
          </table:table-cell>
          <table:table-cell table:formula="of:=[.C3]*10^6" office:value-type="float" office:value="476.05">
            <text:p>476.05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047046">
            <text:p>0.047046</text:p>
          </table:table-cell>
          <table:table-cell office:value-type="float" office:value="0.0004865">
            <text:p>0.0004865</text:p>
          </table:table-cell>
          <table:table-cell table:formula="of:=[.C4]*10^6" office:value-type="float" office:value="486.5">
            <text:p>486.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63836">
            <text:p>0.063836</text:p>
          </table:table-cell>
          <table:table-cell office:value-type="float" office:value="0.00047806">
            <text:p>0.00047806</text:p>
          </table:table-cell>
          <table:table-cell table:formula="of:=[.C5]*10^6" office:value-type="float" office:value="478.06">
            <text:p>478.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0.093984">
            <text:p>0.093984</text:p>
          </table:table-cell>
          <table:table-cell office:value-type="float" office:value="0.00048706">
            <text:p>0.00048706</text:p>
          </table:table-cell>
          <table:table-cell table:formula="of:=[.C6]*10^6" office:value-type="float" office:value="487.06">
            <text:p>487.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31065">
            <text:p>0.131065</text:p>
          </table:table-cell>
          <table:table-cell office:value-type="float" office:value="0.00046569">
            <text:p>0.00046569</text:p>
          </table:table-cell>
          <table:table-cell table:formula="of:=[.C7]*10^6" office:value-type="float" office:value="465.69">
            <text:p>465.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191641">
            <text:p>0.191641</text:p>
          </table:table-cell>
          <table:table-cell office:value-type="float" office:value="0.00047773">
            <text:p>0.00047773</text:p>
          </table:table-cell>
          <table:table-cell table:formula="of:=[.C8]*10^6" office:value-type="float" office:value="477.73">
            <text:p>477.73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0.209702">
            <text:p>0.209702</text:p>
          </table:table-cell>
          <table:table-cell office:value-type="float" office:value="0.00047297">
            <text:p>0.00047297</text:p>
          </table:table-cell>
          <table:table-cell table:formula="of:=[.C9]*10^6" office:value-type="float" office:value="472.97">
            <text:p>472.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254223">
            <text:p>0.254223</text:p>
          </table:table-cell>
          <table:table-cell office:value-type="float" office:value="0.00048017">
            <text:p>0.00048017</text:p>
          </table:table-cell>
          <table:table-cell table:formula="of:=[.C10]*10^6" office:value-type="float" office:value="480.17">
            <text:p>480.17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.294695">
            <text:p>0.294695</text:p>
          </table:table-cell>
          <table:table-cell office:value-type="float" office:value="0.00049189">
            <text:p>0.00049189</text:p>
          </table:table-cell>
          <table:table-cell table:formula="of:=[.C11]*10^6" office:value-type="float" office:value="491.89">
            <text:p>491.89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.329088">
            <text:p>0.329088</text:p>
          </table:table-cell>
          <table:table-cell office:value-type="float" office:value="0.00048685">
            <text:p>0.00048685</text:p>
          </table:table-cell>
          <table:table-cell table:formula="of:=[.C12]*10^6" office:value-type="float" office:value="486.85">
            <text:p>486.85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.377411">
            <text:p>0.377411</text:p>
          </table:table-cell>
          <table:table-cell office:value-type="float" office:value="0.00048516">
            <text:p>0.00048516</text:p>
          </table:table-cell>
          <table:table-cell table:formula="of:=[.C13]*10^6" office:value-type="float" office:value="485.16">
            <text:p>485.16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0.416945">
            <text:p>0.416945</text:p>
          </table:table-cell>
          <table:table-cell office:value-type="float" office:value="0.00049406">
            <text:p>0.00049406</text:p>
          </table:table-cell>
          <table:table-cell table:formula="of:=[.C14]*10^6" office:value-type="float" office:value="494.06">
            <text:p>494.06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0.451468">
            <text:p>0.451468</text:p>
          </table:table-cell>
          <table:table-cell office:value-type="float" office:value="0.00049007">
            <text:p>0.00049007</text:p>
          </table:table-cell>
          <table:table-cell table:formula="of:=[.C15]*10^6" office:value-type="float" office:value="490.07">
            <text:p>490.07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49466">
            <text:p>0.49466</text:p>
          </table:table-cell>
          <table:table-cell office:value-type="float" office:value="0.00049355">
            <text:p>0.00049355</text:p>
          </table:table-cell>
          <table:table-cell table:formula="of:=[.C16]*10^6" office:value-type="float" office:value="493.55">
            <text:p>493.55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0.544552">
            <text:p>0.544552</text:p>
          </table:table-cell>
          <table:table-cell office:value-type="float" office:value="0.00049036">
            <text:p>0.00049036</text:p>
          </table:table-cell>
          <table:table-cell table:formula="of:=[.C17]*10^6" office:value-type="float" office:value="490.36">
            <text:p>490.36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0.672972">
            <text:p>0.672972</text:p>
          </table:table-cell>
          <table:table-cell office:value-type="float" office:value="0.00051016">
            <text:p>0.00051016</text:p>
          </table:table-cell>
          <table:table-cell table:formula="of:=[.C18]*10^6" office:value-type="float" office:value="510.16">
            <text:p>510.16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0.721696">
            <text:p>0.721696</text:p>
          </table:table-cell>
          <table:table-cell office:value-type="float" office:value="0.00050743">
            <text:p>0.00050743</text:p>
          </table:table-cell>
          <table:table-cell table:formula="of:=[.C19]*10^6" office:value-type="float" office:value="507.43">
            <text:p>507.4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0.765625">
            <text:p>0.765625</text:p>
          </table:table-cell>
          <table:table-cell office:value-type="float" office:value="0.00050821">
            <text:p>0.00050821</text:p>
          </table:table-cell>
          <table:table-cell table:formula="of:=[.C20]*10^6" office:value-type="float" office:value="508.21">
            <text:p>508.2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0.905364">
            <text:p>0.905364</text:p>
          </table:table-cell>
          <table:table-cell office:value-type="float" office:value="0.00051404">
            <text:p>0.00051404</text:p>
          </table:table-cell>
          <table:table-cell table:formula="of:=[.C21]*10^6" office:value-type="float" office:value="514.04">
            <text:p>514.04</text:p>
          </table:table-cell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957167">
            <text:p>0.957167</text:p>
          </table:table-cell>
          <table:table-cell office:value-type="float" office:value="0.00051013">
            <text:p>0.00051013</text:p>
          </table:table-cell>
          <table:table-cell table:formula="of:=[.C22]*10^6" office:value-type="float" office:value="510.13">
            <text:p>510.13</text:p>
          </table:table-cell>
        </table:table-row>
        <table:table-row table:style-name="ro2">
          <table:table-cell office:value-type="float" office:value="67">
            <text:p>67</text:p>
          </table:table-cell>
          <table:table-cell office:value-type="float" office:value="0.986277">
            <text:p>0.986277</text:p>
          </table:table-cell>
          <table:table-cell office:value-type="float" office:value="0.00051828">
            <text:p>0.00051828</text:p>
          </table:table-cell>
          <table:table-cell table:formula="of:=[.C23]*10^6" office:value-type="float" office:value="518.28">
            <text:p>518.28</text:p>
          </table:table-cell>
        </table:table-row>
        <table:table-row table:style-name="ro2">
          <table:table-cell office:value-type="float" office:value="93">
            <text:p>93</text:p>
          </table:table-cell>
          <table:table-cell office:value-type="float" office:value="1.362519">
            <text:p>1.362519</text:p>
          </table:table-cell>
          <table:table-cell office:value-type="float" office:value="0.00052075">
            <text:p>0.00052075</text:p>
          </table:table-cell>
          <table:table-cell table:formula="of:=[.C24]*10^6" office:value-type="float" office:value="520.75">
            <text:p>520.75</text:p>
          </table:table-cell>
        </table:table-row>
        <table:table-row table:style-name="ro2">
          <table:table-cell office:value-type="float" office:value="96">
            <text:p>96</text:p>
          </table:table-cell>
          <table:table-cell office:value-type="float" office:value="1.406053">
            <text:p>1.406053</text:p>
          </table:table-cell>
          <table:table-cell office:value-type="float" office:value="0.00052091">
            <text:p>0.00052091</text:p>
          </table:table-cell>
          <table:table-cell table:formula="of:=[.C25]*10^6" office:value-type="float" office:value="520.91">
            <text:p>520.91</text:p>
          </table:table-cell>
        </table:table-row>
        <table:table-row table:style-name="ro2">
          <table:table-cell office:value-type="float" office:value="99">
            <text:p>99</text:p>
          </table:table-cell>
          <table:table-cell office:value-type="float" office:value="1.433658">
            <text:p>1.433658</text:p>
          </table:table-cell>
          <table:table-cell office:value-type="float" office:value="0.00052684">
            <text:p>0.00052684</text:p>
          </table:table-cell>
          <table:table-cell table:formula="of:=[.C26]*10^6" office:value-type="float" office:value="526.84">
            <text:p>526.84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1.769599">
            <text:p>1.769599</text:p>
          </table:table-cell>
          <table:table-cell office:value-type="float" office:value="0.00053892">
            <text:p>0.00053892</text:p>
          </table:table-cell>
          <table:table-cell table:formula="of:=[.C27]*10^6" office:value-type="float" office:value="538.92">
            <text:p>538.92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1.86226">
            <text:p>1.86226</text:p>
          </table:table-cell>
          <table:table-cell office:value-type="float" office:value="0.0005244">
            <text:p>0.0005244</text:p>
          </table:table-cell>
          <table:table-cell table:formula="of:=[.C28]*10^6" office:value-type="float" office:value="524.4">
            <text:p>524.4</text:p>
          </table:table-cell>
        </table:table-row>
        <table:table-row table:style-name="ro2">
          <table:table-cell office:value-type="float" office:value="131">
            <text:p>131</text:p>
          </table:table-cell>
          <table:table-cell office:value-type="float" office:value="1.888169">
            <text:p>1.888169</text:p>
          </table:table-cell>
          <table:table-cell office:value-type="float" office:value="0.00052932">
            <text:p>0.00052932</text:p>
          </table:table-cell>
          <table:table-cell table:formula="of:=[.C29]*10^6" office:value-type="float" office:value="529.32">
            <text:p>529.32</text:p>
          </table:table-cell>
        </table:table-row>
        <table:table-row table:style-name="ro2">
          <table:table-cell office:value-type="float" office:value="189">
            <text:p>189</text:p>
          </table:table-cell>
          <table:table-cell office:value-type="float" office:value="2.654663">
            <text:p>2.654663</text:p>
          </table:table-cell>
          <table:table-cell office:value-type="float" office:value="0.00054318">
            <text:p>0.00054318</text:p>
          </table:table-cell>
          <table:table-cell table:formula="of:=[.C30]*10^6" office:value-type="float" office:value="543.18">
            <text:p>543.18</text:p>
          </table:table-cell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2.713314">
            <text:p>2.713314</text:p>
          </table:table-cell>
          <table:table-cell office:value-type="float" office:value="0.00053987">
            <text:p>0.00053987</text:p>
          </table:table-cell>
          <table:table-cell table:formula="of:=[.C31]*10^6" office:value-type="float" office:value="539.87">
            <text:p>539.87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2.765987">
            <text:p>2.765987</text:p>
          </table:table-cell>
          <table:table-cell office:value-type="float" office:value="0.00053787">
            <text:p>0.00053787</text:p>
          </table:table-cell>
          <table:table-cell table:formula="of:=[.C32]*10^6" office:value-type="float" office:value="537.87">
            <text:p>537.87</text:p>
          </table:table-cell>
        </table:table-row>
        <table:table-row table:style-name="ro2">
          <table:table-cell office:value-type="float" office:value="253">
            <text:p>253</text:p>
          </table:table-cell>
          <table:table-cell office:value-type="float" office:value="3.512174">
            <text:p>3.512174</text:p>
          </table:table-cell>
          <table:table-cell office:value-type="float" office:value="0.00054958">
            <text:p>0.00054958</text:p>
          </table:table-cell>
          <table:table-cell table:formula="of:=[.C33]*10^6" office:value-type="float" office:value="549.58">
            <text:p>549.5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office:value-type="float" office:value="3.543866">
            <text:p>3.543866</text:p>
          </table:table-cell>
          <table:table-cell office:value-type="float" office:value="0.00055113">
            <text:p>0.00055113</text:p>
          </table:table-cell>
          <table:table-cell table:formula="of:=[.C34]*10^6" office:value-type="float" office:value="551.13">
            <text:p>551.13</text:p>
          </table:table-cell>
        </table:table-row>
        <table:table-row table:style-name="ro2">
          <table:table-cell office:value-type="float" office:value="259">
            <text:p>259</text:p>
          </table:table-cell>
          <table:table-cell office:value-type="float" office:value="3.546836">
            <text:p>3.546836</text:p>
          </table:table-cell>
          <table:table-cell office:value-type="float" office:value="0.00055712">
            <text:p>0.00055712</text:p>
          </table:table-cell>
          <table:table-cell table:formula="of:=[.C35]*10^6" office:value-type="float" office:value="557.12">
            <text:p>557.12</text:p>
          </table:table-cell>
        </table:table-row>
        <table:table-row table:style-name="ro2">
          <table:table-cell office:value-type="float" office:value="381">
            <text:p>381</text:p>
          </table:table-cell>
          <table:table-cell office:value-type="float" office:value="5.176647">
            <text:p>5.176647</text:p>
          </table:table-cell>
          <table:table-cell office:value-type="float" office:value="0.00056152">
            <text:p>0.00056152</text:p>
          </table:table-cell>
          <table:table-cell table:formula="of:=[.C36]*10^6" office:value-type="float" office:value="561.52">
            <text:p>561.52</text:p>
          </table:table-cell>
        </table:table-row>
        <table:table-row table:style-name="ro2">
          <table:table-cell office:value-type="float" office:value="384">
            <text:p>384</text:p>
          </table:table-cell>
          <table:table-cell office:value-type="float" office:value="5.208369">
            <text:p>5.208369</text:p>
          </table:table-cell>
          <table:table-cell office:value-type="float" office:value="0.0005625">
            <text:p>0.0005625</text:p>
          </table:table-cell>
          <table:table-cell table:formula="of:=[.C37]*10^6" office:value-type="float" office:value="562.5">
            <text:p>562.5</text:p>
          </table:table-cell>
        </table:table-row>
        <table:table-row table:style-name="ro2">
          <table:table-cell office:value-type="float" office:value="387">
            <text:p>387</text:p>
          </table:table-cell>
          <table:table-cell office:value-type="float" office:value="5.279564">
            <text:p>5.279564</text:p>
          </table:table-cell>
          <table:table-cell office:value-type="float" office:value="0.00055925">
            <text:p>0.00055925</text:p>
          </table:table-cell>
          <table:table-cell table:formula="of:=[.C38]*10^6" office:value-type="float" office:value="559.25">
            <text:p>559.25</text:p>
          </table:table-cell>
        </table:table-row>
        <table:table-row table:style-name="ro2">
          <table:table-cell office:value-type="float" office:value="509">
            <text:p>509</text:p>
          </table:table-cell>
          <table:table-cell office:value-type="float" office:value="6.477222">
            <text:p>6.477222</text:p>
          </table:table-cell>
          <table:table-cell office:value-type="float" office:value="0.00059954">
            <text:p>0.00059954</text:p>
          </table:table-cell>
          <table:table-cell table:formula="of:=[.C39]*10^6" office:value-type="float" office:value="599.54">
            <text:p>599.54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 office:value-type="float" office:value="6.508651">
            <text:p>6.508651</text:p>
          </table:table-cell>
          <table:table-cell office:value-type="float" office:value="0.00060016">
            <text:p>0.00060016</text:p>
          </table:table-cell>
          <table:table-cell table:formula="of:=[.C40]*10^6" office:value-type="float" office:value="600.16">
            <text:p>600.16</text:p>
          </table:table-cell>
        </table:table-row>
        <table:table-row table:style-name="ro2">
          <table:table-cell office:value-type="float" office:value="515">
            <text:p>515</text:p>
          </table:table-cell>
          <table:table-cell office:value-type="float" office:value="6.574036">
            <text:p>6.574036</text:p>
          </table:table-cell>
          <table:table-cell office:value-type="float" office:value="0.00059768">
            <text:p>0.00059768</text:p>
          </table:table-cell>
          <table:table-cell table:formula="of:=[.C41]*10^6" office:value-type="float" office:value="597.68">
            <text:p>597.68</text:p>
          </table:table-cell>
        </table:table-row>
        <table:table-row table:style-name="ro2">
          <table:table-cell office:value-type="float" office:value="765">
            <text:p>765</text:p>
          </table:table-cell>
          <table:table-cell office:value-type="float" office:value="8.610352">
            <text:p>8.610352</text:p>
          </table:table-cell>
          <table:table-cell office:value-type="float" office:value="0.00067785">
            <text:p>0.00067785</text:p>
          </table:table-cell>
          <table:table-cell table:formula="of:=[.C42]*10^6" office:value-type="float" office:value="677.85">
            <text:p>677.85</text:p>
          </table:table-cell>
        </table:table-row>
        <table:table-row table:style-name="ro2">
          <table:table-cell office:value-type="float" office:value="768">
            <text:p>768</text:p>
          </table:table-cell>
          <table:table-cell office:value-type="float" office:value="8.727652">
            <text:p>8.727652</text:p>
          </table:table-cell>
          <table:table-cell office:value-type="float" office:value="0.00067136">
            <text:p>0.00067136</text:p>
          </table:table-cell>
          <table:table-cell table:formula="of:=[.C43]*10^6" office:value-type="float" office:value="671.36">
            <text:p>671.36</text:p>
          </table:table-cell>
        </table:table-row>
        <table:table-row table:style-name="ro2">
          <table:table-cell office:value-type="float" office:value="771">
            <text:p>771</text:p>
          </table:table-cell>
          <table:table-cell office:value-type="float" office:value="8.720994">
            <text:p>8.720994</text:p>
          </table:table-cell>
          <table:table-cell office:value-type="float" office:value="0.00067449">
            <text:p>0.00067449</text:p>
          </table:table-cell>
          <table:table-cell table:formula="of:=[.C44]*10^6" office:value-type="float" office:value="674.49">
            <text:p>674.49</text:p>
          </table:table-cell>
        </table:table-row>
        <table:table-row table:style-name="ro2">
          <table:table-cell office:value-type="float" office:value="1021">
            <text:p>1021</text:p>
          </table:table-cell>
          <table:table-cell office:value-type="float" office:value="11.147204">
            <text:p>11.147204</text:p>
          </table:table-cell>
          <table:table-cell office:value-type="float" office:value="0.0006988">
            <text:p>0.0006988</text:p>
          </table:table-cell>
          <table:table-cell table:formula="of:=[.C45]*10^6" office:value-type="float" office:value="698.8">
            <text:p>698.8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11.23761">
            <text:p>11.23761</text:p>
          </table:table-cell>
          <table:table-cell office:value-type="float" office:value="0.00069521">
            <text:p>0.00069521</text:p>
          </table:table-cell>
          <table:table-cell table:formula="of:=[.C46]*10^6" office:value-type="float" office:value="695.21">
            <text:p>695.21</text:p>
          </table:table-cell>
        </table:table-row>
        <table:table-row table:style-name="ro2">
          <table:table-cell office:value-type="float" office:value="1027">
            <text:p>1027</text:p>
          </table:table-cell>
          <table:table-cell office:value-type="float" office:value="11.177756">
            <text:p>11.177756</text:p>
          </table:table-cell>
          <table:table-cell office:value-type="float" office:value="0.00070098">
            <text:p>0.00070098</text:p>
          </table:table-cell>
          <table:table-cell table:formula="of:=[.C47]*10^6" office:value-type="float" office:value="700.98">
            <text:p>700.98</text:p>
          </table:table-cell>
        </table:table-row>
        <table:table-row table:style-name="ro2">
          <table:table-cell office:value-type="float" office:value="1533">
            <text:p>1533</text:p>
          </table:table-cell>
          <table:table-cell office:value-type="float" office:value="14.427428">
            <text:p>14.427428</text:p>
          </table:table-cell>
          <table:table-cell office:value-type="float" office:value="0.00081067">
            <text:p>0.00081067</text:p>
          </table:table-cell>
          <table:table-cell table:formula="of:=[.C48]*10^6" office:value-type="float" office:value="810.67">
            <text:p>810.67</text:p>
          </table:table-cell>
        </table:table-row>
        <table:table-row table:style-name="ro2">
          <table:table-cell office:value-type="float" office:value="1536">
            <text:p>1536</text:p>
          </table:table-cell>
          <table:table-cell office:value-type="float" office:value="14.425348">
            <text:p>14.425348</text:p>
          </table:table-cell>
          <table:table-cell office:value-type="float" office:value="0.00081237">
            <text:p>0.00081237</text:p>
          </table:table-cell>
          <table:table-cell table:formula="of:=[.C49]*10^6" office:value-type="float" office:value="812.37">
            <text:p>812.37</text:p>
          </table:table-cell>
        </table:table-row>
        <table:table-row table:style-name="ro2">
          <table:table-cell office:value-type="float" office:value="1539">
            <text:p>1539</text:p>
          </table:table-cell>
          <table:table-cell office:value-type="float" office:value="14.499866">
            <text:p>14.499866</text:p>
          </table:table-cell>
          <table:table-cell office:value-type="float" office:value="0.00080978">
            <text:p>0.00080978</text:p>
          </table:table-cell>
          <table:table-cell table:formula="of:=[.C50]*10^6" office:value-type="float" office:value="809.78">
            <text:p>809.78</text:p>
          </table:table-cell>
        </table:table-row>
        <table:table-row table:style-name="ro2">
          <table:table-cell office:value-type="float" office:value="2045">
            <text:p>2045</text:p>
          </table:table-cell>
          <table:table-cell office:value-type="float" office:value="18.253277">
            <text:p>18.253277</text:p>
          </table:table-cell>
          <table:table-cell office:value-type="float" office:value="0.00085476">
            <text:p>0.00085476</text:p>
          </table:table-cell>
          <table:table-cell table:formula="of:=[.C51]*10^6" office:value-type="float" office:value="854.76">
            <text:p>854.76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18.313995">
            <text:p>18.313995</text:p>
          </table:table-cell>
          <table:table-cell office:value-type="float" office:value="0.00085317">
            <text:p>0.00085317</text:p>
          </table:table-cell>
          <table:table-cell table:formula="of:=[.C52]*10^6" office:value-type="float" office:value="853.17">
            <text:p>853.17</text:p>
          </table:table-cell>
        </table:table-row>
        <table:table-row table:style-name="ro2">
          <table:table-cell office:value-type="float" office:value="2051">
            <text:p>2051</text:p>
          </table:table-cell>
          <table:table-cell office:value-type="float" office:value="18.192339">
            <text:p>18.192339</text:p>
          </table:table-cell>
          <table:table-cell office:value-type="float" office:value="0.00086014">
            <text:p>0.00086014</text:p>
          </table:table-cell>
          <table:table-cell table:formula="of:=[.C53]*10^6" office:value-type="float" office:value="860.14">
            <text:p>860.14</text:p>
          </table:table-cell>
        </table:table-row>
        <table:table-row table:style-name="ro2">
          <table:table-cell office:value-type="float" office:value="3069">
            <text:p>3069</text:p>
          </table:table-cell>
          <table:table-cell office:value-type="float" office:value="24.911226">
            <text:p>24.911226</text:p>
          </table:table-cell>
          <table:table-cell office:value-type="float" office:value="0.00093992">
            <text:p>0.00093992</text:p>
          </table:table-cell>
          <table:table-cell table:formula="of:=[.C54]*10^6" office:value-type="float" office:value="939.92">
            <text:p>939.92</text:p>
          </table:table-cell>
        </table:table-row>
        <table:table-row table:style-name="ro2">
          <table:table-cell office:value-type="float" office:value="3072">
            <text:p>3072</text:p>
          </table:table-cell>
          <table:table-cell office:value-type="float" office:value="24.897939">
            <text:p>24.897939</text:p>
          </table:table-cell>
          <table:table-cell office:value-type="float" office:value="0.00094134">
            <text:p>0.00094134</text:p>
          </table:table-cell>
          <table:table-cell table:formula="of:=[.C55]*10^6" office:value-type="float" office:value="941.34">
            <text:p>941.34</text:p>
          </table:table-cell>
        </table:table-row>
        <table:table-row table:style-name="ro2">
          <table:table-cell office:value-type="float" office:value="3075">
            <text:p>3075</text:p>
          </table:table-cell>
          <table:table-cell office:value-type="float" office:value="24.966382">
            <text:p>24.966382</text:p>
          </table:table-cell>
          <table:table-cell office:value-type="float" office:value="0.00093968">
            <text:p>0.00093968</text:p>
          </table:table-cell>
          <table:table-cell table:formula="of:=[.C56]*10^6" office:value-type="float" office:value="939.68">
            <text:p>939.68</text:p>
          </table:table-cell>
        </table:table-row>
        <table:table-row table:style-name="ro2">
          <table:table-cell office:value-type="float" office:value="4093">
            <text:p>4093</text:p>
          </table:table-cell>
          <table:table-cell office:value-type="float" office:value="29.500143">
            <text:p>29.500143</text:p>
          </table:table-cell>
          <table:table-cell office:value-type="float" office:value="0.00105854">
            <text:p>0.00105854</text:p>
          </table:table-cell>
          <table:table-cell table:formula="of:=[.C57]*10^6" office:value-type="float" office:value="1058.54">
            <text:p>1058.54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29.486738">
            <text:p>29.486738</text:p>
          </table:table-cell>
          <table:table-cell office:value-type="float" office:value="0.0010598">
            <text:p>0.0010598</text:p>
          </table:table-cell>
          <table:table-cell table:formula="of:=[.C58]*10^6" office:value-type="float" office:value="1059.8">
            <text:p>1059.8</text:p>
          </table:table-cell>
        </table:table-row>
        <table:table-row table:style-name="ro2">
          <table:table-cell office:value-type="float" office:value="4099">
            <text:p>4099</text:p>
          </table:table-cell>
          <table:table-cell office:value-type="float" office:value="29.535619">
            <text:p>29.535619</text:p>
          </table:table-cell>
          <table:table-cell office:value-type="float" office:value="0.00105882">
            <text:p>0.00105882</text:p>
          </table:table-cell>
          <table:table-cell table:formula="of:=[.C59]*10^6" office:value-type="float" office:value="1058.82">
            <text:p>1058.82</text:p>
          </table:table-cell>
        </table:table-row>
        <table:table-row table:style-name="ro2">
          <table:table-cell office:value-type="float" office:value="6141">
            <text:p>6141</text:p>
          </table:table-cell>
          <table:table-cell office:value-type="float" office:value="38.607385">
            <text:p>38.607385</text:p>
          </table:table-cell>
          <table:table-cell office:value-type="float" office:value="0.00121355">
            <text:p>0.00121355</text:p>
          </table:table-cell>
          <table:table-cell table:formula="of:=[.C60]*10^6" office:value-type="float" office:value="1213.55">
            <text:p>1213.55</text:p>
          </table:table-cell>
        </table:table-row>
        <table:table-row table:style-name="ro2">
          <table:table-cell office:value-type="float" office:value="6144">
            <text:p>6144</text:p>
          </table:table-cell>
          <table:table-cell office:value-type="float" office:value="38.807686">
            <text:p>38.807686</text:p>
          </table:table-cell>
          <table:table-cell office:value-type="float" office:value="0.00120788">
            <text:p>0.00120788</text:p>
          </table:table-cell>
          <table:table-cell table:formula="of:=[.C61]*10^6" office:value-type="float" office:value="1207.88">
            <text:p>1207.88</text:p>
          </table:table-cell>
        </table:table-row>
        <table:table-row table:style-name="ro2">
          <table:table-cell office:value-type="float" office:value="6147">
            <text:p>6147</text:p>
          </table:table-cell>
          <table:table-cell office:value-type="float" office:value="38.920879">
            <text:p>38.920879</text:p>
          </table:table-cell>
          <table:table-cell office:value-type="float" office:value="0.00120495">
            <text:p>0.00120495</text:p>
          </table:table-cell>
          <table:table-cell table:formula="of:=[.C62]*10^6" office:value-type="float" office:value="1204.95">
            <text:p>1204.95</text:p>
          </table:table-cell>
        </table:table-row>
        <table:table-row table:style-name="ro2">
          <table:table-cell office:value-type="float" office:value="8189">
            <text:p>8189</text:p>
          </table:table-cell>
          <table:table-cell office:value-type="float" office:value="43.720411">
            <text:p>43.720411</text:p>
          </table:table-cell>
          <table:table-cell office:value-type="float" office:value="0.00142901">
            <text:p>0.00142901</text:p>
          </table:table-cell>
          <table:table-cell table:formula="of:=[.C63]*10^6" office:value-type="float" office:value="1429.01">
            <text:p>1429.01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 office:value-type="float" office:value="43.766615">
            <text:p>43.766615</text:p>
          </table:table-cell>
          <table:table-cell office:value-type="float" office:value="0.00142803">
            <text:p>0.00142803</text:p>
          </table:table-cell>
          <table:table-cell table:formula="of:=[.C64]*10^6" office:value-type="float" office:value="1428.03">
            <text:p>1428.03</text:p>
          </table:table-cell>
        </table:table-row>
        <table:table-row table:style-name="ro2">
          <table:table-cell office:value-type="float" office:value="8195">
            <text:p>8195</text:p>
          </table:table-cell>
          <table:table-cell office:value-type="float" office:value="43.613728">
            <text:p>43.613728</text:p>
          </table:table-cell>
          <table:table-cell office:value-type="float" office:value="0.00143356">
            <text:p>0.00143356</text:p>
          </table:table-cell>
          <table:table-cell table:formula="of:=[.C65]*10^6" office:value-type="float" office:value="1433.56">
            <text:p>1433.56</text:p>
          </table:table-cell>
        </table:table-row>
        <table:table-row table:style-name="ro2">
          <table:table-cell office:value-type="float" office:value="12285">
            <text:p>12285</text:p>
          </table:table-cell>
          <table:table-cell office:value-type="float" office:value="52.371843">
            <text:p>52.371843</text:p>
          </table:table-cell>
          <table:table-cell office:value-type="float" office:value="0.00178965">
            <text:p>0.00178965</text:p>
          </table:table-cell>
          <table:table-cell table:formula="of:=[.C66]*10^6" office:value-type="float" office:value="1789.65">
            <text:p>1789.65</text:p>
          </table:table-cell>
        </table:table-row>
        <table:table-row table:style-name="ro2">
          <table:table-cell office:value-type="float" office:value="12288">
            <text:p>12288</text:p>
          </table:table-cell>
          <table:table-cell office:value-type="float" office:value="52.213923">
            <text:p>52.213923</text:p>
          </table:table-cell>
          <table:table-cell office:value-type="float" office:value="0.0017955">
            <text:p>0.0017955</text:p>
          </table:table-cell>
          <table:table-cell table:formula="of:=[.C67]*10^6" office:value-type="float" office:value="1795.5">
            <text:p>1795.5</text:p>
          </table:table-cell>
        </table:table-row>
        <table:table-row table:style-name="ro2">
          <table:table-cell office:value-type="float" office:value="12291">
            <text:p>12291</text:p>
          </table:table-cell>
          <table:table-cell office:value-type="float" office:value="52.389116">
            <text:p>52.389116</text:p>
          </table:table-cell>
          <table:table-cell office:value-type="float" office:value="0.00178993">
            <text:p>0.00178993</text:p>
          </table:table-cell>
          <table:table-cell table:formula="of:=[.C68]*10^6" office:value-type="float" office:value="1789.93">
            <text:p>1789.93</text:p>
          </table:table-cell>
        </table:table-row>
        <table:table-row table:style-name="ro2">
          <table:table-cell office:value-type="float" office:value="16381">
            <text:p>16381</text:p>
          </table:table-cell>
          <table:table-cell office:value-type="float" office:value="57.986553">
            <text:p>57.986553</text:p>
          </table:table-cell>
          <table:table-cell office:value-type="float" office:value="0.00215528">
            <text:p>0.00215528</text:p>
          </table:table-cell>
          <table:table-cell table:formula="of:=[.C69]*10^6" office:value-type="float" office:value="2155.28">
            <text:p>2155.28</text:p>
          </table:table-cell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58.31465">
            <text:p>58.31465</text:p>
          </table:table-cell>
          <table:table-cell office:value-type="float" office:value="0.00214354">
            <text:p>0.00214354</text:p>
          </table:table-cell>
          <table:table-cell table:formula="of:=[.C70]*10^6" office:value-type="float" office:value="2143.54">
            <text:p>2143.54</text:p>
          </table:table-cell>
        </table:table-row>
        <table:table-row table:style-name="ro2">
          <table:table-cell office:value-type="float" office:value="16387">
            <text:p>16387</text:p>
          </table:table-cell>
          <table:table-cell office:value-type="float" office:value="58.807222">
            <text:p>58.807222</text:p>
          </table:table-cell>
          <table:table-cell office:value-type="float" office:value="0.00212598">
            <text:p>0.00212598</text:p>
          </table:table-cell>
          <table:table-cell table:formula="of:=[.C71]*10^6" office:value-type="float" office:value="2125.98">
            <text:p>2125.98</text:p>
          </table:table-cell>
        </table:table-row>
        <table:table-row table:style-name="ro2">
          <table:table-cell office:value-type="float" office:value="24573">
            <text:p>24573</text:p>
          </table:table-cell>
          <table:table-cell office:value-type="float" office:value="66.608579">
            <text:p>66.608579</text:p>
          </table:table-cell>
          <table:table-cell office:value-type="float" office:value="0.00281461">
            <text:p>0.00281461</text:p>
          </table:table-cell>
          <table:table-cell table:formula="of:=[.C72]*10^6" office:value-type="float" office:value="2814.61">
            <text:p>2814.61</text:p>
          </table:table-cell>
        </table:table-row>
        <table:table-row table:style-name="ro2">
          <table:table-cell office:value-type="float" office:value="24576">
            <text:p>24576</text:p>
          </table:table-cell>
          <table:table-cell office:value-type="float" office:value="66.413574">
            <text:p>66.413574</text:p>
          </table:table-cell>
          <table:table-cell office:value-type="float" office:value="0.00282322">
            <text:p>0.00282322</text:p>
          </table:table-cell>
          <table:table-cell table:formula="of:=[.C73]*10^6" office:value-type="float" office:value="2823.22">
            <text:p>2823.22</text:p>
          </table:table-cell>
        </table:table-row>
        <table:table-row table:style-name="ro2">
          <table:table-cell office:value-type="float" office:value="24579">
            <text:p>24579</text:p>
          </table:table-cell>
          <table:table-cell office:value-type="float" office:value="66.582665">
            <text:p>66.582665</text:p>
          </table:table-cell>
          <table:table-cell office:value-type="float" office:value="0.00281639">
            <text:p>0.00281639</text:p>
          </table:table-cell>
          <table:table-cell table:formula="of:=[.C74]*10^6" office:value-type="float" office:value="2816.39">
            <text:p>2816.39</text:p>
          </table:table-cell>
        </table:table-row>
        <table:table-row table:style-name="ro2">
          <table:table-cell office:value-type="float" office:value="32765">
            <text:p>32765</text:p>
          </table:table-cell>
          <table:table-cell office:value-type="float" office:value="70.284807">
            <text:p>70.284807</text:p>
          </table:table-cell>
          <table:table-cell office:value-type="float" office:value="0.00355663">
            <text:p>0.00355663</text:p>
          </table:table-cell>
          <table:table-cell table:formula="of:=[.C75]*10^6" office:value-type="float" office:value="3556.63">
            <text:p>3556.63</text:p>
          </table:table-cell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70.382157">
            <text:p>70.382157</text:p>
          </table:table-cell>
          <table:table-cell office:value-type="float" office:value="0.00355204">
            <text:p>0.00355204</text:p>
          </table:table-cell>
          <table:table-cell table:formula="of:=[.C76]*10^6" office:value-type="float" office:value="3552.04">
            <text:p>3552.04</text:p>
          </table:table-cell>
        </table:table-row>
        <table:table-row table:style-name="ro2">
          <table:table-cell office:value-type="float" office:value="32771">
            <text:p>32771</text:p>
          </table:table-cell>
          <table:table-cell office:value-type="float" office:value="70.300968">
            <text:p>70.300968</text:p>
          </table:table-cell>
          <table:table-cell office:value-type="float" office:value="0.00355646">
            <text:p>0.00355646</text:p>
          </table:table-cell>
          <table:table-cell table:formula="of:=[.C77]*10^6" office:value-type="float" office:value="3556.46">
            <text:p>3556.46</text:p>
          </table:table-cell>
        </table:table-row>
        <table:table-row table:style-name="ro2">
          <table:table-cell office:value-type="float" office:value="49149">
            <text:p>49149</text:p>
          </table:table-cell>
          <table:table-cell office:value-type="float" office:value="76.085724">
            <text:p>76.085724</text:p>
          </table:table-cell>
          <table:table-cell office:value-type="float" office:value="0.00492835">
            <text:p>0.00492835</text:p>
          </table:table-cell>
          <table:table-cell table:formula="of:=[.C78]*10^6" office:value-type="float" office:value="4928.35">
            <text:p>4928.35</text:p>
          </table:table-cell>
        </table:table-row>
        <table:table-row table:style-name="ro2">
          <table:table-cell office:value-type="float" office:value="49152">
            <text:p>49152</text:p>
          </table:table-cell>
          <table:table-cell office:value-type="float" office:value="76.092775">
            <text:p>76.092775</text:p>
          </table:table-cell>
          <table:table-cell office:value-type="float" office:value="0.00492819">
            <text:p>0.00492819</text:p>
          </table:table-cell>
          <table:table-cell table:formula="of:=[.C79]*10^6" office:value-type="float" office:value="4928.19">
            <text:p>4928.19</text:p>
          </table:table-cell>
        </table:table-row>
        <table:table-row table:style-name="ro2">
          <table:table-cell office:value-type="float" office:value="49155">
            <text:p>49155</text:p>
          </table:table-cell>
          <table:table-cell office:value-type="float" office:value="76.192691">
            <text:p>76.192691</text:p>
          </table:table-cell>
          <table:table-cell office:value-type="float" office:value="0.00492203">
            <text:p>0.00492203</text:p>
          </table:table-cell>
          <table:table-cell table:formula="of:=[.C80]*10^6" office:value-type="float" office:value="4922.03">
            <text:p>4922.03</text:p>
          </table:table-cell>
        </table:table-row>
        <table:table-row table:style-name="ro2">
          <table:table-cell office:value-type="float" office:value="65533">
            <text:p>65533</text:p>
          </table:table-cell>
          <table:table-cell office:value-type="float" office:value="68.58709">
            <text:p>68.58709</text:p>
          </table:table-cell>
          <table:table-cell office:value-type="float" office:value="0.00728967">
            <text:p>0.00728967</text:p>
          </table:table-cell>
          <table:table-cell table:formula="of:=[.C81]*10^6" office:value-type="float" office:value="7289.67">
            <text:p>7289.67</text:p>
          </table:table-cell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68.708958">
            <text:p>68.708958</text:p>
          </table:table-cell>
          <table:table-cell office:value-type="float" office:value="0.00727707">
            <text:p>0.00727707</text:p>
          </table:table-cell>
          <table:table-cell table:formula="of:=[.C82]*10^6" office:value-type="float" office:value="7277.07">
            <text:p>7277.07</text:p>
          </table:table-cell>
        </table:table-row>
        <table:table-row table:style-name="ro2">
          <table:table-cell office:value-type="float" office:value="65539">
            <text:p>65539</text:p>
          </table:table-cell>
          <table:table-cell office:value-type="float" office:value="69.089366">
            <text:p>69.089366</text:p>
          </table:table-cell>
          <table:table-cell office:value-type="float" office:value="0.00723734">
            <text:p>0.00723734</text:p>
          </table:table-cell>
          <table:table-cell table:formula="of:=[.C83]*10^6" office:value-type="float" office:value="7237.34">
            <text:p>7237.34</text:p>
          </table:table-cell>
        </table:table-row>
        <table:table-row table:style-name="ro2">
          <table:table-cell office:value-type="float" office:value="98301">
            <text:p>98301</text:p>
          </table:table-cell>
          <table:table-cell office:value-type="float" office:value="74.322068">
            <text:p>74.322068</text:p>
          </table:table-cell>
          <table:table-cell office:value-type="float" office:value="0.01009091">
            <text:p>0.01009091</text:p>
          </table:table-cell>
          <table:table-cell/>
        </table:table-row>
        <table:table-row table:style-name="ro2">
          <table:table-cell office:value-type="float" office:value="98304">
            <text:p>98304</text:p>
          </table:table-cell>
          <table:table-cell office:value-type="float" office:value="74.339705">
            <text:p>74.339705</text:p>
          </table:table-cell>
          <table:table-cell office:value-type="float" office:value="0.01008882">
            <text:p>0.01008882</text:p>
          </table:table-cell>
          <table:table-cell/>
        </table:table-row>
        <table:table-row table:style-name="ro2">
          <table:table-cell office:value-type="float" office:value="98307">
            <text:p>98307</text:p>
          </table:table-cell>
          <table:table-cell office:value-type="float" office:value="74.385481">
            <text:p>74.385481</text:p>
          </table:table-cell>
          <table:table-cell office:value-type="float" office:value="0.01008292">
            <text:p>0.01008292</text:p>
          </table:table-cell>
          <table:table-cell/>
        </table:table-row>
        <table:table-row table:style-name="ro2">
          <table:table-cell office:value-type="float" office:value="131069">
            <text:p>131069</text:p>
          </table:table-cell>
          <table:table-cell office:value-type="float" office:value="78.064213">
            <text:p>78.064213</text:p>
          </table:table-cell>
          <table:table-cell office:value-type="float" office:value="0.01280967">
            <text:p>0.01280967</text:p>
          </table:table-cell>
          <table:table-cell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77.963698">
            <text:p>77.963698</text:p>
          </table:table-cell>
          <table:table-cell office:value-type="float" office:value="0.01282648">
            <text:p>0.01282648</text:p>
          </table:table-cell>
          <table:table-cell/>
        </table:table-row>
        <table:table-row table:style-name="ro2">
          <table:table-cell office:value-type="float" office:value="131075">
            <text:p>131075</text:p>
          </table:table-cell>
          <table:table-cell office:value-type="float" office:value="77.954373">
            <text:p>77.954373</text:p>
          </table:table-cell>
          <table:table-cell office:value-type="float" office:value="0.01282831">
            <text:p>0.01282831</text:p>
          </table:table-cell>
          <table:table-cell/>
        </table:table-row>
        <table:table-row table:style-name="ro2">
          <table:table-cell office:value-type="float" office:value="196605">
            <text:p>196605</text:p>
          </table:table-cell>
          <table:table-cell office:value-type="float" office:value="81.429783">
            <text:p>81.429783</text:p>
          </table:table-cell>
          <table:table-cell office:value-type="float" office:value="0.0184205">
            <text:p>0.0184205</text:p>
          </table:table-cell>
          <table:table-cell/>
        </table:table-row>
        <table:table-row table:style-name="ro2">
          <table:table-cell office:value-type="float" office:value="196608">
            <text:p>196608</text:p>
          </table:table-cell>
          <table:table-cell office:value-type="float" office:value="81.377308">
            <text:p>81.377308</text:p>
          </table:table-cell>
          <table:table-cell office:value-type="float" office:value="0.01843266">
            <text:p>0.01843266</text:p>
          </table:table-cell>
          <table:table-cell/>
        </table:table-row>
        <table:table-row table:style-name="ro2">
          <table:table-cell office:value-type="float" office:value="196611">
            <text:p>196611</text:p>
          </table:table-cell>
          <table:table-cell office:value-type="float" office:value="81.47058">
            <text:p>81.47058</text:p>
          </table:table-cell>
          <table:table-cell office:value-type="float" office:value="0.01841184">
            <text:p>0.01841184</text:p>
          </table:table-cell>
          <table:table-cell/>
        </table:table-row>
        <table:table-row table:style-name="ro2">
          <table:table-cell office:value-type="float" office:value="262141">
            <text:p>262141</text:p>
          </table:table-cell>
          <table:table-cell office:value-type="float" office:value="83.470826">
            <text:p>83.470826</text:p>
          </table:table-cell>
          <table:table-cell office:value-type="float" office:value="0.02396019">
            <text:p>0.02396019</text:p>
          </table:table-cell>
          <table:table-cell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83.494491">
            <text:p>83.494491</text:p>
          </table:table-cell>
          <table:table-cell office:value-type="float" office:value="0.02395368">
            <text:p>0.02395368</text:p>
          </table:table-cell>
          <table:table-cell/>
        </table:table-row>
        <table:table-row table:style-name="ro2">
          <table:table-cell office:value-type="float" office:value="262147">
            <text:p>262147</text:p>
          </table:table-cell>
          <table:table-cell office:value-type="float" office:value="83.465954">
            <text:p>83.465954</text:p>
          </table:table-cell>
          <table:table-cell office:value-type="float" office:value="0.02396214">
            <text:p>0.02396214</text:p>
          </table:table-cell>
          <table:table-cell/>
        </table:table-row>
        <table:table-row table:style-name="ro2">
          <table:table-cell office:value-type="float" office:value="393213">
            <text:p>393213</text:p>
          </table:table-cell>
          <table:table-cell office:value-type="float" office:value="85.279957">
            <text:p>85.279957</text:p>
          </table:table-cell>
          <table:table-cell office:value-type="float" office:value="0.03517799">
            <text:p>0.03517799</text:p>
          </table:table-cell>
          <table:table-cell/>
        </table:table-row>
        <table:table-row table:style-name="ro2">
          <table:table-cell office:value-type="float" office:value="393216">
            <text:p>393216</text:p>
          </table:table-cell>
          <table:table-cell office:value-type="float" office:value="85.331115">
            <text:p>85.331115</text:p>
          </table:table-cell>
          <table:table-cell office:value-type="float" office:value="0.03515716">
            <text:p>0.03515716</text:p>
          </table:table-cell>
          <table:table-cell/>
        </table:table-row>
        <table:table-row table:style-name="ro2">
          <table:table-cell office:value-type="float" office:value="393219">
            <text:p>393219</text:p>
          </table:table-cell>
          <table:table-cell office:value-type="float" office:value="85.341026">
            <text:p>85.341026</text:p>
          </table:table-cell>
          <table:table-cell office:value-type="float" office:value="0.03515335">
            <text:p>0.03515335</text:p>
          </table:table-cell>
          <table:table-cell/>
        </table:table-row>
        <table:table-row table:style-name="ro2">
          <table:table-cell office:value-type="float" office:value="524285">
            <text:p>524285</text:p>
          </table:table-cell>
          <table:table-cell office:value-type="float" office:value="86.365217">
            <text:p>86.365217</text:p>
          </table:table-cell>
          <table:table-cell office:value-type="float" office:value="0.04631468">
            <text:p>0.04631468</text:p>
          </table:table-cell>
          <table:table-cell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86.375642">
            <text:p>86.375642</text:p>
          </table:table-cell>
          <table:table-cell office:value-type="float" office:value="0.04630935">
            <text:p>0.04630935</text:p>
          </table:table-cell>
          <table:table-cell/>
        </table:table-row>
        <table:table-row table:style-name="ro2">
          <table:table-cell office:value-type="float" office:value="524291">
            <text:p>524291</text:p>
          </table:table-cell>
          <table:table-cell office:value-type="float" office:value="86.342278">
            <text:p>86.342278</text:p>
          </table:table-cell>
          <table:table-cell office:value-type="float" office:value="0.04632751">
            <text:p>0.04632751</text:p>
          </table:table-cell>
          <table:table-cell/>
        </table:table-row>
        <table:table-row table:style-name="ro2">
          <table:table-cell office:value-type="float" office:value="786429">
            <text:p>786429</text:p>
          </table:table-cell>
          <table:table-cell office:value-type="float" office:value="87.518761">
            <text:p>87.518761</text:p>
          </table:table-cell>
          <table:table-cell office:value-type="float" office:value="0.06855647">
            <text:p>0.06855647</text:p>
          </table:table-cell>
          <table:table-cell/>
        </table:table-row>
        <table:table-row table:style-name="ro2">
          <table:table-cell office:value-type="float" office:value="786432">
            <text:p>786432</text:p>
          </table:table-cell>
          <table:table-cell office:value-type="float" office:value="87.521631">
            <text:p>87.521631</text:p>
          </table:table-cell>
          <table:table-cell office:value-type="float" office:value="0.06855448">
            <text:p>0.06855448</text:p>
          </table:table-cell>
          <table:table-cell/>
        </table:table-row>
        <table:table-row table:style-name="ro2">
          <table:table-cell office:value-type="float" office:value="786435">
            <text:p>786435</text:p>
          </table:table-cell>
          <table:table-cell office:value-type="float" office:value="87.536172">
            <text:p>87.536172</text:p>
          </table:table-cell>
          <table:table-cell office:value-type="float" office:value="0.06854335">
            <text:p>0.06854335</text:p>
          </table:table-cell>
          <table:table-cell/>
        </table:table-row>
        <table:table-row table:style-name="ro2">
          <table:table-cell office:value-type="float" office:value="1048573">
            <text:p>1048573</text:p>
          </table:table-cell>
          <table:table-cell office:value-type="float" office:value="88.059262">
            <text:p>88.059262</text:p>
          </table:table-cell>
          <table:table-cell office:value-type="float" office:value="0.09084765">
            <text:p>0.09084765</text:p>
          </table:table-cell>
          <table:table-cell/>
        </table:table-row>
        <table:table-row table:style-name="ro2">
          <table:table-cell office:value-type="float" office:value="1048576">
            <text:p>1048576</text:p>
          </table:table-cell>
          <table:table-cell office:value-type="float" office:value="88.062904">
            <text:p>88.062904</text:p>
          </table:table-cell>
          <table:table-cell office:value-type="float" office:value="0.09084415">
            <text:p>0.09084415</text:p>
          </table:table-cell>
          <table:table-cell/>
        </table:table-row>
        <table:table-row table:style-name="ro2">
          <table:table-cell office:value-type="float" office:value="1048579">
            <text:p>1048579</text:p>
          </table:table-cell>
          <table:table-cell office:value-type="float" office:value="88.069781">
            <text:p>88.069781</text:p>
          </table:table-cell>
          <table:table-cell office:value-type="float" office:value="0.09083732">
            <text:p>0.09083732</text:p>
          </table:table-cell>
          <table:table-cell/>
        </table:table-row>
        <table:table-row table:style-name="ro2">
          <table:table-cell office:value-type="float" office:value="1572861">
            <text:p>1572861</text:p>
          </table:table-cell>
          <table:table-cell office:value-type="float" office:value="88.624812">
            <text:p>88.624812</text:p>
          </table:table-cell>
          <table:table-cell office:value-type="float" office:value="0.135402">
            <text:p>0.135402</text:p>
          </table:table-cell>
          <table:table-cell/>
        </table:table-row>
        <table:table-row table:style-name="ro2">
          <table:table-cell office:value-type="float" office:value="1572864">
            <text:p>1572864</text:p>
          </table:table-cell>
          <table:table-cell office:value-type="float" office:value="88.624331">
            <text:p>88.624331</text:p>
          </table:table-cell>
          <table:table-cell office:value-type="float" office:value="0.135403">
            <text:p>0.135403</text:p>
          </table:table-cell>
          <table:table-cell/>
        </table:table-row>
        <table:table-row table:style-name="ro2">
          <table:table-cell office:value-type="float" office:value="1572867">
            <text:p>1572867</text:p>
          </table:table-cell>
          <table:table-cell office:value-type="float" office:value="88.644114">
            <text:p>88.644114</text:p>
          </table:table-cell>
          <table:table-cell office:value-type="float" office:value="0.13537304">
            <text:p>0.13537304</text:p>
          </table:table-cell>
          <table:table-cell/>
        </table:table-row>
        <table:table-row table:style-name="ro2">
          <table:table-cell office:value-type="float" office:value="2097149">
            <text:p>2097149</text:p>
          </table:table-cell>
          <table:table-cell office:value-type="float" office:value="88.885295">
            <text:p>88.885295</text:p>
          </table:table-cell>
          <table:table-cell office:value-type="float" office:value="0.18000702">
            <text:p>0.18000702</text:p>
          </table:table-cell>
          <table:table-cell/>
        </table:table-row>
        <table:table-row table:style-name="ro2">
          <table:table-cell office:value-type="float" office:value="2097152">
            <text:p>2097152</text:p>
          </table:table-cell>
          <table:table-cell office:value-type="float" office:value="88.889464">
            <text:p>88.889464</text:p>
          </table:table-cell>
          <table:table-cell office:value-type="float" office:value="0.17999883">
            <text:p>0.17999883</text:p>
          </table:table-cell>
          <table:table-cell/>
        </table:table-row>
        <table:table-row table:style-name="ro2">
          <table:table-cell office:value-type="float" office:value="2097155">
            <text:p>2097155</text:p>
          </table:table-cell>
          <table:table-cell office:value-type="float" office:value="88.904233">
            <text:p>88.904233</text:p>
          </table:table-cell>
          <table:table-cell office:value-type="float" office:value="0.17996919">
            <text:p>0.17996919</text:p>
          </table:table-cell>
          <table:table-cell/>
        </table:table-row>
        <table:table-row table:style-name="ro2">
          <table:table-cell office:value-type="float" office:value="3145725">
            <text:p>3145725</text:p>
          </table:table-cell>
          <table:table-cell office:value-type="float" office:value="89.174717">
            <text:p>89.174717</text:p>
          </table:table-cell>
          <table:table-cell office:value-type="float" office:value="0.26913432">
            <text:p>0.26913432</text:p>
          </table:table-cell>
          <table:table-cell/>
        </table:table-row>
        <table:table-row table:style-name="ro2">
          <table:table-cell office:value-type="float" office:value="3145728">
            <text:p>3145728</text:p>
          </table:table-cell>
          <table:table-cell office:value-type="float" office:value="89.181373">
            <text:p>89.181373</text:p>
          </table:table-cell>
          <table:table-cell office:value-type="float" office:value="0.26911449">
            <text:p>0.26911449</text:p>
          </table:table-cell>
          <table:table-cell/>
        </table:table-row>
        <table:table-row table:style-name="ro2">
          <table:table-cell office:value-type="float" office:value="3145731">
            <text:p>3145731</text:p>
          </table:table-cell>
          <table:table-cell office:value-type="float" office:value="89.182287">
            <text:p>89.182287</text:p>
          </table:table-cell>
          <table:table-cell office:value-type="float" office:value="0.26911199">
            <text:p>0.26911199</text:p>
          </table:table-cell>
          <table:table-cell/>
        </table:table-row>
        <table:table-row table:style-name="ro2">
          <table:table-cell office:value-type="float" office:value="4194301">
            <text:p>4194301</text:p>
          </table:table-cell>
          <table:table-cell office:value-type="float" office:value="89.311191">
            <text:p>89.311191</text:p>
          </table:table-cell>
          <table:table-cell office:value-type="float" office:value="0.35829751">
            <text:p>0.35829751</text:p>
          </table:table-cell>
          <table:table-cell/>
        </table:table-row>
        <table:table-row table:style-name="ro2">
          <table:table-cell office:value-type="float" office:value="4194304">
            <text:p>4194304</text:p>
          </table:table-cell>
          <table:table-cell office:value-type="float" office:value="89.319358">
            <text:p>89.319358</text:p>
          </table:table-cell>
          <table:table-cell office:value-type="float" office:value="0.358265">
            <text:p>0.358265</text:p>
          </table:table-cell>
          <table:table-cell/>
        </table:table-row>
        <table:table-row table:style-name="ro2">
          <table:table-cell office:value-type="float" office:value="4194307">
            <text:p>4194307</text:p>
          </table:table-cell>
          <table:table-cell office:value-type="float" office:value="89.316559">
            <text:p>89.316559</text:p>
          </table:table-cell>
          <table:table-cell office:value-type="float" office:value="0.35827649">
            <text:p>0.35827649</text:p>
          </table:table-cell>
          <table:table-cell/>
        </table:table-row>
        <table:table-row table:style-name="ro2">
          <table:table-cell office:value-type="float" office:value="6291453">
            <text:p>6291453</text:p>
          </table:table-cell>
          <table:table-cell office:value-type="float" office:value="89.461061">
            <text:p>89.461061</text:p>
          </table:table-cell>
          <table:table-cell office:value-type="float" office:value="0.53654603">
            <text:p>0.53654603</text:p>
          </table:table-cell>
          <table:table-cell/>
        </table:table-row>
        <table:table-row table:style-name="ro2">
          <table:table-cell office:value-type="float" office:value="6291456">
            <text:p>6291456</text:p>
          </table:table-cell>
          <table:table-cell office:value-type="float" office:value="89.450716">
            <text:p>89.450716</text:p>
          </table:table-cell>
          <table:table-cell office:value-type="float" office:value="0.53660834">
            <text:p>0.53660834</text:p>
          </table:table-cell>
          <table:table-cell/>
        </table:table-row>
        <table:table-row table:style-name="ro2">
          <table:table-cell office:value-type="float" office:value="6291459">
            <text:p>6291459</text:p>
          </table:table-cell>
          <table:table-cell office:value-type="float" office:value="89.455846">
            <text:p>89.455846</text:p>
          </table:table-cell>
          <table:table-cell office:value-type="float" office:value="0.53657782">
            <text:p>0.53657782</text:p>
          </table:table-cell>
          <table:table-cell/>
        </table:table-row>
        <table:table-row table:style-name="ro2">
          <table:table-cell office:value-type="float" office:value="8388605">
            <text:p>8388605</text:p>
          </table:table-cell>
          <table:table-cell office:value-type="float" office:value="89.142954">
            <text:p>89.142954</text:p>
          </table:table-cell>
          <table:table-cell office:value-type="float" office:value="0.71794768">
            <text:p>0.71794768</text:p>
          </table:table-cell>
          <table:table-cell/>
        </table:table-row>
        <table:table-row table:style-name="ro2">
          <table:table-cell office:value-type="float" office:value="8388608">
            <text:p>8388608</text:p>
          </table:table-cell>
          <table:table-cell office:value-type="float" office:value="89.073345">
            <text:p>89.073345</text:p>
          </table:table-cell>
          <table:table-cell office:value-type="float" office:value="0.718509">
            <text:p>0.718509</text:p>
          </table:table-cell>
          <table:table-cell/>
        </table:table-row>
        <table:table-row table:style-name="ro2">
          <table:table-cell office:value-type="float" office:value="8388611">
            <text:p>8388611</text:p>
          </table:table-cell>
          <table:table-cell office:value-type="float" office:value="89.061955">
            <text:p>89.061955</text:p>
          </table:table-cell>
          <table:table-cell office:value-type="float" office:value="0.71860115">
            <text:p>0.71860115</text:p>
          </table:table-cell>
          <table:table-cell/>
        </table:table-row>
      </table:table>
      <table:table table:name="IMB" table:style-name="ta1">
        <table:shapes>
          <draw:frame draw:z-index="0" draw:style-name="gr1" svg:width="13.0008in" svg:height="8.1606in" svg:x="9.0811in" svg:y="12.9937in">
            <draw:object draw:notify-on-update-of-ranges="IMB.C115:IMB.C167 IMB.I65:IMB.I65 IMB.G71:IMB.G111 IMB.J65:IMB.J65 IMB.G115:IMB.G167 IMB.K65:IMB.K65 IMB.G173:IMB.G238 IMB.I66:IMB.I66 IMB.G245:IMB.G285 IMB.J66:IMB.J66 IMB.G289:IMB.G341 IMB.K66:IMB.K66 IMB.G347:IMB.G4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svg:width="13.0008in" svg:height="8.1606in" svg:x="9.148in" svg:y="22.5197in">
            <draw:object draw:notify-on-update-of-ranges="IMB.C115:IMB.C167 IMB.I65:IMB.I65 IMB.G71:IMB.G111 IMB.J65:IMB.J65 IMB.G115:IMB.G167 IMB.K65:IMB.K65 IMB.G173:IMB.G238 IMB.I66:IMB.I66 IMB.G245:IMB.G285 IMB.J66:IMB.J66 IMB.G289:IMB.G341 IMB.K66:IMB.K66 IMB.G347:IMB.G412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8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number-columns-repeated="5" table:default-cell-style-name="Default"/>
        <table:table-row table:style-name="ro1">
          <table:table-cell/>
          <table:table-cell office:value-type="string">
            <text:p>MPI PingPong TCP 8 Process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08">
            <text:p>624.0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4.79">
            <text:p>624.79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24">
            <text:p>624.2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37">
            <text:p>624.37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73">
            <text:p>624.73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24.99">
            <text:p>624.99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24.99">
            <text:p>624.99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25.37">
            <text:p>625.37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642.05">
            <text:p>642.05</text:p>
          </table:table-cell>
          <table:table-cell office:value-type="float" office:value="0.38">
            <text:p>0.3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749.24">
            <text:p>749.24</text:p>
          </table:table-cell>
          <table:table-cell office:value-type="float" office:value="0.65">
            <text:p>0.65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72.3">
            <text:p>872.3</text:p>
          </table:table-cell>
          <table:table-cell office:value-type="float" office:value="1.12">
            <text:p>1.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983.57">
            <text:p>983.57</text:p>
          </table:table-cell>
          <table:table-cell office:value-type="float" office:value="1.99">
            <text:p>1.99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175.82">
            <text:p>1175.82</text:p>
          </table:table-cell>
          <table:table-cell office:value-type="float" office:value="3.32">
            <text:p>3.32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PingPong TCP 2 Process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97.68">
            <text:p>497.6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96.3">
            <text:p>496.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98.37">
            <text:p>498.3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97.62">
            <text:p>497.62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97.51">
            <text:p>497.51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96.46">
            <text:p>496.46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6.91">
            <text:p>496.91</text:p>
          </table:table-cell>
          <table:table-cell office:value-type="float" office:value="0.06">
            <text:p>0.06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98.62">
            <text:p>498.62</text:p>
          </table:table-cell>
          <table:table-cell office:value-type="float" office:value="0.12">
            <text:p>0.1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02.32">
            <text:p>502.32</text:p>
          </table:table-cell>
          <table:table-cell office:value-type="float" office:value="0.24">
            <text:p>0.2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32.51">
            <text:p>532.51</text:p>
          </table:table-cell>
          <table:table-cell office:value-type="float" office:value="0.46">
            <text:p>0.46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7.11">
            <text:p>617.11</text:p>
          </table:table-cell>
          <table:table-cell office:value-type="float" office:value="0.79">
            <text:p>0.79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741.86">
            <text:p>741.86</text:p>
          </table:table-cell>
          <table:table-cell office:value-type="float" office:value="1.32">
            <text:p>1.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868.8">
            <text:p>868.8</text:p>
          </table:table-cell>
          <table:table-cell office:value-type="float" office:value="2.25">
            <text:p>2.25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58.13">
            <text:p>1058.13</text:p>
          </table:table-cell>
          <table:table-cell office:value-type="float" office:value="3.69">
            <text:p>3.69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PingPong rxe 8 Process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12.5">
            <text:p>312.5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12.55">
            <text:p>312.55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05">
            <text:p>0.05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1">
            <text:p>0.1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2">
            <text:p>0.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312.48">
            <text:p>312.48</text:p>
          </table:table-cell>
          <table:table-cell office:value-type="float" office:value="0.39">
            <text:p>0.39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312.73">
            <text:p>312.73</text:p>
          </table:table-cell>
          <table:table-cell office:value-type="float" office:value="0.78">
            <text:p>0.78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439.23">
            <text:p>439.23</text:p>
          </table:table-cell>
          <table:table-cell office:value-type="float" office:value="1.11">
            <text:p>1.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562.55">
            <text:p>562.55</text:p>
          </table:table-cell>
          <table:table-cell office:value-type="float" office:value="1.74">
            <text:p>1.74</text:p>
          </table:table-cell>
          <table:table-cell table:number-columns-repeated="6"/>
        </table:table-row>
        <table:table-row table:style-name="ro2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628.55">
            <text:p>628.55</text:p>
          </table:table-cell>
          <table:table-cell office:value-type="float" office:value="3.11">
            <text:p>3.11</text:p>
          </table:table-cell>
          <table:table-cell table:number-columns-repeated="6"/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874.99">
            <text:p>874.99</text:p>
          </table:table-cell>
          <table:table-cell office:value-type="float" office:value="4.46">
            <text:p>4.46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PingPong rxe 2 Processes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Message Size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table:number-columns-repeated="6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0.74">
            <text:p>380.74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96.67">
            <text:p>396.67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99.43">
            <text:p>399.43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94.91">
            <text:p>394.91</text:p>
          </table:table-cell>
          <table:table-cell office:value-type="float" office:value="0.01">
            <text:p>0.01</text:p>
          </table:table-cell>
          <table:table-cell table:number-columns-repeated="6"/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96.98">
            <text:p>396.98</text:p>
          </table:table-cell>
          <table:table-cell office:value-type="float" office:value="0.02">
            <text:p>0.02</text:p>
          </table:table-cell>
          <table:table-cell table:number-columns-repeated="6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91.1">
            <text:p>391.1</text:p>
          </table:table-cell>
          <table:table-cell office:value-type="float" office:value="0.04">
            <text:p>0.04</text:p>
          </table:table-cell>
          <table:table-cell table:number-columns-repeated="6"/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83.54">
            <text:p>383.54</text:p>
          </table:table-cell>
          <table:table-cell office:value-type="float" office:value="0.08">
            <text:p>0.08</text:p>
          </table:table-cell>
          <table:table-cell table:number-columns-repeated="6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81.42">
            <text:p>381.42</text:p>
          </table:table-cell>
          <table:table-cell office:value-type="float" office:value="0.16">
            <text:p>0.1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381.16">
            <text:p>381.16</text:p>
          </table:table-cell>
          <table:table-cell office:value-type="float" office:value="0.32">
            <text:p>0.32</text:p>
          </table:table-cell>
          <table:table-cell table:number-columns-repeated="6"/>
        </table:table-row>
        <table:table-row table:style-name="ro2">
          <table:table-cell/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382.99">
            <text:p>382.99</text:p>
          </table:table-cell>
          <table:table-cell office:value-type="float" office:value="0.64">
            <text:p>0.64</text:p>
          </table:table-cell>
          <table:table-cell table:number-columns-repeated="6"/>
        </table:table-row>
        <table:table-row table:style-name="ro2">
          <table:table-cell/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10.73">
            <text:p>510.73</text:p>
          </table:table-cell>
          <table:table-cell office:value-type="float" office:value="0.96">
            <text:p>0.96</text:p>
          </table:table-cell>
          <table:table-cell table:number-columns-repeated="6"/>
        </table:table-row>
        <table:table-row table:style-name="ro2">
          <table:table-cell/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19.85">
            <text:p>619.85</text:p>
          </table:table-cell>
          <table:table-cell office:value-type="float" office:value="1.58">
            <text:p>1.58</text:p>
          </table:table-cell>
          <table:table-cell table:number-columns-repeated="3"/>
          <table:table-cell office:value-type="string">
            <text:p>TCP, 4 Processes</text:p>
          </table:table-cell>
          <table:table-cell office:value-type="string">
            <text:p>TCP, 6 Processes</text:p>
          </table:table-cell>
          <table:table-cell office:value-type="string">
            <text:p>TCP, 8 Processes</text:p>
          </table:table-cell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695.92">
            <text:p>695.92</text:p>
          </table:table-cell>
          <table:table-cell office:value-type="float" office:value="2.81">
            <text:p>2.81</text:p>
          </table:table-cell>
          <table:table-cell table:number-columns-repeated="3"/>
          <table:table-cell office:value-type="string">
            <text:p>RoCE, 4 Processes</text:p>
          </table:table-cell>
          <table:table-cell office:value-type="string">
            <text:p>RoCE, 6 Processes</text:p>
          </table:table-cell>
          <table:table-cell office:value-type="string">
            <text:p>RoCE, 8 Processes</text:p>
          </table:table-cell>
        </table:table-row>
        <table:table-row table:style-name="ro2">
          <table:table-cell/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919.66">
            <text:p>919.66</text:p>
          </table:table-cell>
          <table:table-cell office:value-type="float" office:value="4.25">
            <text:p>4.25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MultiPingPong 4 Processes TCP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Group</text:p>
          </table:table-cell>
          <table:table-cell office:value-type="string">
            <text:p>Bytes</text:p>
          </table:table-cell>
          <table:table-cell office:value-type="string">
            <text:p>Iterations</text:p>
          </table:table-cell>
          <table:table-cell office:value-type="string">
            <text:p>Latency (microseconds)</text:p>
          </table:table-cell>
          <table:table-cell office:value-type="string">
            <text:p>Bandwidth (Mbps)</text:p>
          </table:table-cell>
          <table:table-cell office:value-type="string">
            <text:p>Mean latency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57.07">
            <text:p>457.07</text:p>
          </table:table-cell>
          <table:table-cell office:value-type="float" office:value="0">
            <text:p>0</text:p>
          </table:table-cell>
          <table:table-cell table:formula="of:=AVERAGE([.E71:.E72])" office:value-type="float" office:value="457.065">
            <text:p>457.065</text:p>
          </table:table-cell>
          <table:table-cell/>
          <table:table-cell table:formula="of:=[.C71]" office:value-type="float" office:value="0">
            <text:p>0</text:p>
          </table:table-cell>
          <table:table-cell table:number-columns-repeated="2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57.06">
            <text:p>457.0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56.74">
            <text:p>456.74</text:p>
          </table:table-cell>
          <table:table-cell office:value-type="float" office:value="0">
            <text:p>0</text:p>
          </table:table-cell>
          <table:table-cell table:formula="of:=AVERAGE([.E74:.E75])" office:value-type="float" office:value="456.765">
            <text:p>456.76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56.79">
            <text:p>456.7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58.04">
            <text:p>458.04</text:p>
          </table:table-cell>
          <table:table-cell office:value-type="float" office:value="0">
            <text:p>0</text:p>
          </table:table-cell>
          <table:table-cell table:formula="of:=AVERAGE([.E77:.E78])" office:value-type="float" office:value="458.515">
            <text:p>458.5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58.99">
            <text:p>458.9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58.67">
            <text:p>458.67</text:p>
          </table:table-cell>
          <table:table-cell office:value-type="float" office:value="0.01">
            <text:p>0.01</text:p>
          </table:table-cell>
          <table:table-cell table:formula="of:=AVERAGE([.E80:.E81])" office:value-type="float" office:value="458.015">
            <text:p>458.0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57.36">
            <text:p>457.3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61.67">
            <text:p>461.67</text:p>
          </table:table-cell>
          <table:table-cell office:value-type="float" office:value="0.02">
            <text:p>0.02</text:p>
          </table:table-cell>
          <table:table-cell table:formula="of:=AVERAGE([.E83:.E84])" office:value-type="float" office:value="461.485">
            <text:p>461.48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61.3">
            <text:p>461.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78.67">
            <text:p>478.67</text:p>
          </table:table-cell>
          <table:table-cell office:value-type="float" office:value="0.03">
            <text:p>0.03</text:p>
          </table:table-cell>
          <table:table-cell table:formula="of:=AVERAGE([.E86:.E87])" office:value-type="float" office:value="478.77">
            <text:p>478.7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78.87">
            <text:p>478.8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7.17">
            <text:p>497.17</text:p>
          </table:table-cell>
          <table:table-cell office:value-type="float" office:value="0.06">
            <text:p>0.06</text:p>
          </table:table-cell>
          <table:table-cell table:formula="of:=AVERAGE([.E89:.E90])" office:value-type="float" office:value="496.515">
            <text:p>496.5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95.86">
            <text:p>495.86</text:p>
          </table:table-cell>
          <table:table-cell office:value-type="float" office:value="0.06">
            <text:p>0.0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513.48">
            <text:p>513.48</text:p>
          </table:table-cell>
          <table:table-cell office:value-type="float" office:value="0.12">
            <text:p>0.12</text:p>
          </table:table-cell>
          <table:table-cell table:formula="of:=AVERAGE([.E92:.E93])" office:value-type="float" office:value="513.265">
            <text:p>513.2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513.05">
            <text:p>513.05</text:p>
          </table:table-cell>
          <table:table-cell office:value-type="float" office:value="0.12">
            <text:p>0.1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47.68">
            <text:p>547.68</text:p>
          </table:table-cell>
          <table:table-cell office:value-type="float" office:value="0.22">
            <text:p>0.22</text:p>
          </table:table-cell>
          <table:table-cell table:formula="of:=AVERAGE([.E95:.E96])" office:value-type="float" office:value="547.55">
            <text:p>547.5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547.42">
            <text:p>547.42</text:p>
          </table:table-cell>
          <table:table-cell office:value-type="float" office:value="0.22">
            <text:p>0.2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64.61">
            <text:p>564.61</text:p>
          </table:table-cell>
          <table:table-cell office:value-type="float" office:value="0.43">
            <text:p>0.43</text:p>
          </table:table-cell>
          <table:table-cell table:formula="of:=AVERAGE([.E98:.E99])" office:value-type="float" office:value="564.58">
            <text:p>564.58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64.55">
            <text:p>564.55</text:p>
          </table:table-cell>
          <table:table-cell office:value-type="float" office:value="0.43">
            <text:p>0.4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79.8">
            <text:p>679.8</text:p>
          </table:table-cell>
          <table:table-cell office:value-type="float" office:value="0.72">
            <text:p>0.72</text:p>
          </table:table-cell>
          <table:table-cell table:formula="of:=AVERAGE([.E101:.E102])" office:value-type="float" office:value="682.14">
            <text:p>682.1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84.48">
            <text:p>684.48</text:p>
          </table:table-cell>
          <table:table-cell office:value-type="float" office:value="0.71">
            <text:p>0.7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10.61">
            <text:p>810.61</text:p>
          </table:table-cell>
          <table:table-cell office:value-type="float" office:value="1.2">
            <text:p>1.2</text:p>
          </table:table-cell>
          <table:table-cell table:formula="of:=AVERAGE([.E104:.E105])" office:value-type="float" office:value="811.465">
            <text:p>811.4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12.32">
            <text:p>812.32</text:p>
          </table:table-cell>
          <table:table-cell office:value-type="float" office:value="1.2">
            <text:p>1.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57.84">
            <text:p>1057.84</text:p>
          </table:table-cell>
          <table:table-cell office:value-type="float" office:value="1.85">
            <text:p>1.85</text:p>
          </table:table-cell>
          <table:table-cell table:formula="of:=AVERAGE([.E107:.E108])" office:value-type="float" office:value="1059.905">
            <text:p>1059.90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61.97">
            <text:p>1061.97</text:p>
          </table:table-cell>
          <table:table-cell office:value-type="float" office:value="1.84">
            <text:p>1.8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80.75">
            <text:p>1080.75</text:p>
          </table:table-cell>
          <table:table-cell office:value-type="float" office:value="3.61">
            <text:p>3.61</text:p>
          </table:table-cell>
          <table:table-cell table:formula="of:=AVERAGE([.E110:.E111])" office:value-type="float" office:value="1080.495">
            <text:p>1080.4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080.24">
            <text:p>1080.24</text:p>
          </table:table-cell>
          <table:table-cell office:value-type="float" office:value="3.62">
            <text:p>3.62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MultiPingPong 6 Processes TCP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69.87">
            <text:p>569.87</text:p>
          </table:table-cell>
          <table:table-cell office:value-type="float" office:value="0">
            <text:p>0</text:p>
          </table:table-cell>
          <table:table-cell table:formula="of:=AVERAGE([.E115:.E117])" office:value-type="float" office:value="570.033333333333">
            <text:p>570.03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69.86">
            <text:p>569.8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570.37">
            <text:p>570.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48">
            <text:p>571.48</text:p>
          </table:table-cell>
          <table:table-cell office:value-type="float" office:value="0">
            <text:p>0</text:p>
          </table:table-cell>
          <table:table-cell table:formula="of:=AVERAGE([.E119:.E121])" office:value-type="float" office:value="571.38">
            <text:p>571.38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29">
            <text:p>571.2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571.37">
            <text:p>571.3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79">
            <text:p>571.79</text:p>
          </table:table-cell>
          <table:table-cell office:value-type="float" office:value="0">
            <text:p>0</text:p>
          </table:table-cell>
          <table:table-cell table:formula="of:=AVERAGE([.E123:.E125])" office:value-type="float" office:value="571.723333333333">
            <text:p>571.72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84">
            <text:p>571.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571.54">
            <text:p>571.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86">
            <text:p>572.86</text:p>
          </table:table-cell>
          <table:table-cell office:value-type="float" office:value="0.01">
            <text:p>0.01</text:p>
          </table:table-cell>
          <table:table-cell table:formula="of:=AVERAGE([.E127:.E129])" office:value-type="float" office:value="572.92">
            <text:p>572.9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98">
            <text:p>572.9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572.92">
            <text:p>572.92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5.04">
            <text:p>575.04</text:p>
          </table:table-cell>
          <table:table-cell office:value-type="float" office:value="0.01">
            <text:p>0.01</text:p>
          </table:table-cell>
          <table:table-cell table:formula="of:=AVERAGE([.E131:.E133])" office:value-type="float" office:value="575.026666666667">
            <text:p>575.02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4.93">
            <text:p>574.9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575.11">
            <text:p>575.11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49">
            <text:p>593.49</text:p>
          </table:table-cell>
          <table:table-cell office:value-type="float" office:value="0.03">
            <text:p>0.03</text:p>
          </table:table-cell>
          <table:table-cell table:formula="of:=AVERAGE([.E135:.E137])" office:value-type="float" office:value="593.603333333333">
            <text:p>593.6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59">
            <text:p>593.59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593.73">
            <text:p>593.73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4.37">
            <text:p>594.37</text:p>
          </table:table-cell>
          <table:table-cell office:value-type="float" office:value="0.05">
            <text:p>0.05</text:p>
          </table:table-cell>
          <table:table-cell table:formula="of:=AVERAGE([.E139:.E141])" office:value-type="float" office:value="594.04">
            <text:p>594.0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3.9">
            <text:p>593.9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593.85">
            <text:p>593.85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56">
            <text:p>605.56</text:p>
          </table:table-cell>
          <table:table-cell office:value-type="float" office:value="0.1">
            <text:p>0.1</text:p>
          </table:table-cell>
          <table:table-cell table:formula="of:=AVERAGE([.E143:.E145])" office:value-type="float" office:value="605.716666666667">
            <text:p>605.7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85">
            <text:p>605.85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05.74">
            <text:p>605.74</text:p>
          </table:table-cell>
          <table:table-cell office:value-type="float" office:value="0.1">
            <text:p>0.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2.1">
            <text:p>682.1</text:p>
          </table:table-cell>
          <table:table-cell office:value-type="float" office:value="0.18">
            <text:p>0.18</text:p>
          </table:table-cell>
          <table:table-cell table:formula="of:=AVERAGE([.E147:.E149])" office:value-type="float" office:value="682.796666666667">
            <text:p>682.79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3.44">
            <text:p>683.44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82.85">
            <text:p>682.85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3.67">
            <text:p>723.67</text:p>
          </table:table-cell>
          <table:table-cell office:value-type="float" office:value="0.34">
            <text:p>0.34</text:p>
          </table:table-cell>
          <table:table-cell table:formula="of:=AVERAGE([.E151:.E153])" office:value-type="float" office:value="726.173333333333">
            <text:p>726.17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6.99">
            <text:p>726.99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7.86">
            <text:p>727.86</text:p>
          </table:table-cell>
          <table:table-cell office:value-type="float" office:value="0.34">
            <text:p>0.3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1.91">
            <text:p>811.91</text:p>
          </table:table-cell>
          <table:table-cell office:value-type="float" office:value="0.6">
            <text:p>0.6</text:p>
          </table:table-cell>
          <table:table-cell table:formula="of:=AVERAGE([.E155:.E157])" office:value-type="float" office:value="811.203333333333">
            <text:p>811.2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0.54">
            <text:p>810.54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11.16">
            <text:p>811.16</text:p>
          </table:table-cell>
          <table:table-cell office:value-type="float" office:value="0.6">
            <text:p>0.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15.16">
            <text:p>1015.16</text:p>
          </table:table-cell>
          <table:table-cell office:value-type="float" office:value="0.96">
            <text:p>0.96</text:p>
          </table:table-cell>
          <table:table-cell table:formula="of:=AVERAGE([.E159:.E161])" office:value-type="float" office:value="1021.27666666667">
            <text:p>1021.27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24.43">
            <text:p>1024.43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24.24">
            <text:p>1024.24</text:p>
          </table:table-cell>
          <table:table-cell office:value-type="float" office:value="0.95">
            <text:p>0.9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4.72">
            <text:p>1384.72</text:p>
          </table:table-cell>
          <table:table-cell office:value-type="float" office:value="1.41">
            <text:p>1.41</text:p>
          </table:table-cell>
          <table:table-cell table:formula="of:=AVERAGE([.E163:.E165])" office:value-type="float" office:value="1385.97">
            <text:p>1385.9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6.44">
            <text:p>1386.44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86.75">
            <text:p>1386.75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49.17">
            <text:p>1849.17</text:p>
          </table:table-cell>
          <table:table-cell office:value-type="float" office:value="2.11">
            <text:p>2.11</text:p>
          </table:table-cell>
          <table:table-cell table:formula="of:=AVERAGE([.E167:.E169])" office:value-type="float" office:value="1870.50666666667">
            <text:p>1870.5066666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82.06">
            <text:p>1882.06</text:p>
          </table:table-cell>
          <table:table-cell office:value-type="float" office:value="2.08">
            <text:p>2.0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80.29">
            <text:p>1880.29</text:p>
          </table:table-cell>
          <table:table-cell office:value-type="float" office:value="2.08">
            <text:p>2.08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MultiPingPong 8 Processes TCP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06">
            <text:p>624.06</text:p>
          </table:table-cell>
          <table:table-cell office:value-type="float" office:value="0">
            <text:p>0</text:p>
          </table:table-cell>
          <table:table-cell table:formula="of:=AVERAGE([.E173:.E176])" office:value-type="float" office:value="624.125">
            <text:p>624.1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38">
            <text:p>624.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4.25">
            <text:p>624.2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623.81">
            <text:p>623.8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85">
            <text:p>623.85</text:p>
          </table:table-cell>
          <table:table-cell office:value-type="float" office:value="0">
            <text:p>0</text:p>
          </table:table-cell>
          <table:table-cell table:formula="of:=AVERAGE([.E178:.E181])" office:value-type="float" office:value="623.87">
            <text:p>623.87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84">
            <text:p>623.8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3.67">
            <text:p>623.6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624.12">
            <text:p>624.1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3.98">
            <text:p>623.98</text:p>
          </table:table-cell>
          <table:table-cell office:value-type="float" office:value="0">
            <text:p>0</text:p>
          </table:table-cell>
          <table:table-cell table:formula="of:=AVERAGE([.E183:.E186])" office:value-type="float" office:value="624.06">
            <text:p>624.06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16">
            <text:p>624.1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05">
            <text:p>624.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624.05">
            <text:p>624.0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1">
            <text:p>624.1</text:p>
          </table:table-cell>
          <table:table-cell office:value-type="float" office:value="0.01">
            <text:p>0.01</text:p>
          </table:table-cell>
          <table:table-cell table:formula="of:=AVERAGE([.E188:.E191])" office:value-type="float" office:value="624.2">
            <text:p>624.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4">
            <text:p>624.24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3">
            <text:p>624.2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624.23">
            <text:p>624.2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98">
            <text:p>624.98</text:p>
          </table:table-cell>
          <table:table-cell office:value-type="float" office:value="0.01">
            <text:p>0.01</text:p>
          </table:table-cell>
          <table:table-cell table:formula="of:=AVERAGE([.E193:.E196])" office:value-type="float" office:value="624.8425">
            <text:p>624.84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79">
            <text:p>624.7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624.8">
            <text:p>624.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98">
            <text:p>624.98</text:p>
          </table:table-cell>
          <table:table-cell office:value-type="float" office:value="0.02">
            <text:p>0.02</text:p>
          </table:table-cell>
          <table:table-cell table:formula="of:=AVERAGE([.E198:.E201])" office:value-type="float" office:value="624.9025">
            <text:p>624.90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5">
            <text:p>624.8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85">
            <text:p>624.8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624.93">
            <text:p>624.9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2.18">
            <text:p>632.18</text:p>
          </table:table-cell>
          <table:table-cell office:value-type="float" office:value="0.05">
            <text:p>0.05</text:p>
          </table:table-cell>
          <table:table-cell table:formula="of:=AVERAGE([.E203:.E206])" office:value-type="float" office:value="633.0475">
            <text:p>633.04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23">
            <text:p>633.23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48">
            <text:p>633.48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633.3">
            <text:p>633.3</text:p>
          </table:table-cell>
          <table:table-cell office:value-type="float" office:value="0.05">
            <text:p>0.0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48.31">
            <text:p>648.31</text:p>
          </table:table-cell>
          <table:table-cell office:value-type="float" office:value="0.09">
            <text:p>0.09</text:p>
          </table:table-cell>
          <table:table-cell table:formula="of:=AVERAGE([.E208:.E211])" office:value-type="float" office:value="652.1775">
            <text:p>652.17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41">
            <text:p>653.41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48">
            <text:p>653.48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653.51">
            <text:p>653.51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65.85">
            <text:p>665.85</text:p>
          </table:table-cell>
          <table:table-cell office:value-type="float" office:value="0.18">
            <text:p>0.18</text:p>
          </table:table-cell>
          <table:table-cell table:formula="of:=AVERAGE([.E213:.E216])" office:value-type="float" office:value="674.0025">
            <text:p>674.00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87">
            <text:p>676.87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79">
            <text:p>676.79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676.5">
            <text:p>676.5</text:p>
          </table:table-cell>
          <table:table-cell office:value-type="float" office:value="0.18">
            <text:p>0.1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24.67">
            <text:p>724.67</text:p>
          </table:table-cell>
          <table:table-cell office:value-type="float" office:value="0.34">
            <text:p>0.34</text:p>
          </table:table-cell>
          <table:table-cell table:formula="of:=AVERAGE([.E218:.E221])" office:value-type="float" office:value="741.1725">
            <text:p>741.17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78">
            <text:p>746.78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77">
            <text:p>746.77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746.47">
            <text:p>746.47</text:p>
          </table:table-cell>
          <table:table-cell office:value-type="float" office:value="0.33">
            <text:p>0.3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49.61">
            <text:p>849.61</text:p>
          </table:table-cell>
          <table:table-cell office:value-type="float" office:value="0.57">
            <text:p>0.57</text:p>
          </table:table-cell>
          <table:table-cell table:formula="of:=AVERAGE([.E223:.E226])" office:value-type="float" office:value="868.5775">
            <text:p>868.57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8">
            <text:p>874.8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92">
            <text:p>874.92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874.98">
            <text:p>874.98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097.55">
            <text:p>1097.55</text:p>
          </table:table-cell>
          <table:table-cell office:value-type="float" office:value="0.89">
            <text:p>0.89</text:p>
          </table:table-cell>
          <table:table-cell table:formula="of:=AVERAGE([.E228:.E231])" office:value-type="float" office:value="1114.61">
            <text:p>1114.6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20.09">
            <text:p>1120.09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19.61">
            <text:p>1119.61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1121.19">
            <text:p>1121.19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61.16">
            <text:p>1561.16</text:p>
          </table:table-cell>
          <table:table-cell office:value-type="float" office:value="1.25">
            <text:p>1.25</text:p>
          </table:table-cell>
          <table:table-cell table:formula="of:=AVERAGE([.E233:.E236])" office:value-type="float" office:value="1547.7825">
            <text:p>1547.78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07.53">
            <text:p>1507.53</text:p>
          </table:table-cell>
          <table:table-cell office:value-type="float" office:value="1.3">
            <text:p>1.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59.51">
            <text:p>1559.51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562.93">
            <text:p>1562.93</text:p>
          </table:table-cell>
          <table:table-cell office:value-type="float" office:value="1.25">
            <text:p>1.2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21.43">
            <text:p>2221.43</text:p>
          </table:table-cell>
          <table:table-cell office:value-type="float" office:value="1.76">
            <text:p>1.76</text:p>
          </table:table-cell>
          <table:table-cell table:formula="of:=AVERAGE([.E238:.E241])" office:value-type="float" office:value="2263.29">
            <text:p>2263.2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5.75">
            <text:p>2275.75</text:p>
          </table:table-cell>
          <table:table-cell office:value-type="float" office:value="1.72">
            <text:p>1.7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8.31">
            <text:p>2278.31</text:p>
          </table:table-cell>
          <table:table-cell office:value-type="float" office:value="1.71">
            <text:p>1.7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2277.67">
            <text:p>2277.67</text:p>
          </table:table-cell>
          <table:table-cell office:value-type="float" office:value="1.72">
            <text:p>1.7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1" table:visibility="filter">
          <table:table-cell/>
          <table:table-cell office:value-type="string">
            <text:p>MPI MultiPingPong 4 Processes rxe</text:p>
          </table:table-cell>
          <table:table-cell table:number-columns-repeated="9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7.62">
            <text:p>357.62</text:p>
          </table:table-cell>
          <table:table-cell office:value-type="float" office:value="0">
            <text:p>0</text:p>
          </table:table-cell>
          <table:table-cell table:formula="of:=AVERAGE([.E245:.E246])" office:value-type="float" office:value="357.62">
            <text:p>357.6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57.62">
            <text:p>357.6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57.72">
            <text:p>357.72</text:p>
          </table:table-cell>
          <table:table-cell office:value-type="float" office:value="0">
            <text:p>0</text:p>
          </table:table-cell>
          <table:table-cell table:formula="of:=AVERAGE([.E248:.E249])" office:value-type="float" office:value="357.845">
            <text:p>357.84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57.97">
            <text:p>357.9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58.28">
            <text:p>358.28</text:p>
          </table:table-cell>
          <table:table-cell office:value-type="float" office:value="0.01">
            <text:p>0.01</text:p>
          </table:table-cell>
          <table:table-cell table:formula="of:=AVERAGE([.E251:.E252])" office:value-type="float" office:value="358.31">
            <text:p>358.3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58.34">
            <text:p>358.34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56.47">
            <text:p>356.47</text:p>
          </table:table-cell>
          <table:table-cell office:value-type="float" office:value="0.01">
            <text:p>0.01</text:p>
          </table:table-cell>
          <table:table-cell table:formula="of:=AVERAGE([.E254:.E255])" office:value-type="float" office:value="356.5">
            <text:p>356.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56.53">
            <text:p>356.53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56.03">
            <text:p>356.03</text:p>
          </table:table-cell>
          <table:table-cell office:value-type="float" office:value="0.02">
            <text:p>0.02</text:p>
          </table:table-cell>
          <table:table-cell table:formula="of:=AVERAGE([.E257:.E258])" office:value-type="float" office:value="356.09">
            <text:p>356.0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56.15">
            <text:p>356.1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53.29">
            <text:p>353.29</text:p>
          </table:table-cell>
          <table:table-cell office:value-type="float" office:value="0.04">
            <text:p>0.04</text:p>
          </table:table-cell>
          <table:table-cell table:formula="of:=AVERAGE([.E260:.E261])" office:value-type="float" office:value="353.31">
            <text:p>353.3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53.33">
            <text:p>353.33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42.78">
            <text:p>342.78</text:p>
          </table:table-cell>
          <table:table-cell office:value-type="float" office:value="0.09">
            <text:p>0.09</text:p>
          </table:table-cell>
          <table:table-cell table:formula="of:=AVERAGE([.E263:.E264])" office:value-type="float" office:value="342.81">
            <text:p>342.81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42.84">
            <text:p>342.84</text:p>
          </table:table-cell>
          <table:table-cell office:value-type="float" office:value="0.09">
            <text:p>0.0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251.96">
            <text:p>251.96</text:p>
          </table:table-cell>
          <table:table-cell office:value-type="float" office:value="0.24">
            <text:p>0.24</text:p>
          </table:table-cell>
          <table:table-cell table:formula="of:=AVERAGE([.E266:.E267])" office:value-type="float" office:value="251.995">
            <text:p>251.9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252.03">
            <text:p>252.03</text:p>
          </table:table-cell>
          <table:table-cell office:value-type="float" office:value="0.24">
            <text:p>0.2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37.42">
            <text:p>437.42</text:p>
          </table:table-cell>
          <table:table-cell office:value-type="float" office:value="0.28">
            <text:p>0.28</text:p>
          </table:table-cell>
          <table:table-cell table:formula="of:=AVERAGE([.E269:.E270])" office:value-type="float" office:value="437.445">
            <text:p>437.44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37.47">
            <text:p>437.47</text:p>
          </table:table-cell>
          <table:table-cell office:value-type="float" office:value="0.28">
            <text:p>0.2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37.54">
            <text:p>437.54</text:p>
          </table:table-cell>
          <table:table-cell office:value-type="float" office:value="0.56">
            <text:p>0.56</text:p>
          </table:table-cell>
          <table:table-cell table:formula="of:=AVERAGE([.E272:.E273])" office:value-type="float" office:value="437.565">
            <text:p>437.56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37.59">
            <text:p>437.59</text:p>
          </table:table-cell>
          <table:table-cell office:value-type="float" office:value="0.56">
            <text:p>0.5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62.02">
            <text:p>562.02</text:p>
          </table:table-cell>
          <table:table-cell office:value-type="float" office:value="0.87">
            <text:p>0.87</text:p>
          </table:table-cell>
          <table:table-cell table:formula="of:=AVERAGE([.E275:.E276])" office:value-type="float" office:value="561.24">
            <text:p>561.24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560.46">
            <text:p>560.46</text:p>
          </table:table-cell>
          <table:table-cell office:value-type="float" office:value="0.87">
            <text:p>0.8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94.97">
            <text:p>694.97</text:p>
          </table:table-cell>
          <table:table-cell office:value-type="float" office:value="1.41">
            <text:p>1.41</text:p>
          </table:table-cell>
          <table:table-cell table:formula="of:=AVERAGE([.E278:.E279])" office:value-type="float" office:value="694.09">
            <text:p>694.0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693.21">
            <text:p>693.21</text:p>
          </table:table-cell>
          <table:table-cell office:value-type="float" office:value="1.41">
            <text:p>1.4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722.7">
            <text:p>722.7</text:p>
          </table:table-cell>
          <table:table-cell office:value-type="float" office:value="2.7">
            <text:p>2.7</text:p>
          </table:table-cell>
          <table:table-cell table:formula="of:=AVERAGE([.E281:.E282])" office:value-type="float" office:value="721.095">
            <text:p>721.09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719.49">
            <text:p>719.49</text:p>
          </table:table-cell>
          <table:table-cell office:value-type="float" office:value="2.71">
            <text:p>2.7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310.82">
            <text:p>1310.82</text:p>
          </table:table-cell>
          <table:table-cell office:value-type="float" office:value="2.98">
            <text:p>2.98</text:p>
          </table:table-cell>
          <table:table-cell table:formula="of:=AVERAGE([.E284:.E285])" office:value-type="float" office:value="1304.995">
            <text:p>1304.9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299.17">
            <text:p>1299.17</text:p>
          </table:table-cell>
          <table:table-cell office:value-type="float" office:value="3.01">
            <text:p>3.01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MultiPingPong 6 Processes rxe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7.92">
            <text:p>417.92</text:p>
          </table:table-cell>
          <table:table-cell office:value-type="float" office:value="0">
            <text:p>0</text:p>
          </table:table-cell>
          <table:table-cell table:formula="of:=AVERAGE([.E289:.E291])" office:value-type="float" office:value="418.416666666667">
            <text:p>418.4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7.85">
            <text:p>417.8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419.48">
            <text:p>419.4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18.39">
            <text:p>418.39</text:p>
          </table:table-cell>
          <table:table-cell office:value-type="float" office:value="0">
            <text:p>0</text:p>
          </table:table-cell>
          <table:table-cell table:formula="of:=AVERAGE([.E293:.E295])" office:value-type="float" office:value="423.236666666667">
            <text:p>423.2366666667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27.1">
            <text:p>427.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424.22">
            <text:p>424.22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27.33">
            <text:p>427.33</text:p>
          </table:table-cell>
          <table:table-cell office:value-type="float" office:value="0">
            <text:p>0</text:p>
          </table:table-cell>
          <table:table-cell table:formula="of:=AVERAGE([.E297:.E299])" office:value-type="float" office:value="428.72">
            <text:p>428.7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28.1">
            <text:p>428.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430.73">
            <text:p>430.7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28.05">
            <text:p>428.05</text:p>
          </table:table-cell>
          <table:table-cell office:value-type="float" office:value="0.01">
            <text:p>0.01</text:p>
          </table:table-cell>
          <table:table-cell table:formula="of:=AVERAGE([.E301:.E303])" office:value-type="float" office:value="430.53">
            <text:p>430.5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31.78">
            <text:p>431.78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431.76">
            <text:p>431.7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48">
            <text:p>438.48</text:p>
          </table:table-cell>
          <table:table-cell office:value-type="float" office:value="0.02">
            <text:p>0.02</text:p>
          </table:table-cell>
          <table:table-cell table:formula="of:=AVERAGE([.E305:.E307])" office:value-type="float" office:value="438.516666666667">
            <text:p>438.51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56">
            <text:p>438.56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438.51">
            <text:p>438.51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39.64">
            <text:p>439.64</text:p>
          </table:table-cell>
          <table:table-cell office:value-type="float" office:value="0.03">
            <text:p>0.03</text:p>
          </table:table-cell>
          <table:table-cell table:formula="of:=AVERAGE([.E309:.E311])" office:value-type="float" office:value="442.093333333333">
            <text:p>442.09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41.97">
            <text:p>441.9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444.67">
            <text:p>444.67</text:p>
          </table:table-cell>
          <table:table-cell office:value-type="float" office:value="0.03">
            <text:p>0.03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6.29">
            <text:p>416.29</text:p>
          </table:table-cell>
          <table:table-cell office:value-type="float" office:value="0.07">
            <text:p>0.07</text:p>
          </table:table-cell>
          <table:table-cell table:formula="of:=AVERAGE([.E313:.E315])" office:value-type="float" office:value="417.603333333333">
            <text:p>417.60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7.66">
            <text:p>417.66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418.86">
            <text:p>418.86</text:p>
          </table:table-cell>
          <table:table-cell office:value-type="float" office:value="0.07">
            <text:p>0.07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3.83">
            <text:p>423.83</text:p>
          </table:table-cell>
          <table:table-cell office:value-type="float" office:value="0.14">
            <text:p>0.14</text:p>
          </table:table-cell>
          <table:table-cell table:formula="of:=AVERAGE([.E317:.E319])" office:value-type="float" office:value="424.463333333333">
            <text:p>424.46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1.95">
            <text:p>421.95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427.61">
            <text:p>427.61</text:p>
          </table:table-cell>
          <table:table-cell office:value-type="float" office:value="0.14">
            <text:p>0.1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1.47">
            <text:p>471.47</text:p>
          </table:table-cell>
          <table:table-cell office:value-type="float" office:value="0.26">
            <text:p>0.26</text:p>
          </table:table-cell>
          <table:table-cell table:formula="of:=AVERAGE([.E321:.E323])" office:value-type="float" office:value="470.67">
            <text:p>470.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69.39">
            <text:p>469.39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1.15">
            <text:p>471.15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79.35">
            <text:p>479.35</text:p>
          </table:table-cell>
          <table:table-cell office:value-type="float" office:value="0.51">
            <text:p>0.51</text:p>
          </table:table-cell>
          <table:table-cell table:formula="of:=AVERAGE([.E325:.E327])" office:value-type="float" office:value="492.643333333333">
            <text:p>492.64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8.41">
            <text:p>498.41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17">
            <text:p>500.17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0.23">
            <text:p>610.23</text:p>
          </table:table-cell>
          <table:table-cell office:value-type="float" office:value="0.8">
            <text:p>0.8</text:p>
          </table:table-cell>
          <table:table-cell table:formula="of:=AVERAGE([.E329:.E331])" office:value-type="float" office:value="619.893333333333">
            <text:p>619.89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92">
            <text:p>624.92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53">
            <text:p>624.53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23.35">
            <text:p>823.35</text:p>
          </table:table-cell>
          <table:table-cell office:value-type="float" office:value="1.19">
            <text:p>1.19</text:p>
          </table:table-cell>
          <table:table-cell table:formula="of:=AVERAGE([.E333:.E335])" office:value-type="float" office:value="841.226666666667">
            <text:p>841.2266666667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49.1">
            <text:p>849.1</text:p>
          </table:table-cell>
          <table:table-cell office:value-type="float" office:value="1.15">
            <text:p>1.1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851.23">
            <text:p>851.23</text:p>
          </table:table-cell>
          <table:table-cell office:value-type="float" office:value="1.15">
            <text:p>1.1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024.25">
            <text:p>1024.25</text:p>
          </table:table-cell>
          <table:table-cell office:value-type="float" office:value="1.91">
            <text:p>1.91</text:p>
          </table:table-cell>
          <table:table-cell table:formula="of:=AVERAGE([.E337:.E339])" office:value-type="float" office:value="1087.27333333333">
            <text:p>1087.2733333333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118.97">
            <text:p>1118.97</text:p>
          </table:table-cell>
          <table:table-cell office:value-type="float" office:value="1.75">
            <text:p>1.7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118.6">
            <text:p>1118.6</text:p>
          </table:table-cell>
          <table:table-cell office:value-type="float" office:value="1.75">
            <text:p>1.75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567.62">
            <text:p>1567.62</text:p>
          </table:table-cell>
          <table:table-cell office:value-type="float" office:value="2.49">
            <text:p>2.49</text:p>
          </table:table-cell>
          <table:table-cell table:formula="of:=AVERAGE([.E341:.E343])" office:value-type="float" office:value="1645.61333333333">
            <text:p>1645.61333333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683.42">
            <text:p>1683.42</text:p>
          </table:table-cell>
          <table:table-cell office:value-type="float" office:value="2.32">
            <text:p>2.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685.8">
            <text:p>1685.8</text:p>
          </table:table-cell>
          <table:table-cell office:value-type="float" office:value="2.32">
            <text:p>2.32</text:p>
          </table:table-cell>
          <table:table-cell table:number-columns-repeated="5"/>
        </table:table-row>
        <table:table-row table:style-name="ro2">
          <table:table-cell table:number-columns-repeated="11"/>
        </table:table-row>
        <table:table-row table:style-name="ro1">
          <table:table-cell/>
          <table:table-cell office:value-type="string">
            <text:p>MPI MultiPingPong 8 Processes rxe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number-columns-repeated="2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23">
            <text:p>388.23</text:p>
          </table:table-cell>
          <table:table-cell office:value-type="float" office:value="0">
            <text:p>0</text:p>
          </table:table-cell>
          <table:table-cell table:formula="of:=AVERAGE([.E347:.E350])" office:value-type="float" office:value="388.345">
            <text:p>388.34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23">
            <text:p>388.23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54">
            <text:p>388.54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388.38">
            <text:p>388.3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21">
            <text:p>389.21</text:p>
          </table:table-cell>
          <table:table-cell office:value-type="float" office:value="0">
            <text:p>0</text:p>
          </table:table-cell>
          <table:table-cell table:formula="of:=AVERAGE([.E352:.E355])" office:value-type="float" office:value="389.2225">
            <text:p>389.2225</text:p>
          </table:table-cell>
          <table:table-cell table:number-columns-repeated="4"/>
        </table:table-row>
        <table:table-row table:style-name="ro2" table:visibility="filter">
          <table:table-cell/>
          <table:table-cell table:number-columns-repeated="2"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39">
            <text:p>389.3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8.88">
            <text:p>388.88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0">
            <text:p>1000</text:p>
          </table:table-cell>
          <table:table-cell office:value-type="float" office:value="389.41">
            <text:p>389.41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0.14">
            <text:p>380.14</text:p>
          </table:table-cell>
          <table:table-cell office:value-type="float" office:value="0.01">
            <text:p>0.01</text:p>
          </table:table-cell>
          <table:table-cell table:formula="of:=AVERAGE([.E357:.E360])" office:value-type="float" office:value="384.9225">
            <text:p>384.92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6.7">
            <text:p>386.7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table:number-columns-repeated="2"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5.26">
            <text:p>385.26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  <table:table-cell office:value-type="float" office:value="387.59">
            <text:p>387.59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3.13">
            <text:p>383.13</text:p>
          </table:table-cell>
          <table:table-cell office:value-type="float" office:value="0.01">
            <text:p>0.01</text:p>
          </table:table-cell>
          <table:table-cell table:formula="of:=AVERAGE([.E362:.E365])" office:value-type="float" office:value="386.8075">
            <text:p>386.80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.26">
            <text:p>388.26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7.39">
            <text:p>387.39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388.45">
            <text:p>388.45</text:p>
          </table:table-cell>
          <table:table-cell office:value-type="float" office:value="0.01">
            <text:p>0.01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5.71">
            <text:p>385.71</text:p>
          </table:table-cell>
          <table:table-cell office:value-type="float" office:value="0.02">
            <text:p>0.02</text:p>
          </table:table-cell>
          <table:table-cell table:formula="of:=AVERAGE([.E367:.E370])" office:value-type="float" office:value="386.79">
            <text:p>386.79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7.63">
            <text:p>387.63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7.95">
            <text:p>387.95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office:value-type="float" office:value="385.87">
            <text:p>385.87</text:p>
          </table:table-cell>
          <table:table-cell office:value-type="float" office:value="0.02">
            <text:p>0.0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76.07">
            <text:p>376.07</text:p>
          </table:table-cell>
          <table:table-cell office:value-type="float" office:value="0.04">
            <text:p>0.04</text:p>
          </table:table-cell>
          <table:table-cell table:formula="of:=AVERAGE([.E372:.E375])" office:value-type="float" office:value="384.96">
            <text:p>384.96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7.64">
            <text:p>387.64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8.81">
            <text:p>388.81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000">
            <text:p>1000</text:p>
          </table:table-cell>
          <table:table-cell office:value-type="float" office:value="387.32">
            <text:p>387.32</text:p>
          </table:table-cell>
          <table:table-cell office:value-type="float" office:value="0.04">
            <text:p>0.04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68.88">
            <text:p>368.88</text:p>
          </table:table-cell>
          <table:table-cell office:value-type="float" office:value="0.08">
            <text:p>0.08</text:p>
          </table:table-cell>
          <table:table-cell table:formula="of:=AVERAGE([.E377:.E380])" office:value-type="float" office:value="374.305">
            <text:p>374.30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6.32">
            <text:p>376.32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6.13">
            <text:p>376.13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000">
            <text:p>1000</text:p>
          </table:table-cell>
          <table:table-cell office:value-type="float" office:value="375.89">
            <text:p>375.89</text:p>
          </table:table-cell>
          <table:table-cell office:value-type="float" office:value="0.08">
            <text:p>0.0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03.21">
            <text:p>303.21</text:p>
          </table:table-cell>
          <table:table-cell office:value-type="float" office:value="0.2">
            <text:p>0.2</text:p>
          </table:table-cell>
          <table:table-cell table:formula="of:=AVERAGE([.E382:.E385])" office:value-type="float" office:value="307.715">
            <text:p>307.71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03.38">
            <text:p>303.38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01">
            <text:p>312.01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1000">
            <text:p>1000</text:p>
          </table:table-cell>
          <table:table-cell office:value-type="float" office:value="312.26">
            <text:p>312.26</text:p>
          </table:table-cell>
          <table:table-cell office:value-type="float" office:value="0.2">
            <text:p>0.2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55.13">
            <text:p>455.13</text:p>
          </table:table-cell>
          <table:table-cell office:value-type="float" office:value="0.27">
            <text:p>0.27</text:p>
          </table:table-cell>
          <table:table-cell table:formula="of:=AVERAGE([.E387:.E390])" office:value-type="float" office:value="472.32">
            <text:p>472.32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7.71">
            <text:p>477.71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9.44">
            <text:p>479.44</text:p>
          </table:table-cell>
          <table:table-cell office:value-type="float" office:value="0.25">
            <text:p>0.25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1000">
            <text:p>1000</text:p>
          </table:table-cell>
          <table:table-cell office:value-type="float" office:value="477">
            <text:p>477</text:p>
          </table:table-cell>
          <table:table-cell office:value-type="float" office:value="0.26">
            <text:p>0.2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5.13">
            <text:p>495.13</text:p>
          </table:table-cell>
          <table:table-cell office:value-type="float" office:value="0.49">
            <text:p>0.49</text:p>
          </table:table-cell>
          <table:table-cell table:formula="of:=AVERAGE([.E392:.E395])" office:value-type="float" office:value="498.8575">
            <text:p>498.85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21">
            <text:p>500.21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500.14">
            <text:p>500.14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1000">
            <text:p>1000</text:p>
          </table:table-cell>
          <table:table-cell office:value-type="float" office:value="499.95">
            <text:p>499.95</text:p>
          </table:table-cell>
          <table:table-cell office:value-type="float" office:value="0.49">
            <text:p>0.49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16.72">
            <text:p>616.72</text:p>
          </table:table-cell>
          <table:table-cell office:value-type="float" office:value="0.79">
            <text:p>0.79</text:p>
          </table:table-cell>
          <table:table-cell table:formula="of:=AVERAGE([.E397:.E400])" office:value-type="float" office:value="622.7925">
            <text:p>622.792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4.39">
            <text:p>624.39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5.01">
            <text:p>625.01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512">
            <text:p>512</text:p>
          </table:table-cell>
          <table:table-cell office:value-type="float" office:value="1000">
            <text:p>1000</text:p>
          </table:table-cell>
          <table:table-cell office:value-type="float" office:value="625.05">
            <text:p>625.05</text:p>
          </table:table-cell>
          <table:table-cell office:value-type="float" office:value="0.78">
            <text:p>0.7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54.25">
            <text:p>954.25</text:p>
          </table:table-cell>
          <table:table-cell office:value-type="float" office:value="1.02">
            <text:p>1.02</text:p>
          </table:table-cell>
          <table:table-cell table:formula="of:=AVERAGE([.E402:.E405])" office:value-type="float" office:value="981.0175">
            <text:p>981.01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88.5">
            <text:p>988.5</text:p>
          </table:table-cell>
          <table:table-cell office:value-type="float" office:value="0.99">
            <text:p>0.9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88.88">
            <text:p>988.88</text:p>
          </table:table-cell>
          <table:table-cell office:value-type="float" office:value="0.99">
            <text:p>0.99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1024">
            <text:p>1024</text:p>
          </table:table-cell>
          <table:table-cell office:value-type="float" office:value="1000">
            <text:p>1000</text:p>
          </table:table-cell>
          <table:table-cell office:value-type="float" office:value="992.44">
            <text:p>992.44</text:p>
          </table:table-cell>
          <table:table-cell office:value-type="float" office:value="0.98">
            <text:p>0.98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30.56">
            <text:p>1330.56</text:p>
          </table:table-cell>
          <table:table-cell office:value-type="float" office:value="1.47">
            <text:p>1.47</text:p>
          </table:table-cell>
          <table:table-cell table:formula="of:=AVERAGE([.E407:.E410])" office:value-type="float" office:value="1322.5675">
            <text:p>1322.5675</text:p>
          </table:table-cell>
          <table:table-cell table:number-columns-repeated="4"/>
        </table:table-row>
        <table:table-row table:style-name="ro2" table:visibility="filter">
          <table:table-cell/>
          <table:table-cell office:value-type="float" office:value="1">
            <text:p>1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25.72">
            <text:p>1325.72</text:p>
          </table:table-cell>
          <table:table-cell office:value-type="float" office:value="1.47">
            <text:p>1.47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2">
            <text:p>2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292.06">
            <text:p>1292.06</text:p>
          </table:table-cell>
          <table:table-cell office:value-type="float" office:value="1.51">
            <text:p>1.51</text:p>
          </table:table-cell>
          <table:table-cell table:number-columns-repeated="5"/>
        </table:table-row>
        <table:table-row table:style-name="ro2" table:visibility="filter">
          <table:table-cell/>
          <table:table-cell office:value-type="float" office:value="3">
            <text:p>3</text:p>
          </table:table-cell>
          <table:table-cell office:value-type="float" office:value="2048">
            <text:p>2048</text:p>
          </table:table-cell>
          <table:table-cell office:value-type="float" office:value="1000">
            <text:p>1000</text:p>
          </table:table-cell>
          <table:table-cell office:value-type="float" office:value="1341.93">
            <text:p>1341.93</text:p>
          </table:table-cell>
          <table:table-cell office:value-type="float" office:value="1.46">
            <text:p>1.46</text:p>
          </table:table-cell>
          <table:table-cell table:number-columns-repeated="5"/>
        </table:table-row>
        <table:table-row table:style-name="ro2" table:visibility="filter">
          <table:table-cell table:number-columns-repeated="11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833.65">
            <text:p>1833.65</text:p>
          </table:table-cell>
          <table:table-cell office:value-type="float" office:value="2.13">
            <text:p>2.13</text:p>
          </table:table-cell>
          <table:table-cell table:formula="of:=AVERAGE([.E412:.E415])" office:value-type="float" office:value="1890.15">
            <text:p>1890.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01.58">
            <text:p>1901.58</text:p>
          </table:table-cell>
          <table:table-cell office:value-type="float" office:value="2.05">
            <text:p>2.0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13.32">
            <text:p>1913.32</text:p>
          </table:table-cell>
          <table:table-cell office:value-type="float" office:value="2.04">
            <text:p>2.04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4096">
            <text:p>4096</text:p>
          </table:table-cell>
          <table:table-cell office:value-type="float" office:value="1000">
            <text:p>1000</text:p>
          </table:table-cell>
          <table:table-cell office:value-type="float" office:value="1912.05">
            <text:p>1912.05</text:p>
          </table:table-cell>
          <table:table-cell office:value-type="float" office:value="2.04">
            <text:p>2.04</text:p>
          </table:table-cell>
          <table:table-cell table:number-columns-repeated="5"/>
        </table:table-row>
        <table:table-row table:style-name="ro2" table:number-rows-repeated="1048160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2" table:target-range-address="IMB.G347:IMB.G412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8T02:58:09</meta:creation-date>
    <dc:date>2014-02-09T05:01:34</dc:date>
    <meta:editing-duration>P1DT1H37M54S</meta:editing-duration>
    <meta:editing-cycles>16</meta:editing-cycles>
    <meta:generator>LibreOffice/3.5$Linux_X86_64 LibreOffice_project/350m1$Build-2</meta:generator>
    <meta:document-statistic meta:table-count="5" meta:cell-count="248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>
        <chart:symbol-image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2:TCP.B40 RXE.B1:RXE.B40 TCP.B1:TCP.B1" chart:data-source-has-labels="both" svg:x="1.725cm" svg:y="1.571cm" svg:width="29.737cm" svg:height="15.05cm">
          <chartooo:coordinate-region svg:x="2.179cm" svg:y="1.776cm" svg:width="28.976cm" svg:height="14.18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2:RXE.B40" chart:label-cell-address="RXE.B1:RXE.B1" chart:class="chart:line">
            <chart:data-point chart:repeated="39"/>
          </chart:series>
          <chart:series chart:style-name="ch9" chart:values-cell-range-address="TCP.B2:TCP.B40" chart:label-cell-address="TCP.B1:TCP.B1" chart:class="chart:line">
            <chart:data-point chart:repeated="3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0.020257">
                <text:p>0.020257</text:p>
                <draw:g>
                  <svg:desc>RXE.B2:RXE.B40</svg:desc>
                </draw:g>
              </table:table-cell>
              <table:table-cell office:value-type="float" office:value="0.015933">
                <text:p>0.015933</text:p>
                <draw:g>
                  <svg:desc>TCP.B2:TCP.B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0315">
                <text:p>0.040315</text:p>
              </table:table-cell>
              <table:table-cell office:value-type="float" office:value="0.032053">
                <text:p>0.032053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60021">
                <text:p>0.060021</text:p>
              </table:table-cell>
              <table:table-cell office:value-type="float" office:value="0.047046">
                <text:p>0.04704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79522">
                <text:p>0.079522</text:p>
              </table:table-cell>
              <table:table-cell office:value-type="float" office:value="0.063836">
                <text:p>0.06383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119828">
                <text:p>0.119828</text:p>
              </table:table-cell>
              <table:table-cell office:value-type="float" office:value="0.093984">
                <text:p>0.09398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157922">
                <text:p>0.157922</text:p>
              </table:table-cell>
              <table:table-cell office:value-type="float" office:value="0.131065">
                <text:p>0.13106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238001">
                <text:p>0.238001</text:p>
              </table:table-cell>
              <table:table-cell office:value-type="float" office:value="0.191641">
                <text:p>0.19164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254027">
                <text:p>0.254027</text:p>
              </table:table-cell>
              <table:table-cell office:value-type="float" office:value="0.209702">
                <text:p>0.20970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315777">
                <text:p>0.315777</text:p>
              </table:table-cell>
              <table:table-cell office:value-type="float" office:value="0.254223">
                <text:p>0.254223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380941">
                <text:p>0.380941</text:p>
              </table:table-cell>
              <table:table-cell office:value-type="float" office:value="0.294695">
                <text:p>0.29469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418408">
                <text:p>0.418408</text:p>
              </table:table-cell>
              <table:table-cell office:value-type="float" office:value="0.329088">
                <text:p>0.3290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72983">
                <text:p>0.472983</text:p>
              </table:table-cell>
              <table:table-cell office:value-type="float" office:value="0.377411">
                <text:p>0.377411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54531">
                <text:p>0.54531</text:p>
              </table:table-cell>
              <table:table-cell office:value-type="float" office:value="0.416945">
                <text:p>0.416945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556717">
                <text:p>0.556717</text:p>
              </table:table-cell>
              <table:table-cell office:value-type="float" office:value="0.451468">
                <text:p>0.451468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19497">
                <text:p>0.619497</text:p>
              </table:table-cell>
              <table:table-cell office:value-type="float" office:value="0.49466">
                <text:p>0.49466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69909">
                <text:p>0.69909</text:p>
              </table:table-cell>
              <table:table-cell office:value-type="float" office:value="0.544552">
                <text:p>0.544552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881148">
                <text:p>0.881148</text:p>
              </table:table-cell>
              <table:table-cell office:value-type="float" office:value="0.672972">
                <text:p>0.672972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42698">
                <text:p>0.942698</text:p>
              </table:table-cell>
              <table:table-cell office:value-type="float" office:value="0.721696">
                <text:p>0.721696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.002635">
                <text:p>1.002635</text:p>
              </table:table-cell>
              <table:table-cell office:value-type="float" office:value="0.765625">
                <text:p>0.765625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.188189">
                <text:p>1.188189</text:p>
              </table:table-cell>
              <table:table-cell office:value-type="float" office:value="0.905364">
                <text:p>0.90536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244395">
                <text:p>1.244395</text:p>
              </table:table-cell>
              <table:table-cell office:value-type="float" office:value="0.957167">
                <text:p>0.957167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.28816">
                <text:p>1.28816</text:p>
              </table:table-cell>
              <table:table-cell office:value-type="float" office:value="0.986277">
                <text:p>0.986277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.799613">
                <text:p>1.799613</text:p>
              </table:table-cell>
              <table:table-cell office:value-type="float" office:value="1.362519">
                <text:p>1.3625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.852944">
                <text:p>1.852944</text:p>
              </table:table-cell>
              <table:table-cell office:value-type="float" office:value="1.406053">
                <text:p>1.406053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.89976">
                <text:p>1.89976</text:p>
              </table:table-cell>
              <table:table-cell office:value-type="float" office:value="1.433658">
                <text:p>1.433658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2.467186">
                <text:p>2.467186</text:p>
              </table:table-cell>
              <table:table-cell office:value-type="float" office:value="1.769599">
                <text:p>1.76959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52278">
                <text:p>2.52278</text:p>
              </table:table-cell>
              <table:table-cell office:value-type="float" office:value="1.86226">
                <text:p>1.86226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2.590425">
                <text:p>2.590425</text:p>
              </table:table-cell>
              <table:table-cell office:value-type="float" office:value="1.888169">
                <text:p>1.888169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.717203">
                <text:p>3.717203</text:p>
              </table:table-cell>
              <table:table-cell office:value-type="float" office:value="2.654663">
                <text:p>2.654663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.80346">
                <text:p>3.80346</text:p>
              </table:table-cell>
              <table:table-cell office:value-type="float" office:value="2.713314">
                <text:p>2.71331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3.62118">
                <text:p>3.62118</text:p>
              </table:table-cell>
              <table:table-cell office:value-type="float" office:value="2.765987">
                <text:p>2.7659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4.915267">
                <text:p>4.915267</text:p>
              </table:table-cell>
              <table:table-cell office:value-type="float" office:value="3.512174">
                <text:p>3.51217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.91161">
                <text:p>4.91161</text:p>
              </table:table-cell>
              <table:table-cell office:value-type="float" office:value="3.543866">
                <text:p>3.543866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5.135561">
                <text:p>5.135561</text:p>
              </table:table-cell>
              <table:table-cell office:value-type="float" office:value="3.546836">
                <text:p>3.54683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5.848119">
                <text:p>5.848119</text:p>
              </table:table-cell>
              <table:table-cell office:value-type="float" office:value="5.176647">
                <text:p>5.176647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5.904589">
                <text:p>5.904589</text:p>
              </table:table-cell>
              <table:table-cell office:value-type="float" office:value="5.208369">
                <text:p>5.208369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6.041668">
                <text:p>6.041668</text:p>
              </table:table-cell>
              <table:table-cell office:value-type="float" office:value="5.279564">
                <text:p>5.279564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7.419521">
                <text:p>7.419521</text:p>
              </table:table-cell>
              <table:table-cell office:value-type="float" office:value="6.477222">
                <text:p>6.4772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7.498362">
                <text:p>7.498362</text:p>
              </table:table-cell>
              <table:table-cell office:value-type="float" office:value="6.508651">
                <text:p>6.508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1" chart:style-name="ch1">
        <chart:legend chart:legend-position="end" svg:x="32.868cm" svg:y="8.429cm" style:legend-expansion="high" chart:style-name="ch2"/>
        <chart:plot-area chart:style-name="ch3" table:cell-range-address="TCP.A41:TCP.B83 RXE.B1:RXE.B1 RXE.B41:RXE.B83 TCP.B1:TCP.B1" chart:data-source-has-labels="both" svg:x="1.725cm" svg:y="1.571cm" svg:width="29.737cm" svg:height="15.05cm">
          <chartooo:coordinate-region svg:x="2.382cm" svg:y="1.776cm" svg:width="28.57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474cm" chart:style-name="ch6">
              <text:p>Bandwidth (Mbps)</text:p>
            </chart:title>
            <chart:grid chart:style-name="ch7" chart:class="major"/>
          </chart:axis>
          <chart:series chart:style-name="ch8" chart:values-cell-range-address="RXE.B41:RXE.B83" chart:label-cell-address="RXE.B1:RXE.B1" chart:class="chart:line">
            <chart:data-point chart:repeated="43"/>
          </chart:series>
          <chart:series chart:style-name="ch9" chart:values-cell-range-address="TCP.B41:TCP.B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7.517105">
                <text:p>7.517105</text:p>
                <draw:g>
                  <svg:desc>RXE.B41:RXE.B83</svg:desc>
                </draw:g>
              </table:table-cell>
              <table:table-cell office:value-type="float" office:value="6.574036">
                <text:p>6.574036</text:p>
                <draw:g>
                  <svg:desc>TCP.B41:TCP.B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0.379043">
                <text:p>10.379043</text:p>
              </table:table-cell>
              <table:table-cell office:value-type="float" office:value="8.610352">
                <text:p>8.6103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0.420276">
                <text:p>10.420276</text:p>
              </table:table-cell>
              <table:table-cell office:value-type="float" office:value="8.727652">
                <text:p>8.727652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0.46098">
                <text:p>10.46098</text:p>
              </table:table-cell>
              <table:table-cell office:value-type="float" office:value="8.720994">
                <text:p>8.720994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12.409858">
                <text:p>12.409858</text:p>
              </table:table-cell>
              <table:table-cell office:value-type="float" office:value="11.147204">
                <text:p>11.14720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2.763302">
                <text:p>12.763302</text:p>
              </table:table-cell>
              <table:table-cell office:value-type="float" office:value="11.23761">
                <text:p>11.2376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12.283056">
                <text:p>12.283056</text:p>
              </table:table-cell>
              <table:table-cell office:value-type="float" office:value="11.177756">
                <text:p>11.177756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17.056872">
                <text:p>17.056872</text:p>
              </table:table-cell>
              <table:table-cell office:value-type="float" office:value="14.427428">
                <text:p>14.427428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7.063643">
                <text:p>17.063643</text:p>
              </table:table-cell>
              <table:table-cell office:value-type="float" office:value="14.425348">
                <text:p>14.425348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17.113784">
                <text:p>17.113784</text:p>
              </table:table-cell>
              <table:table-cell office:value-type="float" office:value="14.499866">
                <text:p>14.499866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22.491837">
                <text:p>22.491837</text:p>
              </table:table-cell>
              <table:table-cell office:value-type="float" office:value="18.253277">
                <text:p>18.2532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2.617631">
                <text:p>22.617631</text:p>
              </table:table-cell>
              <table:table-cell office:value-type="float" office:value="18.313995">
                <text:p>18.313995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22.624356">
                <text:p>22.624356</text:p>
              </table:table-cell>
              <table:table-cell office:value-type="float" office:value="18.192339">
                <text:p>18.192339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28.828826">
                <text:p>28.828826</text:p>
              </table:table-cell>
              <table:table-cell office:value-type="float" office:value="24.911226">
                <text:p>24.911226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28.853124">
                <text:p>28.853124</text:p>
              </table:table-cell>
              <table:table-cell office:value-type="float" office:value="24.897939">
                <text:p>24.897939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28.885385">
                <text:p>28.885385</text:p>
              </table:table-cell>
              <table:table-cell office:value-type="float" office:value="24.966382">
                <text:p>24.966382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33.324538">
                <text:p>33.324538</text:p>
              </table:table-cell>
              <table:table-cell office:value-type="float" office:value="29.500143">
                <text:p>29.5001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33.348132">
                <text:p>33.348132</text:p>
              </table:table-cell>
              <table:table-cell office:value-type="float" office:value="29.486738">
                <text:p>29.48673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33.369513">
                <text:p>33.369513</text:p>
              </table:table-cell>
              <table:table-cell office:value-type="float" office:value="29.535619">
                <text:p>29.535619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42.506075">
                <text:p>42.506075</text:p>
              </table:table-cell>
              <table:table-cell office:value-type="float" office:value="38.607385">
                <text:p>38.60738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42.673458">
                <text:p>42.673458</text:p>
              </table:table-cell>
              <table:table-cell office:value-type="float" office:value="38.807686">
                <text:p>38.807686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42.92871">
                <text:p>42.92871</text:p>
              </table:table-cell>
              <table:table-cell office:value-type="float" office:value="38.920879">
                <text:p>38.920879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47.62705">
                <text:p>47.62705</text:p>
              </table:table-cell>
              <table:table-cell office:value-type="float" office:value="43.720411">
                <text:p>43.72041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47.641916">
                <text:p>47.641916</text:p>
              </table:table-cell>
              <table:table-cell office:value-type="float" office:value="43.766615">
                <text:p>43.766615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47.6613">
                <text:p>47.6613</text:p>
              </table:table-cell>
              <table:table-cell office:value-type="float" office:value="43.613728">
                <text:p>43.613728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38.804932">
                <text:p>38.804932</text:p>
              </table:table-cell>
              <table:table-cell office:value-type="float" office:value="52.371843">
                <text:p>52.371843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38.699118">
                <text:p>38.699118</text:p>
              </table:table-cell>
              <table:table-cell office:value-type="float" office:value="52.213923">
                <text:p>52.213923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38.270263">
                <text:p>38.270263</text:p>
              </table:table-cell>
              <table:table-cell office:value-type="float" office:value="52.389116">
                <text:p>52.389116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44.774328">
                <text:p>44.774328</text:p>
              </table:table-cell>
              <table:table-cell office:value-type="float" office:value="57.986553">
                <text:p>57.9865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44.753339">
                <text:p>44.753339</text:p>
              </table:table-cell>
              <table:table-cell office:value-type="float" office:value="58.31465">
                <text:p>58.31465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43.014546">
                <text:p>43.014546</text:p>
              </table:table-cell>
              <table:table-cell office:value-type="float" office:value="58.807222">
                <text:p>58.807222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52.989176">
                <text:p>52.989176</text:p>
              </table:table-cell>
              <table:table-cell office:value-type="float" office:value="66.608579">
                <text:p>66.608579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53.025633">
                <text:p>53.025633</text:p>
              </table:table-cell>
              <table:table-cell office:value-type="float" office:value="66.413574">
                <text:p>66.413574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53.136803">
                <text:p>53.136803</text:p>
              </table:table-cell>
              <table:table-cell office:value-type="float" office:value="66.582665">
                <text:p>66.582665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58.378619">
                <text:p>58.378619</text:p>
              </table:table-cell>
              <table:table-cell office:value-type="float" office:value="70.284807">
                <text:p>70.28480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8.225698">
                <text:p>58.225698</text:p>
              </table:table-cell>
              <table:table-cell office:value-type="float" office:value="70.382157">
                <text:p>70.382157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56.655462">
                <text:p>56.655462</text:p>
              </table:table-cell>
              <table:table-cell office:value-type="float" office:value="70.300968">
                <text:p>70.300968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66.015614">
                <text:p>66.015614</text:p>
              </table:table-cell>
              <table:table-cell office:value-type="float" office:value="76.085724">
                <text:p>76.085724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66.15242">
                <text:p>66.15242</text:p>
              </table:table-cell>
              <table:table-cell office:value-type="float" office:value="76.092775">
                <text:p>76.092775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64.869072">
                <text:p>64.869072</text:p>
              </table:table-cell>
              <table:table-cell office:value-type="float" office:value="76.192691">
                <text:p>76.192691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69.721057">
                <text:p>69.721057</text:p>
              </table:table-cell>
              <table:table-cell office:value-type="float" office:value="68.58709">
                <text:p>68.5870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69.901572">
                <text:p>69.901572</text:p>
              </table:table-cell>
              <table:table-cell office:value-type="float" office:value="68.708958">
                <text:p>68.708958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68.617682">
                <text:p>68.617682</text:p>
              </table:table-cell>
              <table:table-cell office:value-type="float" office:value="69.089366">
                <text:p>69.0893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41:TCP.A83 RXE.B1:RXE.B1 RXE.D41:RXE.D83 TCP.B1:TCP.B1 TCP.D41:TCP.D83" chart:data-source-has-labels="both" svg:x="1.725cm" svg:y="1.571cm" svg:width="29.737cm" svg:height="15.05cm">
          <chartooo:coordinate-region svg:x="2.789cm" svg:y="1.776cm" svg:width="28.163cm" svg:height="13.782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41:TCP.A83"/>
          </chart:axis>
          <chart:axis chart:dimension="y" chart:name="primary-y" chart:style-name="ch4">
            <chart:title svg:x="0.451cm" svg:y="10.919cm" chart:style-name="ch6">
              <text:p>Latency (microseconds)</text:p>
            </chart:title>
            <chart:grid chart:style-name="ch7" chart:class="major"/>
          </chart:axis>
          <chart:series chart:style-name="ch8" chart:values-cell-range-address="RXE.D41:RXE.D83" chart:label-cell-address="RXE.B1:RXE.B1" chart:class="chart:line">
            <chart:data-point chart:repeated="43"/>
          </chart:series>
          <chart:series chart:style-name="ch9" chart:values-cell-range-address="TCP.D41:TCP.D83" chart:label-cell-address="TCP.B1:TCP.B1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515">
                <text:p>520</text:p>
                <draw:g>
                  <svg:desc>TCP.A41:TCP.A83</svg:desc>
                </draw:g>
              </table:table-cell>
              <table:table-cell office:value-type="float" office:value="522.69">
                <text:p>522.69</text:p>
                <draw:g>
                  <svg:desc>RXE.D41:RXE.D83</svg:desc>
                </draw:g>
              </table:table-cell>
              <table:table-cell office:value-type="float" office:value="597.68">
                <text:p>597.68</text:p>
                <draw:g>
                  <svg:desc>TCP.D41:TCP.D83</svg:desc>
                </draw:g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562.33">
                <text:p>562.33</text:p>
              </table:table-cell>
              <table:table-cell office:value-type="float" office:value="677.85">
                <text:p>677.85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1.36">
                <text:p>671.36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562.31">
                <text:p>562.31</text:p>
              </table:table-cell>
              <table:table-cell office:value-type="float" office:value="674.49">
                <text:p>674.49</text:p>
              </table:table-cell>
            </table:table-row>
            <table:table-row>
              <table:table-cell office:value-type="float" office:value="1021">
                <text:p>1020</text:p>
              </table:table-cell>
              <table:table-cell office:value-type="float" office:value="627.7">
                <text:p>627.7</text:p>
              </table:table-cell>
              <table:table-cell office:value-type="float" office:value="698.8">
                <text:p>698.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12.11">
                <text:p>612.11</text:p>
              </table:table-cell>
              <table:table-cell office:value-type="float" office:value="695.21">
                <text:p>695.21</text:p>
              </table:table-cell>
            </table:table-row>
            <table:table-row>
              <table:table-cell office:value-type="float" office:value="1027">
                <text:p>1030</text:p>
              </table:table-cell>
              <table:table-cell office:value-type="float" office:value="637.9">
                <text:p>637.9</text:p>
              </table:table-cell>
              <table:table-cell office:value-type="float" office:value="700.98">
                <text:p>700.98</text:p>
              </table:table-cell>
            </table:table-row>
            <table:table-row>
              <table:table-cell office:value-type="float" office:value="1533">
                <text:p>1530</text:p>
              </table:table-cell>
              <table:table-cell office:value-type="float" office:value="685.7">
                <text:p>685.7</text:p>
              </table:table-cell>
              <table:table-cell office:value-type="float" office:value="810.67">
                <text:p>810.6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86.77">
                <text:p>686.77</text:p>
              </table:table-cell>
              <table:table-cell office:value-type="float" office:value="812.37">
                <text:p>812.37</text:p>
              </table:table-cell>
            </table:table-row>
            <table:table-row>
              <table:table-cell office:value-type="float" office:value="1539">
                <text:p>1540</text:p>
              </table:table-cell>
              <table:table-cell office:value-type="float" office:value="686.09">
                <text:p>686.09</text:p>
              </table:table-cell>
              <table:table-cell office:value-type="float" office:value="809.78">
                <text:p>809.78</text:p>
              </table:table-cell>
            </table:table-row>
            <table:table-row>
              <table:table-cell office:value-type="float" office:value="2045">
                <text:p>2050</text:p>
              </table:table-cell>
              <table:table-cell office:value-type="float" office:value="693.68">
                <text:p>693.68</text:p>
              </table:table-cell>
              <table:table-cell office:value-type="float" office:value="854.76">
                <text:p>854.7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90.83">
                <text:p>690.83</text:p>
              </table:table-cell>
              <table:table-cell office:value-type="float" office:value="853.17">
                <text:p>853.17</text:p>
              </table:table-cell>
            </table:table-row>
            <table:table-row>
              <table:table-cell office:value-type="float" office:value="2051">
                <text:p>2050</text:p>
              </table:table-cell>
              <table:table-cell office:value-type="float" office:value="691.64">
                <text:p>691.64</text:p>
              </table:table-cell>
              <table:table-cell office:value-type="float" office:value="860.14">
                <text:p>860.14</text:p>
              </table:table-cell>
            </table:table-row>
            <table:table-row>
              <table:table-cell office:value-type="float" office:value="3069">
                <text:p>3070</text:p>
              </table:table-cell>
              <table:table-cell office:value-type="float" office:value="812.19">
                <text:p>812.19</text:p>
              </table:table-cell>
              <table:table-cell office:value-type="float" office:value="939.92">
                <text:p>939.92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812.3">
                <text:p>812.3</text:p>
              </table:table-cell>
              <table:table-cell office:value-type="float" office:value="941.34">
                <text:p>941.34</text:p>
              </table:table-cell>
            </table:table-row>
            <table:table-row>
              <table:table-cell office:value-type="float" office:value="3075">
                <text:p>3080</text:p>
              </table:table-cell>
              <table:table-cell office:value-type="float" office:value="812.19">
                <text:p>812.19</text:p>
              </table:table-cell>
              <table:table-cell office:value-type="float" office:value="939.68">
                <text:p>939.68</text:p>
              </table:table-cell>
            </table:table-row>
            <table:table-row>
              <table:table-cell office:value-type="float" office:value="4093">
                <text:p>4090</text:p>
              </table:table-cell>
              <table:table-cell office:value-type="float" office:value="937.06">
                <text:p>937.06</text:p>
              </table:table-cell>
              <table:table-cell office:value-type="float" office:value="1058.54">
                <text:p>1058.5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937.08">
                <text:p>937.08</text:p>
              </table:table-cell>
              <table:table-cell office:value-type="float" office:value="1059.8">
                <text:p>1059.8</text:p>
              </table:table-cell>
            </table:table-row>
            <table:table-row>
              <table:table-cell office:value-type="float" office:value="4099">
                <text:p>4100</text:p>
              </table:table-cell>
              <table:table-cell office:value-type="float" office:value="937.17">
                <text:p>937.17</text:p>
              </table:table-cell>
              <table:table-cell office:value-type="float" office:value="1058.82">
                <text:p>1058.82</text:p>
              </table:table-cell>
            </table:table-row>
            <table:table-row>
              <table:table-cell office:value-type="float" office:value="6141">
                <text:p>6140</text:p>
              </table:table-cell>
              <table:table-cell office:value-type="float" office:value="1102.25">
                <text:p>1102.25</text:p>
              </table:table-cell>
              <table:table-cell office:value-type="float" office:value="1213.55">
                <text:p>1213.55</text:p>
              </table:table-cell>
            </table:table-row>
            <table:table-row>
              <table:table-cell office:value-type="float" office:value="6144">
                <text:p>6140</text:p>
              </table:table-cell>
              <table:table-cell office:value-type="float" office:value="1098.46">
                <text:p>1098.46</text:p>
              </table:table-cell>
              <table:table-cell office:value-type="float" office:value="1207.88">
                <text:p>1207.88</text:p>
              </table:table-cell>
            </table:table-row>
            <table:table-row>
              <table:table-cell office:value-type="float" office:value="6147">
                <text:p>6150</text:p>
              </table:table-cell>
              <table:table-cell office:value-type="float" office:value="1092.46">
                <text:p>1092.46</text:p>
              </table:table-cell>
              <table:table-cell office:value-type="float" office:value="1204.95">
                <text:p>1204.95</text:p>
              </table:table-cell>
            </table:table-row>
            <table:table-row>
              <table:table-cell office:value-type="float" office:value="8189">
                <text:p>8190</text:p>
              </table:table-cell>
              <table:table-cell office:value-type="float" office:value="1311.8">
                <text:p>1311.8</text:p>
              </table:table-cell>
              <table:table-cell office:value-type="float" office:value="1429.01">
                <text:p>1429.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311.87">
                <text:p>1311.87</text:p>
              </table:table-cell>
              <table:table-cell office:value-type="float" office:value="1428.03">
                <text:p>1428.03</text:p>
              </table:table-cell>
            </table:table-row>
            <table:table-row>
              <table:table-cell office:value-type="float" office:value="8195">
                <text:p>8200</text:p>
              </table:table-cell>
              <table:table-cell office:value-type="float" office:value="1311.82">
                <text:p>1311.82</text:p>
              </table:table-cell>
              <table:table-cell office:value-type="float" office:value="1433.56">
                <text:p>1433.56</text:p>
              </table:table-cell>
            </table:table-row>
            <table:table-row>
              <table:table-cell office:value-type="float" office:value="12285">
                <text:p>12290</text:p>
              </table:table-cell>
              <table:table-cell office:value-type="float" office:value="2415.34">
                <text:p>2415.34</text:p>
              </table:table-cell>
              <table:table-cell office:value-type="float" office:value="1789.65">
                <text:p>1789.65</text:p>
              </table:table-cell>
            </table:table-row>
            <table:table-row>
              <table:table-cell office:value-type="float" office:value="12288">
                <text:p>12290</text:p>
              </table:table-cell>
              <table:table-cell office:value-type="float" office:value="2422.54">
                <text:p>2422.54</text:p>
              </table:table-cell>
              <table:table-cell office:value-type="float" office:value="1795.5">
                <text:p>1795.5</text:p>
              </table:table-cell>
            </table:table-row>
            <table:table-row>
              <table:table-cell office:value-type="float" office:value="12291">
                <text:p>12290</text:p>
              </table:table-cell>
              <table:table-cell office:value-type="float" office:value="2450.28">
                <text:p>2450.28</text:p>
              </table:table-cell>
              <table:table-cell office:value-type="float" office:value="1789.93">
                <text:p>1789.93</text:p>
              </table:table-cell>
            </table:table-row>
            <table:table-row>
              <table:table-cell office:value-type="float" office:value="16381">
                <text:p>16380</text:p>
              </table:table-cell>
              <table:table-cell office:value-type="float" office:value="2791.27">
                <text:p>2791.27</text:p>
              </table:table-cell>
              <table:table-cell office:value-type="float" office:value="2155.28">
                <text:p>2155.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793.09">
                <text:p>2793.09</text:p>
              </table:table-cell>
              <table:table-cell office:value-type="float" office:value="2143.54">
                <text:p>2143.54</text:p>
              </table:table-cell>
            </table:table-row>
            <table:table-row>
              <table:table-cell office:value-type="float" office:value="16387">
                <text:p>16390</text:p>
              </table:table-cell>
              <table:table-cell office:value-type="float" office:value="2906.53">
                <text:p>2906.53</text:p>
              </table:table-cell>
              <table:table-cell office:value-type="float" office:value="2125.98">
                <text:p>2125.98</text:p>
              </table:table-cell>
            </table:table-row>
            <table:table-row>
              <table:table-cell office:value-type="float" office:value="24573">
                <text:p>24570</text:p>
              </table:table-cell>
              <table:table-cell office:value-type="float" office:value="3538.03">
                <text:p>3538.03</text:p>
              </table:table-cell>
              <table:table-cell office:value-type="float" office:value="2814.61">
                <text:p>2814.61</text:p>
              </table:table-cell>
            </table:table-row>
            <table:table-row>
              <table:table-cell office:value-type="float" office:value="24576">
                <text:p>24580</text:p>
              </table:table-cell>
              <table:table-cell office:value-type="float" office:value="3536.03">
                <text:p>3536.03</text:p>
              </table:table-cell>
              <table:table-cell office:value-type="float" office:value="2823.22">
                <text:p>2823.22</text:p>
              </table:table-cell>
            </table:table-row>
            <table:table-row>
              <table:table-cell office:value-type="float" office:value="24579">
                <text:p>24580</text:p>
              </table:table-cell>
              <table:table-cell office:value-type="float" office:value="3529.06">
                <text:p>3529.06</text:p>
              </table:table-cell>
              <table:table-cell office:value-type="float" office:value="2816.39">
                <text:p>2816.39</text:p>
              </table:table-cell>
            </table:table-row>
            <table:table-row>
              <table:table-cell office:value-type="float" office:value="32765">
                <text:p>32770</text:p>
              </table:table-cell>
              <table:table-cell office:value-type="float" office:value="4282">
                <text:p>4282</text:p>
              </table:table-cell>
              <table:table-cell office:value-type="float" office:value="3556.63">
                <text:p>3556.6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293.64">
                <text:p>4293.64</text:p>
              </table:table-cell>
              <table:table-cell office:value-type="float" office:value="3552.04">
                <text:p>3552.04</text:p>
              </table:table-cell>
            </table:table-row>
            <table:table-row>
              <table:table-cell office:value-type="float" office:value="32771">
                <text:p>32770</text:p>
              </table:table-cell>
              <table:table-cell office:value-type="float" office:value="4413.04">
                <text:p>4413.04</text:p>
              </table:table-cell>
              <table:table-cell office:value-type="float" office:value="3556.46">
                <text:p>3556.46</text:p>
              </table:table-cell>
            </table:table-row>
            <table:table-row>
              <table:table-cell office:value-type="float" office:value="49149">
                <text:p>49150</text:p>
              </table:table-cell>
              <table:table-cell office:value-type="float" office:value="5680.13">
                <text:p>5680.13</text:p>
              </table:table-cell>
              <table:table-cell office:value-type="float" office:value="4928.35">
                <text:p>4928.35</text:p>
              </table:table-cell>
            </table:table-row>
            <table:table-row>
              <table:table-cell office:value-type="float" office:value="49152">
                <text:p>49150</text:p>
              </table:table-cell>
              <table:table-cell office:value-type="float" office:value="5668.73">
                <text:p>5668.73</text:p>
              </table:table-cell>
              <table:table-cell office:value-type="float" office:value="4928.19">
                <text:p>4928.19</text:p>
              </table:table-cell>
            </table:table-row>
            <table:table-row>
              <table:table-cell office:value-type="float" office:value="49155">
                <text:p>49160</text:p>
              </table:table-cell>
              <table:table-cell office:value-type="float" office:value="5781.23">
                <text:p>5781.23</text:p>
              </table:table-cell>
              <table:table-cell office:value-type="float" office:value="4922.03">
                <text:p>4922.03</text:p>
              </table:table-cell>
            </table:table-row>
            <table:table-row>
              <table:table-cell office:value-type="float" office:value="65533">
                <text:p>65530</text:p>
              </table:table-cell>
              <table:table-cell office:value-type="float" office:value="7171.11">
                <text:p>7171.11</text:p>
              </table:table-cell>
              <table:table-cell office:value-type="float" office:value="7289.67">
                <text:p>7289.6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7152.92">
                <text:p>7152.92</text:p>
              </table:table-cell>
              <table:table-cell office:value-type="float" office:value="7277.07">
                <text:p>7277.07</text:p>
              </table:table-cell>
            </table:table-row>
            <table:table-row>
              <table:table-cell office:value-type="float" office:value="65539">
                <text:p>65540</text:p>
              </table:table-cell>
              <table:table-cell office:value-type="float" office:value="7287.09">
                <text:p>7287.09</text:p>
              </table:table-cell>
              <table:table-cell office:value-type="float" office:value="7237.34">
                <text:p>7237.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automatic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5.152cm" svg:height="17.972cm" xlink:href=".." xlink:type="simple" chart:class="chart:line" chart:column-mapping="" chart:style-name="ch1">
        <chart:legend chart:legend-position="end" svg:x="32.868cm" svg:y="8.429cm" style:legend-expansion="high" chart:style-name="ch2"/>
        <chart:plot-area chart:style-name="ch3" table:cell-range-address="TCP.A2:TCP.A40 RXE.B1:RXE.B1 RXE.D2:RXE.D40 TCP.B1:TCP.B1 TCP.D2:TCP.D40" chart:data-source-has-labels="both" svg:x="1.725cm" svg:y="1.571cm" svg:width="29.737cm" svg:height="15.05cm">
          <chartooo:coordinate-region svg:x="2.586cm" svg:y="1.775cm" svg:width="28.569cm" svg:height="14.19cm"/>
          <chart:axis chart:dimension="x" chart:name="primary-x" chart:style-name="ch4" chartooo:axis-type="auto">
            <chartooo:date-scale/>
            <chart:title svg:x="14.897cm" svg:y="16.981cm" chart:style-name="ch5">
              <text:p>Message Size (Bytes)</text:p>
            </chart:title>
            <chart:categories table:cell-range-address="TCP.A2:TCP.A40"/>
          </chart:axis>
          <chart:axis chart:dimension="y" chart:name="primary-y" chart:style-name="ch6">
            <chart:title svg:x="0.451cm" svg:y="10.919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RXE.D2:RXE.D40" chart:label-cell-address="RXE.B1:RXE.B1" chart:class="chart:line">
            <chart:data-point chart:repeated="39"/>
          </chart:series>
          <chart:series chart:style-name="ch10" chart:values-cell-range-address="TCP.D2:TCP.D40" chart:label-cell-address="TCP.B1:TCP.B1" chart:class="chart:line">
            <chart:data-point chart:repeated="3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CE</text:p>
                <draw:g>
                  <svg:desc>RXE.B1:RXE.B1</svg:desc>
                </draw:g>
              </table:table-cell>
              <table:table-cell office:value-type="string">
                <text:p>TCP</text:p>
                <draw:g>
                  <svg:desc>TCP.B1:TCP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TCP.A2:TCP.A40</svg:desc>
                </draw:g>
              </table:table-cell>
              <table:table-cell office:value-type="float" office:value="376.64">
                <text:p>376.64</text:p>
                <draw:g>
                  <svg:desc>RXE.D2:RXE.D40</svg:desc>
                </draw:g>
              </table:table-cell>
              <table:table-cell office:value-type="float" office:value="478.84">
                <text:p>478.84</text:p>
                <draw:g>
                  <svg:desc>TCP.D2:TCP.D4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8.49">
                <text:p>378.49</text:p>
              </table:table-cell>
              <table:table-cell office:value-type="float" office:value="476.05">
                <text:p>476.0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381.34">
                <text:p>381.34</text:p>
              </table:table-cell>
              <table:table-cell office:value-type="float" office:value="486.5">
                <text:p>486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83.76">
                <text:p>383.76</text:p>
              </table:table-cell>
              <table:table-cell office:value-type="float" office:value="478.06">
                <text:p>478.0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82.02">
                <text:p>382.02</text:p>
              </table:table-cell>
              <table:table-cell office:value-type="float" office:value="487.06">
                <text:p>487.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86.49">
                <text:p>386.49</text:p>
              </table:table-cell>
              <table:table-cell office:value-type="float" office:value="465.69">
                <text:p>465.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84.67">
                <text:p>384.67</text:p>
              </table:table-cell>
              <table:table-cell office:value-type="float" office:value="477.73">
                <text:p>477.73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90.44">
                <text:p>390.44</text:p>
              </table:table-cell>
              <table:table-cell office:value-type="float" office:value="472.97">
                <text:p>472.9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6.57">
                <text:p>386.57</text:p>
              </table:table-cell>
              <table:table-cell office:value-type="float" office:value="480.17">
                <text:p>480.17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0.53">
                <text:p>380.53</text:p>
              </table:table-cell>
              <table:table-cell office:value-type="float" office:value="491.89">
                <text:p>491.8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82.92">
                <text:p>382.92</text:p>
              </table:table-cell>
              <table:table-cell office:value-type="float" office:value="486.85">
                <text:p>486.8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7.13">
                <text:p>387.13</text:p>
              </table:table-cell>
              <table:table-cell office:value-type="float" office:value="485.16">
                <text:p>485.1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377.76">
                <text:p>377.76</text:p>
              </table:table-cell>
              <table:table-cell office:value-type="float" office:value="494.06">
                <text:p>494.0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97.42">
                <text:p>397.42</text:p>
              </table:table-cell>
              <table:table-cell office:value-type="float" office:value="490.07">
                <text:p>490.0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94.1">
                <text:p>394.1</text:p>
              </table:table-cell>
              <table:table-cell office:value-type="float" office:value="493.55">
                <text:p>493.5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381.97">
                <text:p>381.97</text:p>
              </table:table-cell>
              <table:table-cell office:value-type="float" office:value="490.36">
                <text:p>490.36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389.63">
                <text:p>389.63</text:p>
              </table:table-cell>
              <table:table-cell office:value-type="float" office:value="510.16">
                <text:p>510.1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88.47">
                <text:p>388.47</text:p>
              </table:table-cell>
              <table:table-cell office:value-type="float" office:value="507.43">
                <text:p>507.43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388.08">
                <text:p>388.08</text:p>
              </table:table-cell>
              <table:table-cell office:value-type="float" office:value="508.21">
                <text:p>508.21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391.68">
                <text:p>391.68</text:p>
              </table:table-cell>
              <table:table-cell office:value-type="float" office:value="514.04">
                <text:p>514.04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92.38">
                <text:p>392.38</text:p>
              </table:table-cell>
              <table:table-cell office:value-type="float" office:value="510.13">
                <text:p>510.13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396.82">
                <text:p>396.82</text:p>
              </table:table-cell>
              <table:table-cell office:value-type="float" office:value="518.28">
                <text:p>518.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394.27">
                <text:p>394.27</text:p>
              </table:table-cell>
              <table:table-cell office:value-type="float" office:value="520.75">
                <text:p>520.75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395.27">
                <text:p>395.27</text:p>
              </table:table-cell>
              <table:table-cell office:value-type="float" office:value="520.91">
                <text:p>520.91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397.58">
                <text:p>397.58</text:p>
              </table:table-cell>
              <table:table-cell office:value-type="float" office:value="526.84">
                <text:p>526.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386.54">
                <text:p>386.54</text:p>
              </table:table-cell>
              <table:table-cell office:value-type="float" office:value="538.92">
                <text:p>538.9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87.1">
                <text:p>387.1</text:p>
              </table:table-cell>
              <table:table-cell office:value-type="float" office:value="524.4">
                <text:p>524.4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385.82">
                <text:p>385.82</text:p>
              </table:table-cell>
              <table:table-cell office:value-type="float" office:value="529.32">
                <text:p>529.32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387.91">
                <text:p>387.91</text:p>
              </table:table-cell>
              <table:table-cell office:value-type="float" office:value="543.18">
                <text:p>543.18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385.13">
                <text:p>385.13</text:p>
              </table:table-cell>
              <table:table-cell office:value-type="float" office:value="539.87">
                <text:p>539.87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410.84">
                <text:p>410.84</text:p>
              </table:table-cell>
              <table:table-cell office:value-type="float" office:value="537.87">
                <text:p>537.87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392.7">
                <text:p>392.7</text:p>
              </table:table-cell>
              <table:table-cell office:value-type="float" office:value="549.58">
                <text:p>549.5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97.65">
                <text:p>397.65</text:p>
              </table:table-cell>
              <table:table-cell office:value-type="float" office:value="551.13">
                <text:p>551.1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384.77">
                <text:p>384.77</text:p>
              </table:table-cell>
              <table:table-cell office:value-type="float" office:value="557.12">
                <text:p>557.12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497.05">
                <text:p>497.05</text:p>
              </table:table-cell>
              <table:table-cell office:value-type="float" office:value="561.52">
                <text:p>561.52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496.17">
                <text:p>496.17</text:p>
              </table:table-cell>
              <table:table-cell office:value-type="float" office:value="562.5">
                <text:p>562.5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488.7">
                <text:p>488.7</text:p>
              </table:table-cell>
              <table:table-cell office:value-type="float" office:value="559.25">
                <text:p>559.25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523.4">
                <text:p>523.4</text:p>
              </table:table-cell>
              <table:table-cell office:value-type="float" office:value="599.54">
                <text:p>599.5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520.95">
                <text:p>520.95</text:p>
              </table:table-cell>
              <table:table-cell office:value-type="float" office:value="600.16">
                <text:p>600.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" chart:maximum="15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23cm" svg:height="20.729cm" xlink:href=".." xlink:type="simple" chart:class="chart:line" chart:style-name="ch1">
        <chart:legend chart:legend-position="end" svg:x="27.874cm" svg:y="8.562cm" style:legend-expansion="high" chart:style-name="ch2"/>
        <chart:plot-area chart:style-name="ch3" table:cell-range-address="IMB.C115:IMB.C167 IMB.I65:IMB.K65 IMB.G71:IMB.G111 IMB.G115:IMB.G167 IMB.G173:IMB.G238 IMB.I66:IMB.K66 IMB.G245:IMB.G285 IMB.G289:IMB.G341 IMB.G347:IMB.G412" chart:data-source-has-labels="both" svg:x="1.682cm" svg:y="1.791cm" svg:width="24.872cm" svg:height="17.532cm">
          <chartooo:coordinate-region svg:x="2.746cm" svg:y="1.791cm" svg:width="23.808cm" svg:height="16.876cm"/>
          <chart:axis chart:dimension="x" chart:name="primary-x" chart:style-name="ch4" chartooo:axis-type="auto">
            <chartooo:date-scale/>
            <chart:title svg:x="12.422cm" svg:y="19.738cm" chart:style-name="ch5">
              <text:p>Message Size (Bytes)</text:p>
            </chart:title>
            <chart:categories table:cell-range-address="IMB.C115:IMB.C167"/>
          </chart:axis>
          <chart:axis chart:dimension="y" chart:name="primary-y" chart:style-name="ch6">
            <chart:title svg:x="0.451cm" svg:y="12.38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IMB.G71:IMB.G111" chart:label-cell-address="IMB.I65:IMB.I65" chart:class="chart:line">
            <chart:data-point chart:repeated="14"/>
          </chart:series>
          <chart:series chart:style-name="ch10" chart:values-cell-range-address="IMB.G115:IMB.G167" chart:label-cell-address="IMB.J65:IMB.J65" chart:class="chart:line">
            <chart:data-point chart:repeated="14"/>
          </chart:series>
          <chart:series chart:style-name="ch11" chart:values-cell-range-address="IMB.G173:IMB.G238" chart:label-cell-address="IMB.K65:IMB.K65" chart:class="chart:line">
            <chart:data-point chart:repeated="14"/>
          </chart:series>
          <chart:series chart:style-name="ch12" chart:values-cell-range-address="IMB.G245:IMB.G285" chart:label-cell-address="IMB.I66:IMB.I66" chart:class="chart:line">
            <chart:data-point chart:repeated="15"/>
          </chart:series>
          <chart:series chart:style-name="ch13" chart:values-cell-range-address="IMB.G289:IMB.G341" chart:label-cell-address="IMB.J66:IMB.J66" chart:class="chart:line">
            <chart:data-point chart:repeated="14"/>
          </chart:series>
          <chart:series chart:style-name="ch14" chart:values-cell-range-address="IMB.G347:IMB.G412" chart:label-cell-address="IMB.K66:IMB.K66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, 4 Processes</text:p>
                <draw:g>
                  <svg:desc>IMB.I65:IMB.I65</svg:desc>
                </draw:g>
              </table:table-cell>
              <table:table-cell office:value-type="string">
                <text:p>TCP, 6 Processes</text:p>
                <draw:g>
                  <svg:desc>IMB.J65:IMB.J65</svg:desc>
                </draw:g>
              </table:table-cell>
              <table:table-cell office:value-type="string">
                <text:p>TCP, 8 Processes</text:p>
                <draw:g>
                  <svg:desc>IMB.K65:IMB.K65</svg:desc>
                </draw:g>
              </table:table-cell>
              <table:table-cell office:value-type="string">
                <text:p>RoCE, 4 Processes</text:p>
                <draw:g>
                  <svg:desc>IMB.I66:IMB.I66</svg:desc>
                </draw:g>
              </table:table-cell>
              <table:table-cell office:value-type="string">
                <text:p>RoCE, 6 Processes</text:p>
                <draw:g>
                  <svg:desc>IMB.J66:IMB.J66</svg:desc>
                </draw:g>
              </table:table-cell>
              <table:table-cell office:value-type="string">
                <text:p>RoCE, 8 Processes</text:p>
                <draw:g>
                  <svg:desc>IMB.K66:IMB.K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MB.C115:IMB.C167</svg:desc>
                </draw:g>
              </table:table-cell>
              <table:table-cell office:value-type="float" office:value="457.065">
                <text:p>457.065</text:p>
                <draw:g>
                  <svg:desc>IMB.G71:IMB.G111</svg:desc>
                </draw:g>
              </table:table-cell>
              <table:table-cell office:value-type="float" office:value="570.033333333333">
                <text:p>570.033333333333</text:p>
                <draw:g>
                  <svg:desc>IMB.G115:IMB.G167</svg:desc>
                </draw:g>
              </table:table-cell>
              <table:table-cell office:value-type="float" office:value="624.125">
                <text:p>624.125</text:p>
                <draw:g>
                  <svg:desc>IMB.G173:IMB.G238</svg:desc>
                </draw:g>
              </table:table-cell>
              <table:table-cell office:value-type="float" office:value="357.62">
                <text:p>357.62</text:p>
                <draw:g>
                  <svg:desc>IMB.G245:IMB.G285</svg:desc>
                </draw:g>
              </table:table-cell>
              <table:table-cell office:value-type="float" office:value="418.416666666667">
                <text:p>418.416666666667</text:p>
                <draw:g>
                  <svg:desc>IMB.G289:IMB.G341</svg:desc>
                </draw:g>
              </table:table-cell>
              <table:table-cell office:value-type="float" office:value="388.345">
                <text:p>388.345</text:p>
                <draw:g>
                  <svg:desc>IMB.G347:IMB.G4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6.765">
                <text:p>456.765</text:p>
              </table:table-cell>
              <table:table-cell office:value-type="float" office:value="571.38">
                <text:p>571.38</text:p>
              </table:table-cell>
              <table:table-cell office:value-type="float" office:value="623.87">
                <text:p>623.87</text:p>
              </table:table-cell>
              <table:table-cell office:value-type="float" office:value="357.845">
                <text:p>357.845</text:p>
              </table:table-cell>
              <table:table-cell office:value-type="float" office:value="423.236666666667">
                <text:p>423.236666666667</text:p>
              </table:table-cell>
              <table:table-cell office:value-type="float" office:value="389.2225">
                <text:p>389.2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8.515">
                <text:p>458.515</text:p>
              </table:table-cell>
              <table:table-cell office:value-type="float" office:value="571.723333333333">
                <text:p>571.723333333333</text:p>
              </table:table-cell>
              <table:table-cell office:value-type="float" office:value="624.06">
                <text:p>624.06</text:p>
              </table:table-cell>
              <table:table-cell office:value-type="float" office:value="358.31">
                <text:p>358.31</text:p>
              </table:table-cell>
              <table:table-cell office:value-type="float" office:value="428.72">
                <text:p>428.72</text:p>
              </table:table-cell>
              <table:table-cell office:value-type="float" office:value="384.9225">
                <text:p>384.9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8.015">
                <text:p>458.015</text:p>
              </table:table-cell>
              <table:table-cell office:value-type="float" office:value="572.92">
                <text:p>572.92</text:p>
              </table:table-cell>
              <table:table-cell office:value-type="float" office:value="624.2">
                <text:p>624.2</text:p>
              </table:table-cell>
              <table:table-cell office:value-type="float" office:value="356.5">
                <text:p>356.5</text:p>
              </table:table-cell>
              <table:table-cell office:value-type="float" office:value="430.53">
                <text:p>430.53</text:p>
              </table:table-cell>
              <table:table-cell office:value-type="float" office:value="386.8075">
                <text:p>386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1.485">
                <text:p>461.485</text:p>
              </table:table-cell>
              <table:table-cell office:value-type="float" office:value="575.026666666667">
                <text:p>575.026666666667</text:p>
              </table:table-cell>
              <table:table-cell office:value-type="float" office:value="624.8425">
                <text:p>624.8425</text:p>
              </table:table-cell>
              <table:table-cell office:value-type="float" office:value="356.09">
                <text:p>356.09</text:p>
              </table:table-cell>
              <table:table-cell office:value-type="float" office:value="438.516666666667">
                <text:p>438.516666666667</text:p>
              </table:table-cell>
              <table:table-cell office:value-type="float" office:value="386.79">
                <text:p>386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8.77">
                <text:p>478.77</text:p>
              </table:table-cell>
              <table:table-cell office:value-type="float" office:value="593.603333333333">
                <text:p>593.603333333333</text:p>
              </table:table-cell>
              <table:table-cell office:value-type="float" office:value="624.9025">
                <text:p>624.9025</text:p>
              </table:table-cell>
              <table:table-cell office:value-type="float" office:value="353.31">
                <text:p>353.31</text:p>
              </table:table-cell>
              <table:table-cell office:value-type="float" office:value="442.093333333333">
                <text:p>442.093333333333</text:p>
              </table:table-cell>
              <table:table-cell office:value-type="float" office:value="384.96">
                <text:p>384.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6.515">
                <text:p>496.515</text:p>
              </table:table-cell>
              <table:table-cell office:value-type="float" office:value="594.04">
                <text:p>594.04</text:p>
              </table:table-cell>
              <table:table-cell office:value-type="float" office:value="633.0475">
                <text:p>633.0475</text:p>
              </table:table-cell>
              <table:table-cell office:value-type="float" office:value="342.81">
                <text:p>342.81</text:p>
              </table:table-cell>
              <table:table-cell office:value-type="float" office:value="417.603333333333">
                <text:p>417.603333333333</text:p>
              </table:table-cell>
              <table:table-cell office:value-type="float" office:value="374.305">
                <text:p>374.3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3.265">
                <text:p>513.265</text:p>
              </table:table-cell>
              <table:table-cell office:value-type="float" office:value="605.716666666667">
                <text:p>605.716666666667</text:p>
              </table:table-cell>
              <table:table-cell office:value-type="float" office:value="652.1775">
                <text:p>652.1775</text:p>
              </table:table-cell>
              <table:table-cell office:value-type="float" office:value="251.995">
                <text:p>251.995</text:p>
              </table:table-cell>
              <table:table-cell office:value-type="float" office:value="424.463333333333">
                <text:p>424.463333333333</text:p>
              </table:table-cell>
              <table:table-cell office:value-type="float" office:value="307.715">
                <text:p>307.7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47.55">
                <text:p>547.55</text:p>
              </table:table-cell>
              <table:table-cell office:value-type="float" office:value="682.796666666667">
                <text:p>682.796666666667</text:p>
              </table:table-cell>
              <table:table-cell office:value-type="float" office:value="674.0025">
                <text:p>674.0025</text:p>
              </table:table-cell>
              <table:table-cell office:value-type="float" office:value="437.445">
                <text:p>437.445</text:p>
              </table:table-cell>
              <table:table-cell office:value-type="float" office:value="470.67">
                <text:p>470.67</text:p>
              </table:table-cell>
              <table:table-cell office:value-type="float" office:value="472.32">
                <text:p>472.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64.58">
                <text:p>564.58</text:p>
              </table:table-cell>
              <table:table-cell office:value-type="float" office:value="726.173333333333">
                <text:p>726.173333333333</text:p>
              </table:table-cell>
              <table:table-cell office:value-type="float" office:value="741.1725">
                <text:p>741.1725</text:p>
              </table:table-cell>
              <table:table-cell office:value-type="float" office:value="437.565">
                <text:p>437.565</text:p>
              </table:table-cell>
              <table:table-cell office:value-type="float" office:value="492.643333333333">
                <text:p>492.643333333333</text:p>
              </table:table-cell>
              <table:table-cell office:value-type="float" office:value="498.8575">
                <text:p>498.85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82.14">
                <text:p>682.14</text:p>
              </table:table-cell>
              <table:table-cell office:value-type="float" office:value="811.203333333333">
                <text:p>811.203333333333</text:p>
              </table:table-cell>
              <table:table-cell office:value-type="float" office:value="868.5775">
                <text:p>868.5775</text:p>
              </table:table-cell>
              <table:table-cell office:value-type="float" office:value="561.24">
                <text:p>561.24</text:p>
              </table:table-cell>
              <table:table-cell office:value-type="float" office:value="619.893333333333">
                <text:p>619.893333333333</text:p>
              </table:table-cell>
              <table:table-cell office:value-type="float" office:value="622.7925">
                <text:p>622.79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11.465">
                <text:p>811.465</text:p>
              </table:table-cell>
              <table:table-cell office:value-type="float" office:value="1021.27666666667">
                <text:p>1021.27666666667</text:p>
              </table:table-cell>
              <table:table-cell office:value-type="float" office:value="1114.61">
                <text:p>1114.61</text:p>
              </table:table-cell>
              <table:table-cell office:value-type="float" office:value="694.09">
                <text:p>694.09</text:p>
              </table:table-cell>
              <table:table-cell office:value-type="float" office:value="841.226666666667">
                <text:p>841.226666666667</text:p>
              </table:table-cell>
              <table:table-cell office:value-type="float" office:value="981.0175">
                <text:p>981.0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59.905">
                <text:p>1059.905</text:p>
              </table:table-cell>
              <table:table-cell office:value-type="float" office:value="1385.97">
                <text:p>1385.97</text:p>
              </table:table-cell>
              <table:table-cell office:value-type="float" office:value="1547.7825">
                <text:p>1547.7825</text:p>
              </table:table-cell>
              <table:table-cell office:value-type="float" office:value="721.095">
                <text:p>721.095</text:p>
              </table:table-cell>
              <table:table-cell office:value-type="float" office:value="1087.27333333333">
                <text:p>1087.27333333333</text:p>
              </table:table-cell>
              <table:table-cell office:value-type="float" office:value="1322.5675">
                <text:p>1322.56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80.495">
                <text:p>1080.495</text:p>
              </table:table-cell>
              <table:table-cell office:value-type="float" office:value="1870.50666666667">
                <text:p>1870.50666666667</text:p>
              </table:table-cell>
              <table:table-cell office:value-type="float" office:value="2263.29">
                <text:p>2263.29</text:p>
              </table:table-cell>
              <table:table-cell office:value-type="float" office:value="1304.995">
                <text:p>1304.995</text:p>
              </table:table-cell>
              <table:table-cell office:value-type="float" office:value="1645.61333333333">
                <text:p>1645.61333333333</text:p>
              </table:table-cell>
              <table:table-cell office:value-type="float" office:value="1890.15">
                <text:p>1890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200" chart:maximum="10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023cm" svg:height="20.729cm" xlink:href=".." xlink:type="simple" chart:class="chart:line" chart:style-name="ch1">
        <chart:legend chart:legend-position="end" svg:x="27.874cm" svg:y="8.562cm" style:legend-expansion="high" chart:style-name="ch2"/>
        <chart:plot-area chart:style-name="ch3" table:cell-range-address="IMB.C115:IMB.C167 IMB.I65:IMB.K65 IMB.G71:IMB.G111 IMB.G115:IMB.G167 IMB.G173:IMB.G238 IMB.I66:IMB.K66 IMB.G245:IMB.G285 IMB.G289:IMB.G341 IMB.G347:IMB.G412" chart:data-source-has-labels="both" svg:x="1.682cm" svg:y="1.791cm" svg:width="24.872cm" svg:height="17.532cm">
          <chartooo:coordinate-region svg:x="2.746cm" svg:y="1.996cm" svg:width="23.808cm" svg:height="16.671cm"/>
          <chart:axis chart:dimension="x" chart:name="primary-x" chart:style-name="ch4" chartooo:axis-type="auto">
            <chartooo:date-scale/>
            <chart:title svg:x="12.422cm" svg:y="19.738cm" chart:style-name="ch5">
              <text:p>Message Size (Bytes)</text:p>
            </chart:title>
            <chart:categories table:cell-range-address="IMB.C115:IMB.C167"/>
          </chart:axis>
          <chart:axis chart:dimension="y" chart:name="primary-y" chart:style-name="ch6">
            <chart:title svg:x="0.451cm" svg:y="12.38cm" chart:style-name="ch7">
              <text:p>Latency (microseconds)</text:p>
            </chart:title>
            <chart:grid chart:style-name="ch8" chart:class="major"/>
          </chart:axis>
          <chart:series chart:style-name="ch9" chart:values-cell-range-address="IMB.G71:IMB.G111" chart:label-cell-address="IMB.I65:IMB.I65" chart:class="chart:line">
            <chart:data-point chart:repeated="14"/>
          </chart:series>
          <chart:series chart:style-name="ch10" chart:values-cell-range-address="IMB.G115:IMB.G167" chart:label-cell-address="IMB.J65:IMB.J65" chart:class="chart:line">
            <chart:data-point chart:repeated="14"/>
          </chart:series>
          <chart:series chart:style-name="ch11" chart:values-cell-range-address="IMB.G173:IMB.G238" chart:label-cell-address="IMB.K65:IMB.K65" chart:class="chart:line">
            <chart:data-point chart:repeated="14"/>
          </chart:series>
          <chart:series chart:style-name="ch12" chart:values-cell-range-address="IMB.G245:IMB.G285" chart:label-cell-address="IMB.I66:IMB.I66" chart:class="chart:line">
            <chart:data-point chart:repeated="15"/>
          </chart:series>
          <chart:series chart:style-name="ch13" chart:values-cell-range-address="IMB.G289:IMB.G341" chart:label-cell-address="IMB.J66:IMB.J66" chart:class="chart:line">
            <chart:data-point chart:repeated="14"/>
          </chart:series>
          <chart:series chart:style-name="ch14" chart:values-cell-range-address="IMB.G347:IMB.G412" chart:label-cell-address="IMB.K66:IMB.K66" chart:class="chart:line">
            <chart:data-point chart:repeated="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P, 4 Processes</text:p>
                <draw:g>
                  <svg:desc>IMB.I65:IMB.I65</svg:desc>
                </draw:g>
              </table:table-cell>
              <table:table-cell office:value-type="string">
                <text:p>TCP, 6 Processes</text:p>
                <draw:g>
                  <svg:desc>IMB.J65:IMB.J65</svg:desc>
                </draw:g>
              </table:table-cell>
              <table:table-cell office:value-type="string">
                <text:p>TCP, 8 Processes</text:p>
                <draw:g>
                  <svg:desc>IMB.K65:IMB.K65</svg:desc>
                </draw:g>
              </table:table-cell>
              <table:table-cell office:value-type="string">
                <text:p>RoCE, 4 Processes</text:p>
                <draw:g>
                  <svg:desc>IMB.I66:IMB.I66</svg:desc>
                </draw:g>
              </table:table-cell>
              <table:table-cell office:value-type="string">
                <text:p>RoCE, 6 Processes</text:p>
                <draw:g>
                  <svg:desc>IMB.J66:IMB.J66</svg:desc>
                </draw:g>
              </table:table-cell>
              <table:table-cell office:value-type="string">
                <text:p>RoCE, 8 Processes</text:p>
                <draw:g>
                  <svg:desc>IMB.K66:IMB.K6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IMB.C115:IMB.C167</svg:desc>
                </draw:g>
              </table:table-cell>
              <table:table-cell office:value-type="float" office:value="457.065">
                <text:p>457.065</text:p>
                <draw:g>
                  <svg:desc>IMB.G71:IMB.G111</svg:desc>
                </draw:g>
              </table:table-cell>
              <table:table-cell office:value-type="float" office:value="570.033333333333">
                <text:p>570.033333333333</text:p>
                <draw:g>
                  <svg:desc>IMB.G115:IMB.G167</svg:desc>
                </draw:g>
              </table:table-cell>
              <table:table-cell office:value-type="float" office:value="624.125">
                <text:p>624.125</text:p>
                <draw:g>
                  <svg:desc>IMB.G173:IMB.G238</svg:desc>
                </draw:g>
              </table:table-cell>
              <table:table-cell office:value-type="float" office:value="357.62">
                <text:p>357.62</text:p>
                <draw:g>
                  <svg:desc>IMB.G245:IMB.G285</svg:desc>
                </draw:g>
              </table:table-cell>
              <table:table-cell office:value-type="float" office:value="418.416666666667">
                <text:p>418.416666666667</text:p>
                <draw:g>
                  <svg:desc>IMB.G289:IMB.G341</svg:desc>
                </draw:g>
              </table:table-cell>
              <table:table-cell office:value-type="float" office:value="388.345">
                <text:p>388.345</text:p>
                <draw:g>
                  <svg:desc>IMB.G347:IMB.G41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56.765">
                <text:p>456.765</text:p>
              </table:table-cell>
              <table:table-cell office:value-type="float" office:value="571.38">
                <text:p>571.38</text:p>
              </table:table-cell>
              <table:table-cell office:value-type="float" office:value="623.87">
                <text:p>623.87</text:p>
              </table:table-cell>
              <table:table-cell office:value-type="float" office:value="357.845">
                <text:p>357.845</text:p>
              </table:table-cell>
              <table:table-cell office:value-type="float" office:value="423.236666666667">
                <text:p>423.236666666667</text:p>
              </table:table-cell>
              <table:table-cell office:value-type="float" office:value="389.2225">
                <text:p>389.222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8.515">
                <text:p>458.515</text:p>
              </table:table-cell>
              <table:table-cell office:value-type="float" office:value="571.723333333333">
                <text:p>571.723333333333</text:p>
              </table:table-cell>
              <table:table-cell office:value-type="float" office:value="624.06">
                <text:p>624.06</text:p>
              </table:table-cell>
              <table:table-cell office:value-type="float" office:value="358.31">
                <text:p>358.31</text:p>
              </table:table-cell>
              <table:table-cell office:value-type="float" office:value="428.72">
                <text:p>428.72</text:p>
              </table:table-cell>
              <table:table-cell office:value-type="float" office:value="384.9225">
                <text:p>384.922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58.015">
                <text:p>458.015</text:p>
              </table:table-cell>
              <table:table-cell office:value-type="float" office:value="572.92">
                <text:p>572.92</text:p>
              </table:table-cell>
              <table:table-cell office:value-type="float" office:value="624.2">
                <text:p>624.2</text:p>
              </table:table-cell>
              <table:table-cell office:value-type="float" office:value="356.5">
                <text:p>356.5</text:p>
              </table:table-cell>
              <table:table-cell office:value-type="float" office:value="430.53">
                <text:p>430.53</text:p>
              </table:table-cell>
              <table:table-cell office:value-type="float" office:value="386.8075">
                <text:p>386.807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1.485">
                <text:p>461.485</text:p>
              </table:table-cell>
              <table:table-cell office:value-type="float" office:value="575.026666666667">
                <text:p>575.026666666667</text:p>
              </table:table-cell>
              <table:table-cell office:value-type="float" office:value="624.8425">
                <text:p>624.8425</text:p>
              </table:table-cell>
              <table:table-cell office:value-type="float" office:value="356.09">
                <text:p>356.09</text:p>
              </table:table-cell>
              <table:table-cell office:value-type="float" office:value="438.516666666667">
                <text:p>438.516666666667</text:p>
              </table:table-cell>
              <table:table-cell office:value-type="float" office:value="386.79">
                <text:p>386.7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78.77">
                <text:p>478.77</text:p>
              </table:table-cell>
              <table:table-cell office:value-type="float" office:value="593.603333333333">
                <text:p>593.603333333333</text:p>
              </table:table-cell>
              <table:table-cell office:value-type="float" office:value="624.9025">
                <text:p>624.9025</text:p>
              </table:table-cell>
              <table:table-cell office:value-type="float" office:value="353.31">
                <text:p>353.31</text:p>
              </table:table-cell>
              <table:table-cell office:value-type="float" office:value="442.093333333333">
                <text:p>442.093333333333</text:p>
              </table:table-cell>
              <table:table-cell office:value-type="float" office:value="384.96">
                <text:p>384.9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96.515">
                <text:p>496.515</text:p>
              </table:table-cell>
              <table:table-cell office:value-type="float" office:value="594.04">
                <text:p>594.04</text:p>
              </table:table-cell>
              <table:table-cell office:value-type="float" office:value="633.0475">
                <text:p>633.0475</text:p>
              </table:table-cell>
              <table:table-cell office:value-type="float" office:value="342.81">
                <text:p>342.81</text:p>
              </table:table-cell>
              <table:table-cell office:value-type="float" office:value="417.603333333333">
                <text:p>417.603333333333</text:p>
              </table:table-cell>
              <table:table-cell office:value-type="float" office:value="374.305">
                <text:p>374.30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513.265">
                <text:p>513.265</text:p>
              </table:table-cell>
              <table:table-cell office:value-type="float" office:value="605.716666666667">
                <text:p>605.716666666667</text:p>
              </table:table-cell>
              <table:table-cell office:value-type="float" office:value="652.1775">
                <text:p>652.1775</text:p>
              </table:table-cell>
              <table:table-cell office:value-type="float" office:value="251.995">
                <text:p>251.995</text:p>
              </table:table-cell>
              <table:table-cell office:value-type="float" office:value="424.463333333333">
                <text:p>424.463333333333</text:p>
              </table:table-cell>
              <table:table-cell office:value-type="float" office:value="307.715">
                <text:p>307.71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47.55">
                <text:p>547.55</text:p>
              </table:table-cell>
              <table:table-cell office:value-type="float" office:value="682.796666666667">
                <text:p>682.796666666667</text:p>
              </table:table-cell>
              <table:table-cell office:value-type="float" office:value="674.0025">
                <text:p>674.0025</text:p>
              </table:table-cell>
              <table:table-cell office:value-type="float" office:value="437.445">
                <text:p>437.445</text:p>
              </table:table-cell>
              <table:table-cell office:value-type="float" office:value="470.67">
                <text:p>470.67</text:p>
              </table:table-cell>
              <table:table-cell office:value-type="float" office:value="472.32">
                <text:p>472.32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564.58">
                <text:p>564.58</text:p>
              </table:table-cell>
              <table:table-cell office:value-type="float" office:value="726.173333333333">
                <text:p>726.173333333333</text:p>
              </table:table-cell>
              <table:table-cell office:value-type="float" office:value="741.1725">
                <text:p>741.1725</text:p>
              </table:table-cell>
              <table:table-cell office:value-type="float" office:value="437.565">
                <text:p>437.565</text:p>
              </table:table-cell>
              <table:table-cell office:value-type="float" office:value="492.643333333333">
                <text:p>492.643333333333</text:p>
              </table:table-cell>
              <table:table-cell office:value-type="float" office:value="498.8575">
                <text:p>498.857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82.14">
                <text:p>682.14</text:p>
              </table:table-cell>
              <table:table-cell office:value-type="float" office:value="811.203333333333">
                <text:p>811.203333333333</text:p>
              </table:table-cell>
              <table:table-cell office:value-type="float" office:value="868.5775">
                <text:p>868.5775</text:p>
              </table:table-cell>
              <table:table-cell office:value-type="float" office:value="561.24">
                <text:p>561.24</text:p>
              </table:table-cell>
              <table:table-cell office:value-type="float" office:value="619.893333333333">
                <text:p>619.893333333333</text:p>
              </table:table-cell>
              <table:table-cell office:value-type="float" office:value="622.7925">
                <text:p>622.792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811.465">
                <text:p>811.465</text:p>
              </table:table-cell>
              <table:table-cell office:value-type="float" office:value="1021.27666666667">
                <text:p>1021.27666666667</text:p>
              </table:table-cell>
              <table:table-cell office:value-type="float" office:value="1114.61">
                <text:p>1114.61</text:p>
              </table:table-cell>
              <table:table-cell office:value-type="float" office:value="694.09">
                <text:p>694.09</text:p>
              </table:table-cell>
              <table:table-cell office:value-type="float" office:value="841.226666666667">
                <text:p>841.226666666667</text:p>
              </table:table-cell>
              <table:table-cell office:value-type="float" office:value="981.0175">
                <text:p>981.017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059.905">
                <text:p>1059.905</text:p>
              </table:table-cell>
              <table:table-cell office:value-type="float" office:value="1385.97">
                <text:p>1385.97</text:p>
              </table:table-cell>
              <table:table-cell office:value-type="float" office:value="1547.7825">
                <text:p>1547.7825</text:p>
              </table:table-cell>
              <table:table-cell office:value-type="float" office:value="721.095">
                <text:p>721.095</text:p>
              </table:table-cell>
              <table:table-cell office:value-type="float" office:value="1087.27333333333">
                <text:p>1087.27333333333</text:p>
              </table:table-cell>
              <table:table-cell office:value-type="float" office:value="1322.5675">
                <text:p>1322.5675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080.495">
                <text:p>1080.495</text:p>
              </table:table-cell>
              <table:table-cell office:value-type="float" office:value="1870.50666666667">
                <text:p>1870.50666666667</text:p>
              </table:table-cell>
              <table:table-cell office:value-type="float" office:value="2263.29">
                <text:p>2263.29</text:p>
              </table:table-cell>
              <table:table-cell office:value-type="float" office:value="1304.995">
                <text:p>1304.995</text:p>
              </table:table-cell>
              <table:table-cell office:value-type="float" office:value="1645.61333333333">
                <text:p>1645.61333333333</text:p>
              </table:table-cell>
              <table:table-cell office:value-type="float" office:value="1890.15">
                <text:p>1890.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